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4538386" calcext:value-type="float">
            <text:p>0.0453838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05355533" calcext:value-type="float">
            <text:p>0.09053555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356127867" calcext:value-type="float">
            <text:p>0.13561278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066034" calcext:value-type="float">
            <text:p>0.1806603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256971267" calcext:value-type="float">
            <text:p>0.22569712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7073154" calcext:value-type="float">
            <text:p>0.270731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157660733" calcext:value-type="float">
            <text:p>0.31576607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6079938" calcext:value-type="float">
            <text:p>0.3607993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058276133" calcext:value-type="float">
            <text:p>0.40582761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4508455533" calcext:value-type="float">
            <text:p>0.45084555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958476267" calcext:value-type="float">
            <text:p>0.49584762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408288333" calcext:value-type="float">
            <text:p>0.54082883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5857855667" calcext:value-type="float">
            <text:p>0.58578556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63071626" calcext:value-type="float">
            <text:p>0.6307162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6756219" calcext:value-type="float">
            <text:p>0.675621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2050662" calcext:value-type="float">
            <text:p>0.7205066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7653798267" calcext:value-type="float">
            <text:p>0.765379826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102796933" calcext:value-type="float">
            <text:p>0.81027969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8550378333" calcext:value-type="float">
            <text:p>0.855037833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8998459533" calcext:value-type="float">
            <text:p>0.89984595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446704867" calcext:value-type="float">
            <text:p>0.94467048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895113467" calcext:value-type="float">
            <text:p>0.98951134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0343700467" calcext:value-type="float">
            <text:p>1.034370046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07924668" calcext:value-type="float">
            <text:p>1.0792466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1241391533" calcext:value-type="float">
            <text:p>1.124139153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1690431333" calcext:value-type="float">
            <text:p>1.169043133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2139523333" calcext:value-type="float">
            <text:p>1.2139523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.25885904" calcext:value-type="float">
            <text:p>1.2588590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3037547867" calcext:value-type="float">
            <text:p>1.303754786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3486309867" calcext:value-type="float">
            <text:p>1.34863098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3934793867" calcext:value-type="float">
            <text:p>1.39347938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.43829208" calcext:value-type="float">
            <text:p>1.43829208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48306048" calcext:value-type="float">
            <text:p>1.4830604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.5277718267" calcext:value-type="float">
            <text:p>1.527771826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5723969333" calcext:value-type="float">
            <text:p>1.57239693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6168274" calcext:value-type="float">
            <text:p>1.616827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6592860933" calcext:value-type="float">
            <text:p>1.659286093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70472404" calcext:value-type="float">
            <text:p>1.70472404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7498318" calcext:value-type="float">
            <text:p>1.749831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7948581333" calcext:value-type="float">
            <text:p>1.79485813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8398582067" calcext:value-type="float">
            <text:p>1.839858206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.8848531133" calcext:value-type="float">
            <text:p>1.88485311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9298516267" calcext:value-type="float">
            <text:p>1.929851626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.97485604" calcext:value-type="float">
            <text:p>1.9748560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0198645467" calcext:value-type="float">
            <text:p>2.019864546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.0648727067" calcext:value-type="float">
            <text:p>2.06487270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10987456" calcext:value-type="float">
            <text:p>2.1098745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1548636533" calcext:value-type="float">
            <text:p>2.15486365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.19983394" calcext:value-type="float">
            <text:p>2.1998339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24478046" calcext:value-type="float">
            <text:p>2.2447804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2896998" calcext:value-type="float">
            <text:p>2.2896998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.3345900333" calcext:value-type="float">
            <text:p>2.3345900333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.3794498" calcext:value-type="float">
            <text:p>2.379449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4242743733" calcext:value-type="float">
            <text:p>2.4242743733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.4690294" calcext:value-type="float">
            <text:p>2.469029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.5143978267" calcext:value-type="float">
            <text:p>2.514397826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.55932302" calcext:value-type="float">
            <text:p>2.5593230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.60421962" calcext:value-type="float">
            <text:p>2.6042196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.64911366" calcext:value-type="float">
            <text:p>2.6491136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6940138467" calcext:value-type="float">
            <text:p>2.694013846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2.73892328" calcext:value-type="float">
            <text:p>2.7389232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2.7838417" calcext:value-type="float">
            <text:p>2.783841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.82876636" calcext:value-type="float">
            <text:p>2.8287663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.8736926867" calcext:value-type="float">
            <text:p>2.873692686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.9186149133" calcext:value-type="float">
            <text:p>2.918614913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.9635267067" calcext:value-type="float">
            <text:p>2.9635267067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3.0084217" calcext:value-type="float">
            <text:p>3.0084217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.0532938467" calcext:value-type="float">
            <text:p>3.0532938467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3.09813742" calcext:value-type="float">
            <text:p>3.09813742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1429463267" calcext:value-type="float">
            <text:p>3.142946326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3.18771184" calcext:value-type="float">
            <text:p>3.1877118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2324153533" calcext:value-type="float">
            <text:p>3.232415353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3.2769969867" calcext:value-type="float">
            <text:p>3.2769969867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3.32100794" calcext:value-type="float">
            <text:p>3.3210079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.3666839933" calcext:value-type="float">
            <text:p>3.366683993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3.4118228267" calcext:value-type="float">
            <text:p>3.411822826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3.4568633" calcext:value-type="float">
            <text:p>3.456863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.5018721133" calcext:value-type="float">
            <text:p>3.501872113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.5468726533" calcext:value-type="float">
            <text:p>3.54687265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.5918750733" calcext:value-type="float">
            <text:p>3.591875073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3.6368832667" calcext:value-type="float">
            <text:p>3.636883266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.6818973533" calcext:value-type="float">
            <text:p>3.681897353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.7269149733" calcext:value-type="float">
            <text:p>3.726914973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3.7719322467" calcext:value-type="float">
            <text:p>3.7719322467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.81694464" calcext:value-type="float">
            <text:p>3.8169446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.86194782" calcext:value-type="float">
            <text:p>3.8619478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3.9069384867" calcext:value-type="float">
            <text:p>3.9069384867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3.9519151733" calcext:value-type="float">
            <text:p>3.951915173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3.9968791067" calcext:value-type="float">
            <text:p>3.996879106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.0418354933" calcext:value-type="float">
            <text:p>4.041835493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.08679706" calcext:value-type="float">
            <text:p>4.08679706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.1318032133" calcext:value-type="float">
            <text:p>4.1318032133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.1777956067" calcext:value-type="float">
            <text:p>4.1777956067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.2225522933" calcext:value-type="float">
            <text:p>4.2225522933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4.2673961733" calcext:value-type="float">
            <text:p>4.2673961733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.3122816" calcext:value-type="float">
            <text:p>4.312281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.3572011733" calcext:value-type="float">
            <text:p>4.357201173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.40215244" calcext:value-type="float">
            <text:p>4.40215244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4.4471326133" calcext:value-type="float">
            <text:p>4.447132613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.4921371267" calcext:value-type="float">
            <text:p>4.492137126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4.5371592867" calcext:value-type="float">
            <text:p>4.537159286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4.58219046" calcext:value-type="float">
            <text:p>4.5821904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4.62722056" calcext:value-type="float">
            <text:p>4.62722056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4.6722386933" calcext:value-type="float">
            <text:p>4.6722386933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4.7172338" calcext:value-type="float">
            <text:p>4.717233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4.7621950867" calcext:value-type="float">
            <text:p>4.7621950867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4.8071118933" calcext:value-type="float">
            <text:p>4.8071118933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4.8519721" calcext:value-type="float">
            <text:p>4.8519721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4.8967563133" calcext:value-type="float">
            <text:p>4.896756313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4.9414141733" calcext:value-type="float">
            <text:p>4.941414173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.9856790933" calcext:value-type="float">
            <text:p>4.985679093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.0323490067" calcext:value-type="float">
            <text:p>5.032349006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5.077613" calcext:value-type="float">
            <text:p>5.07761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5.1227150667" calcext:value-type="float">
            <text:p>5.122715066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.1677630067" calcext:value-type="float">
            <text:p>5.167763006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5.2127917933" calcext:value-type="float">
            <text:p>5.212791793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5.2578168733" calcext:value-type="float">
            <text:p>5.257816873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.3028448667" calcext:value-type="float">
            <text:p>5.3028448667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5.3478771" calcext:value-type="float">
            <text:p>5.347877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.3929113867" calcext:value-type="float">
            <text:p>5.392911386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5.4379433667" calcext:value-type="float">
            <text:p>5.4379433667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.48296766" calcext:value-type="float">
            <text:p>5.4829676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.5279789467" calcext:value-type="float">
            <text:p>5.5279789467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.57297294" calcext:value-type="float">
            <text:p>5.57297294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.6179472" calcext:value-type="float">
            <text:p>5.6179472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5.6629018667" calcext:value-type="float">
            <text:p>5.6629018667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5.7078404733" calcext:value-type="float">
            <text:p>5.70784047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5.7527718733" calcext:value-type="float">
            <text:p>5.7527718733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5.7977194733" calcext:value-type="float">
            <text:p>5.7977194733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.8428670333" calcext:value-type="float">
            <text:p>5.8428670333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float" office:value="5.8875784867" calcext:value-type="float">
            <text:p>5.8875784867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5.93238588" calcext:value-type="float">
            <text:p>5.93238588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5.9772251333" calcext:value-type="float">
            <text:p>5.9772251333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6.0220877267" calcext:value-type="float">
            <text:p>6.022087726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6.0669711667" calcext:value-type="float">
            <text:p>6.0669711667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.1118731" calcext:value-type="float">
            <text:p>6.111873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6.1567899067" calcext:value-type="float">
            <text:p>6.1567899067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6.2017164267" calcext:value-type="float">
            <text:p>6.2017164267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6.2466461133" calcext:value-type="float">
            <text:p>6.2466461133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6.2915714733" calcext:value-type="float">
            <text:p>6.291571473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6.33648454" calcext:value-type="float">
            <text:p>6.33648454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6.3813773733" calcext:value-type="float">
            <text:p>6.3813773733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6.4262422867" calcext:value-type="float">
            <text:p>6.4262422867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6.47107158" calcext:value-type="float">
            <text:p>6.4710715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6.5158561333" calcext:value-type="float">
            <text:p>6.5158561333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6.5605807733" calcext:value-type="float">
            <text:p>6.5605807733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float" office:value="6.6052077067" calcext:value-type="float">
            <text:p>6.6052077067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6.64957804" calcext:value-type="float">
            <text:p>6.64957804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6.6939483733" calcext:value-type="float">
            <text:p>6.693948373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07579" calcext:value-type="float">
            <text:p>6.807579</text:p>
          </table:table-cell>
          <table:table-cell office:value-type="float" office:value="6.7393168933" calcext:value-type="float">
            <text:p>6.7393168933</text:p>
          </table:table-cell>
          <table:table-cell table:formula="of:=POWER([.C151]-6.75;2)" office:value-type="float" office:value="0.000114128768763588" calcext:value-type="float">
            <text:p>0.0001141288</text:p>
          </table:table-cell>
          <table:table-cell table:formula="of:=SQRT(SUM([.D151:.D250])/100)" office:value-type="float" office:value="0.00981050072278056" calcext:value-type="float">
            <text:p>0.009810500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772754" calcext:value-type="float">
            <text:p>6.772754</text:p>
          </table:table-cell>
          <table:table-cell office:value-type="float" office:value="6.7390585467" calcext:value-type="float">
            <text:p>6.7390585467</text:p>
          </table:table-cell>
          <table:table-cell table:formula="of:=POWER([.C152]-6.75;2)" office:value-type="float" office:value="0.000119715400316082" calcext:value-type="float">
            <text:p>0.000119715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61585" calcext:value-type="float">
            <text:p>6.761585</text:p>
          </table:table-cell>
          <table:table-cell office:value-type="float" office:value="6.7389635333" calcext:value-type="float">
            <text:p>6.7389635333</text:p>
          </table:table-cell>
          <table:table-cell table:formula="of:=POWER([.C153]-6.75;2)" office:value-type="float" office:value="0.000121803597220214" calcext:value-type="float">
            <text:p>0.000121803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757133" calcext:value-type="float">
            <text:p>6.757133</text:p>
          </table:table-cell>
          <table:table-cell office:value-type="float" office:value="6.7389197667" calcext:value-type="float">
            <text:p>6.7389197667</text:p>
          </table:table-cell>
          <table:table-cell table:formula="of:=POWER([.C154]-6.75;2)" office:value-type="float" office:value="0.000122771569982418" calcext:value-type="float">
            <text:p>0.000122771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755518" calcext:value-type="float">
            <text:p>6.755518</text:p>
          </table:table-cell>
          <table:table-cell office:value-type="float" office:value="6.7389007867" calcext:value-type="float">
            <text:p>6.7389007867</text:p>
          </table:table-cell>
          <table:table-cell table:formula="of:=POWER([.C155]-6.75;2)" office:value-type="float" office:value="0.000123192535878889" calcext:value-type="float">
            <text:p>0.000123192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755162" calcext:value-type="float">
            <text:p>6.755162</text:p>
          </table:table-cell>
          <table:table-cell office:value-type="float" office:value="6.7388953667" calcext:value-type="float">
            <text:p>6.7388953667</text:p>
          </table:table-cell>
          <table:table-cell table:formula="of:=POWER([.C156]-6.75;2)" office:value-type="float" office:value="0.000123312880727479" calcext:value-type="float">
            <text:p>0.000123312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5518" calcext:value-type="float">
            <text:p>6.75518</text:p>
          </table:table-cell>
          <table:table-cell office:value-type="float" office:value="6.73889702" calcext:value-type="float">
            <text:p>6.73889702</text:p>
          </table:table-cell>
          <table:table-cell table:formula="of:=POWER([.C157]-6.75;2)" office:value-type="float" office:value="0.00012327616488041" calcext:value-type="float">
            <text:p>0.000123276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754996" calcext:value-type="float">
            <text:p>6.754996</text:p>
          </table:table-cell>
          <table:table-cell office:value-type="float" office:value="6.7389015267" calcext:value-type="float">
            <text:p>6.7389015267</text:p>
          </table:table-cell>
          <table:table-cell table:formula="of:=POWER([.C158]-6.75;2)" office:value-type="float" office:value="0.000123176109590806" calcext:value-type="float">
            <text:p>0.000123176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754235" calcext:value-type="float">
            <text:p>6.754235</text:p>
          </table:table-cell>
          <table:table-cell office:value-type="float" office:value="6.7389062067" calcext:value-type="float">
            <text:p>6.7389062067</text:p>
          </table:table-cell>
          <table:table-cell table:formula="of:=POWER([.C159]-6.75;2)" office:value-type="float" office:value="0.000123072249783118" calcext:value-type="float">
            <text:p>0.000123072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752691" calcext:value-type="float">
            <text:p>6.752691</text:p>
          </table:table-cell>
          <table:table-cell office:value-type="float" office:value="6.7389096733" calcext:value-type="float">
            <text:p>6.7389096733</text:p>
          </table:table-cell>
          <table:table-cell table:formula="of:=POWER([.C160]-6.75;2)" office:value-type="float" office:value="0.000122995346312728" calcext:value-type="float">
            <text:p>0.000122995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750311" calcext:value-type="float">
            <text:p>6.750311</text:p>
          </table:table-cell>
          <table:table-cell office:value-type="float" office:value="6.7389117267" calcext:value-type="float">
            <text:p>6.7389117267</text:p>
          </table:table-cell>
          <table:table-cell table:formula="of:=POWER([.C161]-6.75;2)" office:value-type="float" office:value="0.000122949804775502" calcext:value-type="float">
            <text:p>0.000122949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747181" calcext:value-type="float">
            <text:p>6.747181</text:p>
          </table:table-cell>
          <table:table-cell office:value-type="float" office:value="6.73891326" calcext:value-type="float">
            <text:p>6.73891326</text:p>
          </table:table-cell>
          <table:table-cell table:formula="of:=POWER([.C162]-6.75;2)" office:value-type="float" office:value="0.000122915803827592" calcext:value-type="float">
            <text:p>0.000122915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74351" calcext:value-type="float">
            <text:p>6.74351</text:p>
          </table:table-cell>
          <table:table-cell office:value-type="float" office:value="6.7389161867" calcext:value-type="float">
            <text:p>6.7389161867</text:p>
          </table:table-cell>
          <table:table-cell table:formula="of:=POWER([.C163]-6.75;2)" office:value-type="float" office:value="0.000122850917269256" calcext:value-type="float">
            <text:p>0.000122850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739604" calcext:value-type="float">
            <text:p>6.739604</text:p>
          </table:table-cell>
          <table:table-cell office:value-type="float" office:value="6.7389233933" calcext:value-type="float">
            <text:p>6.7389233933</text:p>
          </table:table-cell>
          <table:table-cell table:formula="of:=POWER([.C164]-6.75;2)" office:value-type="float" office:value="0.000122691215986477" calcext:value-type="float">
            <text:p>0.0001226912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735846" calcext:value-type="float">
            <text:p>6.735846</text:p>
          </table:table-cell>
          <table:table-cell office:value-type="float" office:value="6.73893896" calcext:value-type="float">
            <text:p>6.73893896</text:p>
          </table:table-cell>
          <table:table-cell table:formula="of:=POWER([.C165]-6.75;2)" office:value-type="float" office:value="0.000122346605881589" calcext:value-type="float">
            <text:p>0.000122346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732708" calcext:value-type="float">
            <text:p>6.732708</text:p>
          </table:table-cell>
          <table:table-cell office:value-type="float" office:value="6.7389692733" calcext:value-type="float">
            <text:p>6.7389692733</text:p>
          </table:table-cell>
          <table:table-cell table:formula="of:=POWER([.C166]-6.75;2)" office:value-type="float" office:value="0.000121676931530084" calcext:value-type="float">
            <text:p>0.000121676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730981" calcext:value-type="float">
            <text:p>6.730981</text:p>
          </table:table-cell>
          <table:table-cell office:value-type="float" office:value="6.73902866" calcext:value-type="float">
            <text:p>6.73902866</text:p>
          </table:table-cell>
          <table:table-cell table:formula="of:=POWER([.C167]-6.75;2)" office:value-type="float" office:value="0.000120370301395605" calcext:value-type="float">
            <text:p>0.000120370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73498" calcext:value-type="float">
            <text:p>6.73498</text:p>
          </table:table-cell>
          <table:table-cell office:value-type="float" office:value="6.7391949667" calcext:value-type="float">
            <text:p>6.7391949667</text:p>
          </table:table-cell>
          <table:table-cell table:formula="of:=POWER([.C168]-6.75;2)" office:value-type="float" office:value="0.0001167487446141" calcext:value-type="float">
            <text:p>0.000116748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713721" calcext:value-type="float">
            <text:p>6.713721</text:p>
          </table:table-cell>
          <table:table-cell office:value-type="float" office:value="6.7388718733" calcext:value-type="float">
            <text:p>6.7388718733</text:p>
          </table:table-cell>
          <table:table-cell table:formula="of:=POWER([.C169]-6.75;2)" office:value-type="float" office:value="0.000123835203851255" calcext:value-type="float">
            <text:p>0.0001238352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721218" calcext:value-type="float">
            <text:p>6.721218</text:p>
          </table:table-cell>
          <table:table-cell office:value-type="float" office:value="6.738901" calcext:value-type="float">
            <text:p>6.738901</text:p>
          </table:table-cell>
          <table:table-cell table:formula="of:=POWER([.C170]-6.75;2)" office:value-type="float" office:value="0.000123187800999994" calcext:value-type="float">
            <text:p>0.000123187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72368" calcext:value-type="float">
            <text:p>6.72368</text:p>
          </table:table-cell>
          <table:table-cell office:value-type="float" office:value="6.73892238" calcext:value-type="float">
            <text:p>6.73892238</text:p>
          </table:table-cell>
          <table:table-cell table:formula="of:=POWER([.C171]-6.75;2)" office:value-type="float" office:value="0.0001227136648644" calcext:value-type="float">
            <text:p>0.000122713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726129" calcext:value-type="float">
            <text:p>6.726129</text:p>
          </table:table-cell>
          <table:table-cell office:value-type="float" office:value="6.7389550467" calcext:value-type="float">
            <text:p>6.7389550467</text:p>
          </table:table-cell>
          <table:table-cell table:formula="of:=POWER([.C172]-6.75;2)" office:value-type="float" office:value="0.000121990993399178" calcext:value-type="float">
            <text:p>0.00012199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728805" calcext:value-type="float">
            <text:p>6.728805</text:p>
          </table:table-cell>
          <table:table-cell office:value-type="float" office:value="6.7389958733" calcext:value-type="float">
            <text:p>6.7389958733</text:p>
          </table:table-cell>
          <table:table-cell table:formula="of:=POWER([.C173]-6.75;2)" office:value-type="float" office:value="0.000121090804429644" calcext:value-type="float">
            <text:p>0.0001210908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731495" calcext:value-type="float">
            <text:p>6.731495</text:p>
          </table:table-cell>
          <table:table-cell office:value-type="float" office:value="6.73904116" calcext:value-type="float">
            <text:p>6.73904116</text:p>
          </table:table-cell>
          <table:table-cell table:formula="of:=POWER([.C174]-6.75;2)" office:value-type="float" office:value="0.000120096174145596" calcext:value-type="float">
            <text:p>0.000120096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733871" calcext:value-type="float">
            <text:p>6.733871</text:p>
          </table:table-cell>
          <table:table-cell office:value-type="float" office:value="6.7390873733" calcext:value-type="float">
            <text:p>6.7390873733</text:p>
          </table:table-cell>
          <table:table-cell table:formula="of:=POWER([.C175]-6.75;2)" office:value-type="float" office:value="0.000119085421493546" calcext:value-type="float">
            <text:p>0.000119085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735597" calcext:value-type="float">
            <text:p>6.735597</text:p>
          </table:table-cell>
          <table:table-cell office:value-type="float" office:value="6.7391313933" calcext:value-type="float">
            <text:p>6.7391313933</text:p>
          </table:table-cell>
          <table:table-cell table:formula="of:=POWER([.C176]-6.75;2)" office:value-type="float" office:value="0.000118126611599283" calcext:value-type="float">
            <text:p>0.000118126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73638" calcext:value-type="float">
            <text:p>6.73638</text:p>
          </table:table-cell>
          <table:table-cell office:value-type="float" office:value="6.7391706533" calcext:value-type="float">
            <text:p>6.7391706533</text:p>
          </table:table-cell>
          <table:table-cell table:formula="of:=POWER([.C177]-6.75;2)" office:value-type="float" office:value="0.000117274749948792" calcext:value-type="float">
            <text:p>0.000117274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736006" calcext:value-type="float">
            <text:p>6.736006</text:p>
          </table:table-cell>
          <table:table-cell office:value-type="float" office:value="6.7392033" calcext:value-type="float">
            <text:p>6.7392033</text:p>
          </table:table-cell>
          <table:table-cell table:formula="of:=POWER([.C178]-6.75;2)" office:value-type="float" office:value="0.000116568730890005" calcext:value-type="float">
            <text:p>0.0001165687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734362" calcext:value-type="float">
            <text:p>6.734362</text:p>
          </table:table-cell>
          <table:table-cell office:value-type="float" office:value="6.7392282333" calcext:value-type="float">
            <text:p>6.7392282333</text:p>
          </table:table-cell>
          <table:table-cell table:formula="of:=POWER([.C179]-6.75;2)" office:value-type="float" office:value="0.00011603095783922" calcext:value-type="float">
            <text:p>0.00011603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3143" calcext:value-type="float">
            <text:p>6.73143</text:p>
          </table:table-cell>
          <table:table-cell office:value-type="float" office:value="6.7392450067" calcext:value-type="float">
            <text:p>6.7392450067</text:p>
          </table:table-cell>
          <table:table-cell table:formula="of:=POWER([.C180]-6.75;2)" office:value-type="float" office:value="0.000115669880883044" calcext:value-type="float">
            <text:p>0.00011566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72726" calcext:value-type="float">
            <text:p>6.72726</text:p>
          </table:table-cell>
          <table:table-cell office:value-type="float" office:value="6.7392535733" calcext:value-type="float">
            <text:p>6.7392535733</text:p>
          </table:table-cell>
          <table:table-cell table:formula="of:=POWER([.C181]-6.75;2)" office:value-type="float" office:value="0.000115485686818471" calcext:value-type="float">
            <text:p>0.000115485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721904" calcext:value-type="float">
            <text:p>6.721904</text:p>
          </table:table-cell>
          <table:table-cell office:value-type="float" office:value="6.73925374" calcext:value-type="float">
            <text:p>6.73925374</text:p>
          </table:table-cell>
          <table:table-cell table:formula="of:=POWER([.C182]-6.75;2)" office:value-type="float" office:value="0.000115482103987607" calcext:value-type="float">
            <text:p>0.000115482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71526" calcext:value-type="float">
            <text:p>6.71526</text:p>
          </table:table-cell>
          <table:table-cell office:value-type="float" office:value="6.7392440933" calcext:value-type="float">
            <text:p>6.7392440933</text:p>
          </table:table-cell>
          <table:table-cell table:formula="of:=POWER([.C183]-6.75;2)" office:value-type="float" office:value="0.000115689528939106" calcext:value-type="float">
            <text:p>0.000115689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706702" calcext:value-type="float">
            <text:p>6.706702</text:p>
          </table:table-cell>
          <table:table-cell office:value-type="float" office:value="6.73921936" calcext:value-type="float">
            <text:p>6.73921936</text:p>
          </table:table-cell>
          <table:table-cell table:formula="of:=POWER([.C184]-6.75;2)" office:value-type="float" office:value="0.000116222198809603" calcext:value-type="float">
            <text:p>0.000116222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693766" calcext:value-type="float">
            <text:p>6.693766</text:p>
          </table:table-cell>
          <table:table-cell office:value-type="float" office:value="6.7391616533" calcext:value-type="float">
            <text:p>6.7391616533</text:p>
          </table:table-cell>
          <table:table-cell table:formula="of:=POWER([.C185]-6.75;2)" office:value-type="float" office:value="0.0001174697591894" calcext:value-type="float">
            <text:p>0.00011746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66457" calcext:value-type="float">
            <text:p>6.66457</text:p>
          </table:table-cell>
          <table:table-cell office:value-type="float" office:value="6.73899244" calcext:value-type="float">
            <text:p>6.73899244</text:p>
          </table:table-cell>
          <table:table-cell table:formula="of:=POWER([.C186]-6.75;2)" office:value-type="float" office:value="0.000121166377153608" calcext:value-type="float">
            <text:p>0.000121166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368804" calcext:value-type="float">
            <text:p>6.368804</text:p>
          </table:table-cell>
          <table:table-cell office:value-type="float" office:value="6.7374898467" calcext:value-type="float">
            <text:p>6.7374898467</text:p>
          </table:table-cell>
          <table:table-cell table:formula="of:=POWER([.C187]-6.75;2)" office:value-type="float" office:value="0.000156503935589502" calcext:value-type="float">
            <text:p>0.000156503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815692" calcext:value-type="float">
            <text:p>6.815692</text:p>
          </table:table-cell>
          <table:table-cell office:value-type="float" office:value="6.74064138" calcext:value-type="float">
            <text:p>6.74064138</text:p>
          </table:table-cell>
          <table:table-cell table:formula="of:=POWER([.C188]-6.75;2)" office:value-type="float" office:value="0.000087583768304408" calcext:value-type="float">
            <text:p>8.7583768304408E-00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766164" calcext:value-type="float">
            <text:p>6.766164</text:p>
          </table:table-cell>
          <table:table-cell office:value-type="float" office:value="6.7403909067" calcext:value-type="float">
            <text:p>6.7403909067</text:p>
          </table:table-cell>
          <table:table-cell table:formula="of:=POWER([.C189]-6.75;2)" office:value-type="float" office:value="0.0000923346740481035" calcext:value-type="float">
            <text:p>9.23346740481035E-00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75395" calcext:value-type="float">
            <text:p>6.75395</text:p>
          </table:table-cell>
          <table:table-cell office:value-type="float" office:value="6.74036952" calcext:value-type="float">
            <text:p>6.74036952</text:p>
          </table:table-cell>
          <table:table-cell table:formula="of:=POWER([.C190]-6.75;2)" office:value-type="float" office:value="0.0000927461450304042" calcext:value-type="float">
            <text:p>9.27461450304042E-00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750011" calcext:value-type="float">
            <text:p>6.750011</text:p>
          </table:table-cell>
          <table:table-cell office:value-type="float" office:value="6.7403942133" calcext:value-type="float">
            <text:p>6.7403942133</text:p>
          </table:table-cell>
          <table:table-cell table:formula="of:=POWER([.C191]-6.75;2)" office:value-type="float" office:value="0.0000922711381258949" calcext:value-type="float">
            <text:p>9.22711381258949E-00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749236" calcext:value-type="float">
            <text:p>6.749236</text:p>
          </table:table-cell>
          <table:table-cell office:value-type="float" office:value="6.74043454" calcext:value-type="float">
            <text:p>6.74043454</text:p>
          </table:table-cell>
          <table:table-cell table:formula="of:=POWER([.C192]-6.75;2)" office:value-type="float" office:value="0.0000914980250116026" calcext:value-type="float">
            <text:p>0.000091498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49777" calcext:value-type="float">
            <text:p>6.749777</text:p>
          </table:table-cell>
          <table:table-cell office:value-type="float" office:value="6.74048006" calcext:value-type="float">
            <text:p>6.74048006</text:p>
          </table:table-cell>
          <table:table-cell table:formula="of:=POWER([.C193]-6.75;2)" office:value-type="float" office:value="0.0000906292576035937" calcext:value-type="float">
            <text:p>9.06292576035937E-00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50662" calcext:value-type="float">
            <text:p>6.750662</text:p>
          </table:table-cell>
          <table:table-cell office:value-type="float" office:value="6.7405256" calcext:value-type="float">
            <text:p>6.7405256</text:p>
          </table:table-cell>
          <table:table-cell table:formula="of:=POWER([.C194]-6.75;2)" office:value-type="float" office:value="0.0000897642553600041" calcext:value-type="float">
            <text:p>8.97642553600041E-00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751276" calcext:value-type="float">
            <text:p>6.751276</text:p>
          </table:table-cell>
          <table:table-cell office:value-type="float" office:value="6.7405681733" calcext:value-type="float">
            <text:p>6.7405681733</text:p>
          </table:table-cell>
          <table:table-cell table:formula="of:=POWER([.C195]-6.75;2)" office:value-type="float" office:value="0.0000889593548988367" calcext:value-type="float">
            <text:p>8.89593548988367E-005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751224" calcext:value-type="float">
            <text:p>6.751224</text:p>
          </table:table-cell>
          <table:table-cell office:value-type="float" office:value="6.74060618" calcext:value-type="float">
            <text:p>6.74060618</text:p>
          </table:table-cell>
          <table:table-cell table:formula="of:=POWER([.C196]-6.75;2)" office:value-type="float" office:value="0.0000882438541923937" calcext:value-type="float">
            <text:p>8.82438541923937E-00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750278" calcext:value-type="float">
            <text:p>6.750278</text:p>
          </table:table-cell>
          <table:table-cell office:value-type="float" office:value="6.74063916" calcext:value-type="float">
            <text:p>6.74063916</text:p>
          </table:table-cell>
          <table:table-cell table:formula="of:=POWER([.C197]-6.75;2)" office:value-type="float" office:value="0.0000876253255056048" calcext:value-type="float">
            <text:p>8.76253255056048E-00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748364" calcext:value-type="float">
            <text:p>6.748364</text:p>
          </table:table-cell>
          <table:table-cell office:value-type="float" office:value="6.7406677667" calcext:value-type="float">
            <text:p>6.7406677667</text:p>
          </table:table-cell>
          <table:table-cell table:formula="of:=POWER([.C198]-6.75;2)" office:value-type="float" office:value="0.000087090578365635" calcext:value-type="float">
            <text:p>8.7090578365635E-00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45543" calcext:value-type="float">
            <text:p>6.745543</text:p>
          </table:table-cell>
          <table:table-cell office:value-type="float" office:value="6.7406937333" calcext:value-type="float">
            <text:p>6.7406937333</text:p>
          </table:table-cell>
          <table:table-cell table:formula="of:=POWER([.C199]-6.75;2)" office:value-type="float" office:value="0.0000866065998915353" calcext:value-type="float">
            <text:p>8.66065998915353E-00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41978" calcext:value-type="float">
            <text:p>6.741978</text:p>
          </table:table-cell>
          <table:table-cell office:value-type="float" office:value="6.7407198533" calcext:value-type="float">
            <text:p>6.7407198533</text:p>
          </table:table-cell>
          <table:table-cell table:formula="of:=POWER([.C200]-6.75;2)" office:value-type="float" office:value="0.0000861211227735228" calcext:value-type="float">
            <text:p>8.61211227735228E-00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37901" calcext:value-type="float">
            <text:p>6.737901</text:p>
          </table:table-cell>
          <table:table-cell office:value-type="float" office:value="6.7407501" calcext:value-type="float">
            <text:p>6.7407501</text:p>
          </table:table-cell>
          <table:table-cell table:formula="of:=POWER([.C201]-6.75;2)" office:value-type="float" office:value="0.0000855606500100068" calcext:value-type="float">
            <text:p>8.55606500100068E-005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33535" calcext:value-type="float">
            <text:p>6.733535</text:p>
          </table:table-cell>
          <table:table-cell office:value-type="float" office:value="6.7407899133" calcext:value-type="float">
            <text:p>6.7407899133</text:p>
          </table:table-cell>
          <table:table-cell table:formula="of:=POWER([.C202]-6.75;2)" office:value-type="float" office:value="0.0000848256970215089" calcext:value-type="float">
            <text:p>8.48256970215089E-005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28965" calcext:value-type="float">
            <text:p>6.728965</text:p>
          </table:table-cell>
          <table:table-cell office:value-type="float" office:value="6.7408475" calcext:value-type="float">
            <text:p>6.7408475</text:p>
          </table:table-cell>
          <table:table-cell table:formula="of:=POWER([.C203]-6.75;2)" office:value-type="float" office:value="0.0000837682562499981" calcext:value-type="float">
            <text:p>8.37682562499981E-00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23686" calcext:value-type="float">
            <text:p>6.723686</text:p>
          </table:table-cell>
          <table:table-cell office:value-type="float" office:value="6.7409386667" calcext:value-type="float">
            <text:p>6.7409386667</text:p>
          </table:table-cell>
          <table:table-cell table:formula="of:=POWER([.C204]-6.75;2)" office:value-type="float" office:value="0.0000821077611736894" calcext:value-type="float">
            <text:p>8.21077611736894E-005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13254" calcext:value-type="float">
            <text:p>6.713254</text:p>
          </table:table-cell>
          <table:table-cell office:value-type="float" office:value="6.7411175333" calcext:value-type="float">
            <text:p>6.7411175333</text:p>
          </table:table-cell>
          <table:table-cell table:formula="of:=POWER([.C205]-6.75;2)" office:value-type="float" office:value="0.0000788982146766135" calcext:value-type="float">
            <text:p>7.88982146766135E-00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805264" calcext:value-type="float">
            <text:p>6.805264</text:p>
          </table:table-cell>
          <table:table-cell office:value-type="float" office:value="6.7403111533" calcext:value-type="float">
            <text:p>6.7403111533</text:p>
          </table:table-cell>
          <table:table-cell table:formula="of:=POWER([.C206]-6.75;2)" office:value-type="float" office:value="0.0000938737503760929" calcext:value-type="float">
            <text:p>9.38737503760929E-005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738779" calcext:value-type="float">
            <text:p>6.738779</text:p>
          </table:table-cell>
          <table:table-cell office:value-type="float" office:value="6.7397379" calcext:value-type="float">
            <text:p>6.7397379</text:p>
          </table:table-cell>
          <table:table-cell table:formula="of:=POWER([.C207]-6.75;2)" office:value-type="float" office:value="0.000105310696410006" calcext:value-type="float">
            <text:p>0.000105310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73449" calcext:value-type="float">
            <text:p>6.73449</text:p>
          </table:table-cell>
          <table:table-cell office:value-type="float" office:value="6.7396651133" calcext:value-type="float">
            <text:p>6.7396651133</text:p>
          </table:table-cell>
          <table:table-cell table:formula="of:=POWER([.C208]-6.75;2)" office:value-type="float" office:value="0.000106809883101836" calcext:value-type="float">
            <text:p>0.000106809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734106" calcext:value-type="float">
            <text:p>6.734106</text:p>
          </table:table-cell>
          <table:table-cell office:value-type="float" office:value="6.7396556933" calcext:value-type="float">
            <text:p>6.7396556933</text:p>
          </table:table-cell>
          <table:table-cell table:formula="of:=POWER([.C209]-6.75;2)" office:value-type="float" office:value="0.000107004681103674" calcext:value-type="float">
            <text:p>0.000107004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735028" calcext:value-type="float">
            <text:p>6.735028</text:p>
          </table:table-cell>
          <table:table-cell office:value-type="float" office:value="6.7396801733" calcext:value-type="float">
            <text:p>6.7396801733</text:p>
          </table:table-cell>
          <table:table-cell table:formula="of:=POWER([.C210]-6.75;2)" office:value-type="float" office:value="0.000106498823118032" calcext:value-type="float">
            <text:p>0.0001064988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736415" calcext:value-type="float">
            <text:p>6.736415</text:p>
          </table:table-cell>
          <table:table-cell office:value-type="float" office:value="6.73972864" calcext:value-type="float">
            <text:p>6.73972864</text:p>
          </table:table-cell>
          <table:table-cell table:formula="of:=POWER([.C211]-6.75;2)" office:value-type="float" office:value="0.000105500836249599" calcext:value-type="float">
            <text:p>0.0001055008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737763" calcext:value-type="float">
            <text:p>6.737763</text:p>
          </table:table-cell>
          <table:table-cell office:value-type="float" office:value="6.7397958067" calcext:value-type="float">
            <text:p>6.7397958067</text:p>
          </table:table-cell>
          <table:table-cell table:formula="of:=POWER([.C212]-6.75;2)" office:value-type="float" office:value="0.000104125560903763" calcext:value-type="float">
            <text:p>0.000104125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38699" calcext:value-type="float">
            <text:p>6.738699</text:p>
          </table:table-cell>
          <table:table-cell office:value-type="float" office:value="6.73987786" calcext:value-type="float">
            <text:p>6.73987786</text:p>
          </table:table-cell>
          <table:table-cell table:formula="of:=POWER([.C213]-6.75;2)" office:value-type="float" office:value="0.0001024577181796" calcext:value-type="float">
            <text:p>0.000102457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38949" calcext:value-type="float">
            <text:p>6.738949</text:p>
          </table:table-cell>
          <table:table-cell office:value-type="float" office:value="6.7399714733" calcext:value-type="float">
            <text:p>6.7399714733</text:p>
          </table:table-cell>
          <table:table-cell table:formula="of:=POWER([.C214]-6.75;2)" office:value-type="float" office:value="0.000100571347772617" calcext:value-type="float">
            <text:p>0.0001005713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38334" calcext:value-type="float">
            <text:p>6.738334</text:p>
          </table:table-cell>
          <table:table-cell office:value-type="float" office:value="6.74007342" calcext:value-type="float">
            <text:p>6.74007342</text:p>
          </table:table-cell>
          <table:table-cell table:formula="of:=POWER([.C215]-6.75;2)" office:value-type="float" office:value="0.0000985369904964026" calcext:value-type="float">
            <text:p>0.000098537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36769" calcext:value-type="float">
            <text:p>6.736769</text:p>
          </table:table-cell>
          <table:table-cell office:value-type="float" office:value="6.7401803667" calcext:value-type="float">
            <text:p>6.7401803667</text:p>
          </table:table-cell>
          <table:table-cell table:formula="of:=POWER([.C216]-6.75;2)" office:value-type="float" office:value="0.0000964251981464736" calcext:value-type="float">
            <text:p>9.64251981464736E-00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734249" calcext:value-type="float">
            <text:p>6.734249</text:p>
          </table:table-cell>
          <table:table-cell office:value-type="float" office:value="6.7402888067" calcext:value-type="float">
            <text:p>6.7402888067</text:p>
          </table:table-cell>
          <table:table-cell table:formula="of:=POWER([.C217]-6.75;2)" office:value-type="float" office:value="0.0000943072753099698" calcext:value-type="float">
            <text:p>9.43072753099698E-00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730822" calcext:value-type="float">
            <text:p>6.730822</text:p>
          </table:table-cell>
          <table:table-cell office:value-type="float" office:value="6.7403949667" calcext:value-type="float">
            <text:p>6.7403949667</text:p>
          </table:table-cell>
          <table:table-cell table:formula="of:=POWER([.C218]-6.75;2)" office:value-type="float" office:value="0.0000922566646941037" calcext:value-type="float">
            <text:p>9.22566646941037E-00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726536" calcext:value-type="float">
            <text:p>6.726536</text:p>
          </table:table-cell>
          <table:table-cell office:value-type="float" office:value="6.7404946" calcext:value-type="float">
            <text:p>6.7404946</text:p>
          </table:table-cell>
          <table:table-cell table:formula="of:=POWER([.C219]-6.75;2)" office:value-type="float" office:value="0.0000903526291600021" calcext:value-type="float">
            <text:p>9.03526291600021E-00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21336" calcext:value-type="float">
            <text:p>6.721336</text:p>
          </table:table-cell>
          <table:table-cell office:value-type="float" office:value="6.7405823467" calcext:value-type="float">
            <text:p>6.7405823467</text:p>
          </table:table-cell>
          <table:table-cell table:formula="of:=POWER([.C220]-6.75;2)" office:value-type="float" office:value="0.0000886921936789987" calcext:value-type="float">
            <text:p>8.86921936789987E-00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714827" calcext:value-type="float">
            <text:p>6.714827</text:p>
          </table:table-cell>
          <table:table-cell office:value-type="float" office:value="6.7406499133" calcext:value-type="float">
            <text:p>6.7406499133</text:p>
          </table:table-cell>
          <table:table-cell table:formula="of:=POWER([.C221]-6.75;2)" office:value-type="float" office:value="0.0000874241212975093" calcext:value-type="float">
            <text:p>8.74241212975093E-005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705527" calcext:value-type="float">
            <text:p>6.705527</text:p>
          </table:table-cell>
          <table:table-cell office:value-type="float" office:value="6.74067966" calcext:value-type="float">
            <text:p>6.74067966</text:p>
          </table:table-cell>
          <table:table-cell table:formula="of:=POWER([.C222]-6.75;2)" office:value-type="float" office:value="0.0000868687377156069" calcext:value-type="float">
            <text:p>8.68687377156069E-0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687245" calcext:value-type="float">
            <text:p>6.687245</text:p>
          </table:table-cell>
          <table:table-cell office:value-type="float" office:value="6.7406136733" calcext:value-type="float">
            <text:p>6.7406136733</text:p>
          </table:table-cell>
          <table:table-cell table:formula="of:=POWER([.C223]-6.75;2)" office:value-type="float" office:value="0.0000881031289191257" calcext:value-type="float">
            <text:p>8.81031289191257E-00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01643" calcext:value-type="float">
            <text:p>6.601643</text:p>
          </table:table-cell>
          <table:table-cell office:value-type="float" office:value="6.73997066" calcext:value-type="float">
            <text:p>6.73997066</text:p>
          </table:table-cell>
          <table:table-cell table:formula="of:=POWER([.C224]-6.75;2)" office:value-type="float" office:value="0.0001005876608356" calcext:value-type="float">
            <text:p>0.0001005877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851408" calcext:value-type="float">
            <text:p>6.851408</text:p>
          </table:table-cell>
          <table:table-cell office:value-type="float" office:value="6.74197718" calcext:value-type="float">
            <text:p>6.74197718</text:p>
          </table:table-cell>
          <table:table-cell table:formula="of:=POWER([.C225]-6.75;2)" office:value-type="float" office:value="0.000064365640752398" calcext:value-type="float">
            <text:p>6.4365640752398E-00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70825" calcext:value-type="float">
            <text:p>6.770825</text:p>
          </table:table-cell>
          <table:table-cell office:value-type="float" office:value="6.7416062067" calcext:value-type="float">
            <text:p>6.7416062067</text:p>
          </table:table-cell>
          <table:table-cell table:formula="of:=POWER([.C226]-6.75;2)" office:value-type="float" office:value="0.0000704557659631213" calcext:value-type="float">
            <text:p>7.04557659631213E-00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56071" calcext:value-type="float">
            <text:p>6.756071</text:p>
          </table:table-cell>
          <table:table-cell office:value-type="float" office:value="6.74163488" calcext:value-type="float">
            <text:p>6.74163488</text:p>
          </table:table-cell>
          <table:table-cell table:formula="of:=POWER([.C227]-6.75;2)" office:value-type="float" office:value="0.0000699752326143945" calcext:value-type="float">
            <text:p>6.99752326143945E-005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51322" calcext:value-type="float">
            <text:p>6.751322</text:p>
          </table:table-cell>
          <table:table-cell office:value-type="float" office:value="6.7417097467" calcext:value-type="float">
            <text:p>6.7417097467</text:p>
          </table:table-cell>
          <table:table-cell table:formula="of:=POWER([.C228]-6.75;2)" office:value-type="float" office:value="0.0000687282997781645" calcext:value-type="float">
            <text:p>6.87282997781645E-005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50081" calcext:value-type="float">
            <text:p>6.750081</text:p>
          </table:table-cell>
          <table:table-cell office:value-type="float" office:value="6.74179426" calcext:value-type="float">
            <text:p>6.74179426</text:p>
          </table:table-cell>
          <table:table-cell table:formula="of:=POWER([.C229]-6.75;2)" office:value-type="float" office:value="0.000067334168947603" calcext:value-type="float">
            <text:p>6.7334168947603E-005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750363" calcext:value-type="float">
            <text:p>6.750363</text:p>
          </table:table-cell>
          <table:table-cell office:value-type="float" office:value="6.7418785467" calcext:value-type="float">
            <text:p>6.7418785467</text:p>
          </table:table-cell>
          <table:table-cell table:formula="of:=POWER([.C230]-6.75;2)" office:value-type="float" office:value="0.0000659580037040849" calcext:value-type="float">
            <text:p>0.00006595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51229" calcext:value-type="float">
            <text:p>6.751229</text:p>
          </table:table-cell>
          <table:table-cell office:value-type="float" office:value="6.7419580933" calcext:value-type="float">
            <text:p>6.7419580933</text:p>
          </table:table-cell>
          <table:table-cell table:formula="of:=POWER([.C231]-6.75;2)" office:value-type="float" office:value="0.0000646722633715038" calcext:value-type="float">
            <text:p>6.46722633715038E-00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52113" calcext:value-type="float">
            <text:p>6.752113</text:p>
          </table:table-cell>
          <table:table-cell office:value-type="float" office:value="6.74202986" calcext:value-type="float">
            <text:p>6.74202986</text:p>
          </table:table-cell>
          <table:table-cell table:formula="of:=POWER([.C232]-6.75;2)" office:value-type="float" office:value="0.0000635231316196047" calcext:value-type="float">
            <text:p>6.35231316196047E-00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52643" calcext:value-type="float">
            <text:p>6.752643</text:p>
          </table:table-cell>
          <table:table-cell office:value-type="float" office:value="6.74209142" calcext:value-type="float">
            <text:p>6.74209142</text:p>
          </table:table-cell>
          <table:table-cell table:formula="of:=POWER([.C233]-6.75;2)" office:value-type="float" office:value="0.0000625456376163938" calcext:value-type="float">
            <text:p>6.25456376163938E-00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52591" calcext:value-type="float">
            <text:p>6.752591</text:p>
          </table:table-cell>
          <table:table-cell office:value-type="float" office:value="6.7421408467" calcext:value-type="float">
            <text:p>6.7421408467</text:p>
          </table:table-cell>
          <table:table-cell table:formula="of:=POWER([.C234]-6.75;2)" office:value-type="float" office:value="0.0000617662905929023" calcext:value-type="float">
            <text:p>6.17662905929023E-005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751859" calcext:value-type="float">
            <text:p>6.751859</text:p>
          </table:table-cell>
          <table:table-cell office:value-type="float" office:value="6.7421768533" calcext:value-type="float">
            <text:p>6.7421768533</text:p>
          </table:table-cell>
          <table:table-cell table:formula="of:=POWER([.C235]-6.75;2)" office:value-type="float" office:value="0.0000612016242897184" calcext:value-type="float">
            <text:p>6.12016242897184E-005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50477" calcext:value-type="float">
            <text:p>6.750477</text:p>
          </table:table-cell>
          <table:table-cell office:value-type="float" office:value="6.7421989267" calcext:value-type="float">
            <text:p>6.7421989267</text:p>
          </table:table-cell>
          <table:table-cell table:formula="of:=POWER([.C236]-6.75;2)" office:value-type="float" office:value="0.0000608567446319662" calcext:value-type="float">
            <text:p>6.08567446319662E-00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486" calcext:value-type="float">
            <text:p>6.7486</text:p>
          </table:table-cell>
          <table:table-cell office:value-type="float" office:value="6.74220742" calcext:value-type="float">
            <text:p>6.74220742</text:p>
          </table:table-cell>
          <table:table-cell table:formula="of:=POWER([.C237]-6.75;2)" office:value-type="float" office:value="0.0000607243030564042" calcext:value-type="float">
            <text:p>6.07243030564042E-00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46503" calcext:value-type="float">
            <text:p>6.746503</text:p>
          </table:table-cell>
          <table:table-cell office:value-type="float" office:value="6.7422035133" calcext:value-type="float">
            <text:p>6.7422035133</text:p>
          </table:table-cell>
          <table:table-cell table:formula="of:=POWER([.C238]-6.75;2)" office:value-type="float" office:value="0.0000607852048632803" calcext:value-type="float">
            <text:p>6.07852048632803E-005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4459" calcext:value-type="float">
            <text:p>6.74459</text:p>
          </table:table-cell>
          <table:table-cell office:value-type="float" office:value="6.74218914" calcext:value-type="float">
            <text:p>6.74218914</text:p>
          </table:table-cell>
          <table:table-cell table:formula="of:=POWER([.C239]-6.75;2)" office:value-type="float" office:value="0.0000610095339396031" calcext:value-type="float">
            <text:p>6.10095339396031E-00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743458" calcext:value-type="float">
            <text:p>6.743458</text:p>
          </table:table-cell>
          <table:table-cell office:value-type="float" office:value="6.7421669267" calcext:value-type="float">
            <text:p>6.7421669267</text:p>
          </table:table-cell>
          <table:table-cell table:formula="of:=POWER([.C240]-6.75;2)" office:value-type="float" office:value="0.0000613570373231667" calcext:value-type="float">
            <text:p>0.00006135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744235" calcext:value-type="float">
            <text:p>6.744235</text:p>
          </table:table-cell>
          <table:table-cell office:value-type="float" office:value="6.7421409133" calcext:value-type="float">
            <text:p>6.7421409133</text:p>
          </table:table-cell>
          <table:table-cell table:formula="of:=POWER([.C241]-6.75;2)" office:value-type="float" office:value="0.0000617652437581154" calcext:value-type="float">
            <text:p>6.17652437581154E-00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750923" calcext:value-type="float">
            <text:p>6.750923</text:p>
          </table:table-cell>
          <table:table-cell office:value-type="float" office:value="6.7421241933" calcext:value-type="float">
            <text:p>6.7421241933</text:p>
          </table:table-cell>
          <table:table-cell table:formula="of:=POWER([.C242]-6.75;2)" office:value-type="float" office:value="0.0000620283311757577" calcext:value-type="float">
            <text:p>6.20283311757577E-00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98859" calcext:value-type="float">
            <text:p>6.898859</text:p>
          </table:table-cell>
          <table:table-cell office:value-type="float" office:value="6.7426667667" calcext:value-type="float">
            <text:p>6.7426667667</text:p>
          </table:table-cell>
          <table:table-cell table:formula="of:=POWER([.C243]-6.75;2)" office:value-type="float" office:value="0.0000537763106322259" calcext:value-type="float">
            <text:p>5.37763106322259E-00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713503" calcext:value-type="float">
            <text:p>6.713503</text:p>
          </table:table-cell>
          <table:table-cell office:value-type="float" office:value="6.7414583667" calcext:value-type="float">
            <text:p>6.7414583667</text:p>
          </table:table-cell>
          <table:table-cell table:formula="of:=POWER([.C244]-6.75;2)" office:value-type="float" office:value="0.0000729594994316711" calcext:value-type="float">
            <text:p>7.29594994316711E-00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726582" calcext:value-type="float">
            <text:p>6.726582</text:p>
          </table:table-cell>
          <table:table-cell office:value-type="float" office:value="6.7415334867" calcext:value-type="float">
            <text:p>6.7415334867</text:p>
          </table:table-cell>
          <table:table-cell table:formula="of:=POWER([.C245]-6.75;2)" office:value-type="float" office:value="0.0000716818474590793" calcext:value-type="float">
            <text:p>7.16818474590793E-0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32814" calcext:value-type="float">
            <text:p>6.732814</text:p>
          </table:table-cell>
          <table:table-cell office:value-type="float" office:value="6.7415452533" calcext:value-type="float">
            <text:p>6.7415452533</text:p>
          </table:table-cell>
          <table:table-cell table:formula="of:=POWER([.C246]-6.75;2)" office:value-type="float" office:value="0.0000714827417611611" calcext:value-type="float">
            <text:p>7.14827417611611E-005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37936" calcext:value-type="float">
            <text:p>6.737936</text:p>
          </table:table-cell>
          <table:table-cell office:value-type="float" office:value="6.74153674" calcext:value-type="float">
            <text:p>6.74153674</text:p>
          </table:table-cell>
          <table:table-cell table:formula="of:=POWER([.C247]-6.75;2)" office:value-type="float" office:value="0.0000716267698276014" calcext:value-type="float">
            <text:p>7.16267698276014E-00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4269" calcext:value-type="float">
            <text:p>6.74269</text:p>
          </table:table-cell>
          <table:table-cell office:value-type="float" office:value="6.7415148067" calcext:value-type="float">
            <text:p>6.7415148067</text:p>
          </table:table-cell>
          <table:table-cell table:formula="of:=POWER([.C248]-6.75;2)" office:value-type="float" office:value="0.00007199850533837" calcext:value-type="float">
            <text:p>7.199850533837E-005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47026" calcext:value-type="float">
            <text:p>6.747026</text:p>
          </table:table-cell>
          <table:table-cell office:value-type="float" office:value="6.7414803" calcext:value-type="float">
            <text:p>6.7414803</text:p>
          </table:table-cell>
          <table:table-cell table:formula="of:=POWER([.C249]-6.75;2)" office:value-type="float" office:value="0.0000725852880899984" calcext:value-type="float">
            <text:p>7.25852880899984E-005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50677" calcext:value-type="float">
            <text:p>6.750677</text:p>
          </table:table-cell>
          <table:table-cell office:value-type="float" office:value="6.7414325667" calcext:value-type="float">
            <text:p>6.7414325667</text:p>
          </table:table-cell>
          <table:table-cell table:formula="of:=POWER([.C250]-6.75;2)" office:value-type="float" office:value="0.0000734009133499429" calcext:value-type="float">
            <text:p>7.34009133499429E-00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53324" calcext:value-type="float">
            <text:p>6.753324</text:p>
          </table:table-cell>
          <table:table-cell office:value-type="float" office:value="6.7413708867" calcext:value-type="float">
            <text:p>6.7413708867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54676" calcext:value-type="float">
            <text:p>6.754676</text:p>
          </table:table-cell>
          <table:table-cell office:value-type="float" office:value="6.7412951533" calcext:value-type="float">
            <text:p>6.7412951533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754515" calcext:value-type="float">
            <text:p>6.754515</text:p>
          </table:table-cell>
          <table:table-cell office:value-type="float" office:value="6.7412062" calcext:value-type="float">
            <text:p>6.7412062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75272" calcext:value-type="float">
            <text:p>6.75272</text:p>
          </table:table-cell>
          <table:table-cell office:value-type="float" office:value="6.74110592" calcext:value-type="float">
            <text:p>6.74110592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749266" calcext:value-type="float">
            <text:p>6.749266</text:p>
          </table:table-cell>
          <table:table-cell office:value-type="float" office:value="6.7409970867" calcext:value-type="float">
            <text:p>6.7409970867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744193" calcext:value-type="float">
            <text:p>6.744193</text:p>
          </table:table-cell>
          <table:table-cell office:value-type="float" office:value="6.7408829333" calcext:value-type="float">
            <text:p>6.740882933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737521" calcext:value-type="float">
            <text:p>6.737521</text:p>
          </table:table-cell>
          <table:table-cell office:value-type="float" office:value="6.7407662533" calcext:value-type="float">
            <text:p>6.7407662533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729031" calcext:value-type="float">
            <text:p>6.729031</text:p>
          </table:table-cell>
          <table:table-cell office:value-type="float" office:value="6.7406476067" calcext:value-type="float">
            <text:p>6.740647606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717632" calcext:value-type="float">
            <text:p>6.717632</text:p>
          </table:table-cell>
          <table:table-cell office:value-type="float" office:value="6.7405206867" calcext:value-type="float">
            <text:p>6.7405206867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698679" calcext:value-type="float">
            <text:p>6.698679</text:p>
          </table:table-cell>
          <table:table-cell office:value-type="float" office:value="6.7403538067" calcext:value-type="float">
            <text:p>6.740353806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639738" calcext:value-type="float">
            <text:p>6.639738</text:p>
          </table:table-cell>
          <table:table-cell office:value-type="float" office:value="6.7399302467" calcext:value-type="float">
            <text:p>6.7399302467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000487" calcext:value-type="float">
            <text:p>7.000487</text:p>
          </table:table-cell>
          <table:table-cell office:value-type="float" office:value="6.74263538" calcext:value-type="float">
            <text:p>6.74263538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89599" calcext:value-type="float">
            <text:p>6.789599</text:p>
          </table:table-cell>
          <table:table-cell office:value-type="float" office:value="6.74126996" calcext:value-type="float">
            <text:p>6.74126996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6531" calcext:value-type="float">
            <text:p>6.76531</text:p>
          </table:table-cell>
          <table:table-cell office:value-type="float" office:value="6.7411425067" calcext:value-type="float">
            <text:p>6.7411425067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57191" calcext:value-type="float">
            <text:p>6.757191</text:p>
          </table:table-cell>
          <table:table-cell office:value-type="float" office:value="6.7411249467" calcext:value-type="float">
            <text:p>6.7411249467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754318" calcext:value-type="float">
            <text:p>6.754318</text:p>
          </table:table-cell>
          <table:table-cell office:value-type="float" office:value="6.7411449533" calcext:value-type="float">
            <text:p>6.7411449533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753762" calcext:value-type="float">
            <text:p>6.753762</text:p>
          </table:table-cell>
          <table:table-cell office:value-type="float" office:value="6.7411822" calcext:value-type="float">
            <text:p>6.7411822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754199" calcext:value-type="float">
            <text:p>6.754199</text:p>
          </table:table-cell>
          <table:table-cell office:value-type="float" office:value="6.7412268933" calcext:value-type="float">
            <text:p>6.7412268933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754835" calcext:value-type="float">
            <text:p>6.754835</text:p>
          </table:table-cell>
          <table:table-cell office:value-type="float" office:value="6.7412729333" calcext:value-type="float">
            <text:p>6.741272933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55143" calcext:value-type="float">
            <text:p>6.755143</text:p>
          </table:table-cell>
          <table:table-cell office:value-type="float" office:value="6.74131624" calcext:value-type="float">
            <text:p>6.74131624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754797" calcext:value-type="float">
            <text:p>6.754797</text:p>
          </table:table-cell>
          <table:table-cell office:value-type="float" office:value="6.7413542667" calcext:value-type="float">
            <text:p>6.7413542667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753644" calcext:value-type="float">
            <text:p>6.753644</text:p>
          </table:table-cell>
          <table:table-cell office:value-type="float" office:value="6.74138576" calcext:value-type="float">
            <text:p>6.7413857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751693" calcext:value-type="float">
            <text:p>6.751693</text:p>
          </table:table-cell>
          <table:table-cell office:value-type="float" office:value="6.7414106133" calcext:value-type="float">
            <text:p>6.741410613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49099" calcext:value-type="float">
            <text:p>6.749099</text:p>
          </table:table-cell>
          <table:table-cell office:value-type="float" office:value="6.7414297333" calcext:value-type="float">
            <text:p>6.741429733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46139" calcext:value-type="float">
            <text:p>6.746139</text:p>
          </table:table-cell>
          <table:table-cell office:value-type="float" office:value="6.7414448933" calcext:value-type="float">
            <text:p>6.74144489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432" calcext:value-type="float">
            <text:p>6.7432</text:p>
          </table:table-cell>
          <table:table-cell office:value-type="float" office:value="6.7414586867" calcext:value-type="float">
            <text:p>6.741458686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740791" calcext:value-type="float">
            <text:p>6.740791</text:p>
          </table:table-cell>
          <table:table-cell office:value-type="float" office:value="6.74147474" calcext:value-type="float">
            <text:p>6.74147474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3971" calcext:value-type="float">
            <text:p>6.73971</text:p>
          </table:table-cell>
          <table:table-cell office:value-type="float" office:value="6.7414989933" calcext:value-type="float">
            <text:p>6.741498993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4214" calcext:value-type="float">
            <text:p>6.74214</text:p>
          </table:table-cell>
          <table:table-cell office:value-type="float" office:value="6.7415475933" calcext:value-type="float">
            <text:p>6.7415475933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72134" calcext:value-type="float">
            <text:p>6.772134</text:p>
          </table:table-cell>
          <table:table-cell office:value-type="float" office:value="6.7417879" calcext:value-type="float">
            <text:p>6.7417879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706718" calcext:value-type="float">
            <text:p>6.706718</text:p>
          </table:table-cell>
          <table:table-cell office:value-type="float" office:value="6.7413654" calcext:value-type="float">
            <text:p>6.741365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21109" calcext:value-type="float">
            <text:p>6.721109</text:p>
          </table:table-cell>
          <table:table-cell office:value-type="float" office:value="6.74148528" calcext:value-type="float">
            <text:p>6.74148528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25888" calcext:value-type="float">
            <text:p>6.725888</text:p>
          </table:table-cell>
          <table:table-cell office:value-type="float" office:value="6.74154516" calcext:value-type="float">
            <text:p>6.7415451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29389" calcext:value-type="float">
            <text:p>6.729389</text:p>
          </table:table-cell>
          <table:table-cell office:value-type="float" office:value="6.7416000933" calcext:value-type="float">
            <text:p>6.741600093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32516" calcext:value-type="float">
            <text:p>6.732516</text:p>
          </table:table-cell>
          <table:table-cell office:value-type="float" office:value="6.7416560133" calcext:value-type="float">
            <text:p>6.741656013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73529" calcext:value-type="float">
            <text:p>6.73529</text:p>
          </table:table-cell>
          <table:table-cell office:value-type="float" office:value="6.7417128067" calcext:value-type="float">
            <text:p>6.7417128067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737521" calcext:value-type="float">
            <text:p>6.737521</text:p>
          </table:table-cell>
          <table:table-cell office:value-type="float" office:value="6.74176866" calcext:value-type="float">
            <text:p>6.74176866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738978" calcext:value-type="float">
            <text:p>6.738978</text:p>
          </table:table-cell>
          <table:table-cell office:value-type="float" office:value="6.7418212067" calcext:value-type="float">
            <text:p>6.74182120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739453" calcext:value-type="float">
            <text:p>6.739453</text:p>
          </table:table-cell>
          <table:table-cell office:value-type="float" office:value="6.7418680733" calcext:value-type="float">
            <text:p>6.7418680733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738804" calcext:value-type="float">
            <text:p>6.738804</text:p>
          </table:table-cell>
          <table:table-cell office:value-type="float" office:value="6.74190726" calcext:value-type="float">
            <text:p>6.74190726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3696" calcext:value-type="float">
            <text:p>6.73696</text:p>
          </table:table-cell>
          <table:table-cell office:value-type="float" office:value="6.7419373333" calcext:value-type="float">
            <text:p>6.741937333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733925" calcext:value-type="float">
            <text:p>6.733925</text:p>
          </table:table-cell>
          <table:table-cell office:value-type="float" office:value="6.7419575333" calcext:value-type="float">
            <text:p>6.741957533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29737" calcext:value-type="float">
            <text:p>6.729737</text:p>
          </table:table-cell>
          <table:table-cell office:value-type="float" office:value="6.7419675733" calcext:value-type="float">
            <text:p>6.741967573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24394" calcext:value-type="float">
            <text:p>6.724394</text:p>
          </table:table-cell>
          <table:table-cell office:value-type="float" office:value="6.7419671933" calcext:value-type="float">
            <text:p>6.741967193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17683" calcext:value-type="float">
            <text:p>6.717683</text:p>
          </table:table-cell>
          <table:table-cell office:value-type="float" office:value="6.7419549533" calcext:value-type="float">
            <text:p>6.7419549533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08696" calcext:value-type="float">
            <text:p>6.708696</text:p>
          </table:table-cell>
          <table:table-cell office:value-type="float" office:value="6.7419249533" calcext:value-type="float">
            <text:p>6.7419249533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9404" calcext:value-type="float">
            <text:p>6.69404</text:p>
          </table:table-cell>
          <table:table-cell office:value-type="float" office:value="6.74185458" calcext:value-type="float">
            <text:p>6.7418545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5555" calcext:value-type="float">
            <text:p>6.65555</text:p>
          </table:table-cell>
          <table:table-cell office:value-type="float" office:value="6.7416207133" calcext:value-type="float">
            <text:p>6.7416207133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5555" calcext:value-type="float">
            <text:p>6.65555</text:p>
          </table:table-cell>
          <table:table-cell office:value-type="float" office:value="6.7416434467" calcext:value-type="float">
            <text:p>6.7416434467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805278" calcext:value-type="float">
            <text:p>6.805278</text:p>
          </table:table-cell>
          <table:table-cell office:value-type="float" office:value="6.7426658867" calcext:value-type="float">
            <text:p>6.742665886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768827" calcext:value-type="float">
            <text:p>6.768827</text:p>
          </table:table-cell>
          <table:table-cell office:value-type="float" office:value="6.7424491" calcext:value-type="float">
            <text:p>6.742449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758502" calcext:value-type="float">
            <text:p>6.758502</text:p>
          </table:table-cell>
          <table:table-cell office:value-type="float" office:value="6.7424070267" calcext:value-type="float">
            <text:p>6.742407026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75502" calcext:value-type="float">
            <text:p>6.75502</text:p>
          </table:table-cell>
          <table:table-cell office:value-type="float" office:value="6.7424110333" calcext:value-type="float">
            <text:p>6.7424110333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754286" calcext:value-type="float">
            <text:p>6.754286</text:p>
          </table:table-cell>
          <table:table-cell office:value-type="float" office:value="6.7424337533" calcext:value-type="float">
            <text:p>6.7424337533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754705" calcext:value-type="float">
            <text:p>6.754705</text:p>
          </table:table-cell>
          <table:table-cell office:value-type="float" office:value="6.7424644133" calcext:value-type="float">
            <text:p>6.742464413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5541" calcext:value-type="float">
            <text:p>6.75541</text:p>
          </table:table-cell>
          <table:table-cell office:value-type="float" office:value="6.74249704" calcext:value-type="float">
            <text:p>6.74249704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55856" calcext:value-type="float">
            <text:p>6.755856</text:p>
          </table:table-cell>
          <table:table-cell office:value-type="float" office:value="6.74252778" calcext:value-type="float">
            <text:p>6.74252778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55698" calcext:value-type="float">
            <text:p>6.755698</text:p>
          </table:table-cell>
          <table:table-cell office:value-type="float" office:value="6.7425541267" calcext:value-type="float">
            <text:p>6.7425541267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54755" calcext:value-type="float">
            <text:p>6.754755</text:p>
          </table:table-cell>
          <table:table-cell office:value-type="float" office:value="6.74257474" calcext:value-type="float">
            <text:p>6.74257474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752999" calcext:value-type="float">
            <text:p>6.752999</text:p>
          </table:table-cell>
          <table:table-cell office:value-type="float" office:value="6.7425893467" calcext:value-type="float">
            <text:p>6.742589346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750541" calcext:value-type="float">
            <text:p>6.750541</text:p>
          </table:table-cell>
          <table:table-cell office:value-type="float" office:value="6.7425986867" calcext:value-type="float">
            <text:p>6.742598686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74762" calcext:value-type="float">
            <text:p>6.74762</text:p>
          </table:table-cell>
          <table:table-cell office:value-type="float" office:value="6.7426043933" calcext:value-type="float">
            <text:p>6.742604393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44591" calcext:value-type="float">
            <text:p>6.744591</text:p>
          </table:table-cell>
          <table:table-cell office:value-type="float" office:value="6.74260888" calcext:value-type="float">
            <text:p>6.74260888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741939" calcext:value-type="float">
            <text:p>6.741939</text:p>
          </table:table-cell>
          <table:table-cell office:value-type="float" office:value="6.7426153467" calcext:value-type="float">
            <text:p>6.742615346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740393" calcext:value-type="float">
            <text:p>6.740393</text:p>
          </table:table-cell>
          <table:table-cell office:value-type="float" office:value="6.7426284" calcext:value-type="float">
            <text:p>6.7426284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741616" calcext:value-type="float">
            <text:p>6.741616</text:p>
          </table:table-cell>
          <table:table-cell office:value-type="float" office:value="6.7426581" calcext:value-type="float">
            <text:p>6.7426581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755927" calcext:value-type="float">
            <text:p>6.755927</text:p>
          </table:table-cell>
          <table:table-cell office:value-type="float" office:value="6.7427680267" calcext:value-type="float">
            <text:p>6.742768026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686516" calcext:value-type="float">
            <text:p>6.686516</text:p>
          </table:table-cell>
          <table:table-cell office:value-type="float" office:value="6.74237888" calcext:value-type="float">
            <text:p>6.74237888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1809" calcext:value-type="float">
            <text:p>6.71809</text:p>
          </table:table-cell>
          <table:table-cell office:value-type="float" office:value="6.7426309867" calcext:value-type="float">
            <text:p>6.742630986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24425" calcext:value-type="float">
            <text:p>6.724425</text:p>
          </table:table-cell>
          <table:table-cell office:value-type="float" office:value="6.7427130867" calcext:value-type="float">
            <text:p>6.742713086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2858" calcext:value-type="float">
            <text:p>6.72858</text:p>
          </table:table-cell>
          <table:table-cell office:value-type="float" office:value="6.7427825067" calcext:value-type="float">
            <text:p>6.7427825067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32253" calcext:value-type="float">
            <text:p>6.732253</text:p>
          </table:table-cell>
          <table:table-cell office:value-type="float" office:value="6.7428526067" calcext:value-type="float">
            <text:p>6.7428526067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35598" calcext:value-type="float">
            <text:p>6.735598</text:p>
          </table:table-cell>
          <table:table-cell office:value-type="float" office:value="6.74292624" calcext:value-type="float">
            <text:p>6.74292624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738427" calcext:value-type="float">
            <text:p>6.738427</text:p>
          </table:table-cell>
          <table:table-cell office:value-type="float" office:value="6.74300396" calcext:value-type="float">
            <text:p>6.7430039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40474" calcext:value-type="float">
            <text:p>6.740474</text:p>
          </table:table-cell>
          <table:table-cell office:value-type="float" office:value="6.74308572" calcext:value-type="float">
            <text:p>6.74308572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41486" calcext:value-type="float">
            <text:p>6.741486</text:p>
          </table:table-cell>
          <table:table-cell office:value-type="float" office:value="6.7431713467" calcext:value-type="float">
            <text:p>6.7431713467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41277" calcext:value-type="float">
            <text:p>6.741277</text:p>
          </table:table-cell>
          <table:table-cell office:value-type="float" office:value="6.7432607067" calcext:value-type="float">
            <text:p>6.7432607067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39746" calcext:value-type="float">
            <text:p>6.739746</text:p>
          </table:table-cell>
          <table:table-cell office:value-type="float" office:value="6.74335364" calcext:value-type="float">
            <text:p>6.74335364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36878" calcext:value-type="float">
            <text:p>6.736878</text:p>
          </table:table-cell>
          <table:table-cell office:value-type="float" office:value="6.7434497733" calcext:value-type="float">
            <text:p>6.74344977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32715" calcext:value-type="float">
            <text:p>6.732715</text:p>
          </table:table-cell>
          <table:table-cell office:value-type="float" office:value="6.7435481867" calcext:value-type="float">
            <text:p>6.743548186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27285" calcext:value-type="float">
            <text:p>6.727285</text:p>
          </table:table-cell>
          <table:table-cell office:value-type="float" office:value="6.7436468267" calcext:value-type="float">
            <text:p>6.743646826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720457" calcext:value-type="float">
            <text:p>6.720457</text:p>
          </table:table-cell>
          <table:table-cell office:value-type="float" office:value="6.7437413467" calcext:value-type="float">
            <text:p>6.743741346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71155" calcext:value-type="float">
            <text:p>6.71155</text:p>
          </table:table-cell>
          <table:table-cell office:value-type="float" office:value="6.74382206" calcext:value-type="float">
            <text:p>6.74382206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98046" calcext:value-type="float">
            <text:p>6.698046</text:p>
          </table:table-cell>
          <table:table-cell office:value-type="float" office:value="6.7438633333" calcext:value-type="float">
            <text:p>6.7438633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68384" calcext:value-type="float">
            <text:p>6.668384</text:p>
          </table:table-cell>
          <table:table-cell office:value-type="float" office:value="6.7437623667" calcext:value-type="float">
            <text:p>6.7437623667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439181" calcext:value-type="float">
            <text:p>6.439181</text:p>
          </table:table-cell>
          <table:table-cell office:value-type="float" office:value="6.7416548133" calcext:value-type="float">
            <text:p>6.7416548133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841534" calcext:value-type="float">
            <text:p>6.841534</text:p>
          </table:table-cell>
          <table:table-cell office:value-type="float" office:value="6.74449374" calcext:value-type="float">
            <text:p>6.7444937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78121" calcext:value-type="float">
            <text:p>6.778121</text:p>
          </table:table-cell>
          <table:table-cell office:value-type="float" office:value="6.7442232133" calcext:value-type="float">
            <text:p>6.744223213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62956" calcext:value-type="float">
            <text:p>6.762956</text:p>
          </table:table-cell>
          <table:table-cell office:value-type="float" office:value="6.7442572733" calcext:value-type="float">
            <text:p>6.7442572733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57654" calcext:value-type="float">
            <text:p>6.757654</text:p>
          </table:table-cell>
          <table:table-cell office:value-type="float" office:value="6.7443408067" calcext:value-type="float">
            <text:p>6.744340806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5606" calcext:value-type="float">
            <text:p>6.75606</text:p>
          </table:table-cell>
          <table:table-cell office:value-type="float" office:value="6.7444339" calcext:value-type="float">
            <text:p>6.744433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56064" calcext:value-type="float">
            <text:p>6.756064</text:p>
          </table:table-cell>
          <table:table-cell office:value-type="float" office:value="6.74452388" calcext:value-type="float">
            <text:p>6.74452388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56608" calcext:value-type="float">
            <text:p>6.756608</text:p>
          </table:table-cell>
          <table:table-cell office:value-type="float" office:value="6.7446053667" calcext:value-type="float">
            <text:p>6.744605366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57048" calcext:value-type="float">
            <text:p>6.757048</text:p>
          </table:table-cell>
          <table:table-cell office:value-type="float" office:value="6.7446759" calcext:value-type="float">
            <text:p>6.7446759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56977" calcext:value-type="float">
            <text:p>6.756977</text:p>
          </table:table-cell>
          <table:table-cell office:value-type="float" office:value="6.74473462" calcext:value-type="float">
            <text:p>6.74473462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756171" calcext:value-type="float">
            <text:p>6.756171</text:p>
          </table:table-cell>
          <table:table-cell office:value-type="float" office:value="6.7447817467" calcext:value-type="float">
            <text:p>6.744781746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754569" calcext:value-type="float">
            <text:p>6.754569</text:p>
          </table:table-cell>
          <table:table-cell office:value-type="float" office:value="6.7448183467" calcext:value-type="float">
            <text:p>6.744818346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752259" calcext:value-type="float">
            <text:p>6.752259</text:p>
          </table:table-cell>
          <table:table-cell office:value-type="float" office:value="6.74484616" calcext:value-type="float">
            <text:p>6.7448461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749461" calcext:value-type="float">
            <text:p>6.749461</text:p>
          </table:table-cell>
          <table:table-cell office:value-type="float" office:value="6.74486748" calcext:value-type="float">
            <text:p>6.7448674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746515" calcext:value-type="float">
            <text:p>6.746515</text:p>
          </table:table-cell>
          <table:table-cell office:value-type="float" office:value="6.7448851067" calcext:value-type="float">
            <text:p>6.7448851067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743873" calcext:value-type="float">
            <text:p>6.743873</text:p>
          </table:table-cell>
          <table:table-cell office:value-type="float" office:value="6.7449023933" calcext:value-type="float">
            <text:p>6.744902393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42173" calcext:value-type="float">
            <text:p>6.742173</text:p>
          </table:table-cell>
          <table:table-cell office:value-type="float" office:value="6.7449239733" calcext:value-type="float">
            <text:p>6.7449239733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4264" calcext:value-type="float">
            <text:p>6.74264</text:p>
          </table:table-cell>
          <table:table-cell office:value-type="float" office:value="6.7449593533" calcext:value-type="float">
            <text:p>6.7449593533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50516" calcext:value-type="float">
            <text:p>6.750516</text:p>
          </table:table-cell>
          <table:table-cell office:value-type="float" office:value="6.7450542667" calcext:value-type="float">
            <text:p>6.7450542667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592297" calcext:value-type="float">
            <text:p>6.592297</text:p>
          </table:table-cell>
          <table:table-cell office:value-type="float" office:value="6.74437996" calcext:value-type="float">
            <text:p>6.7443799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19276" calcext:value-type="float">
            <text:p>6.719276</text:p>
          </table:table-cell>
          <table:table-cell office:value-type="float" office:value="6.74524006" calcext:value-type="float">
            <text:p>6.7452400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727861" calcext:value-type="float">
            <text:p>6.727861</text:p>
          </table:table-cell>
          <table:table-cell office:value-type="float" office:value="6.7453029267" calcext:value-type="float">
            <text:p>6.745302926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33077" calcext:value-type="float">
            <text:p>6.733077</text:p>
          </table:table-cell>
          <table:table-cell office:value-type="float" office:value="6.7453366933" calcext:value-type="float">
            <text:p>6.7453366933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37778" calcext:value-type="float">
            <text:p>6.737778</text:p>
          </table:table-cell>
          <table:table-cell office:value-type="float" office:value="6.7453597867" calcext:value-type="float">
            <text:p>6.7453597867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742298" calcext:value-type="float">
            <text:p>6.742298</text:p>
          </table:table-cell>
          <table:table-cell office:value-type="float" office:value="6.7453737133" calcext:value-type="float">
            <text:p>6.745373713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74649" calcext:value-type="float">
            <text:p>6.74649</text:p>
          </table:table-cell>
          <table:table-cell office:value-type="float" office:value="6.7453768667" calcext:value-type="float">
            <text:p>6.745376866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750071" calcext:value-type="float">
            <text:p>6.750071</text:p>
          </table:table-cell>
          <table:table-cell office:value-type="float" office:value="6.74536696" calcext:value-type="float">
            <text:p>6.74536696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752741" calcext:value-type="float">
            <text:p>6.752741</text:p>
          </table:table-cell>
          <table:table-cell office:value-type="float" office:value="6.7453419067" calcext:value-type="float">
            <text:p>6.745341906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754241" calcext:value-type="float">
            <text:p>6.754241</text:p>
          </table:table-cell>
          <table:table-cell office:value-type="float" office:value="6.7453003267" calcext:value-type="float">
            <text:p>6.745300326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54376" calcext:value-type="float">
            <text:p>6.754376</text:p>
          </table:table-cell>
          <table:table-cell office:value-type="float" office:value="6.7452418" calcext:value-type="float">
            <text:p>6.7452418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53035" calcext:value-type="float">
            <text:p>6.753035</text:p>
          </table:table-cell>
          <table:table-cell office:value-type="float" office:value="6.74516706" calcext:value-type="float">
            <text:p>6.74516706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50173" calcext:value-type="float">
            <text:p>6.750173</text:p>
          </table:table-cell>
          <table:table-cell office:value-type="float" office:value="6.7450779" calcext:value-type="float">
            <text:p>6.7450779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45767" calcext:value-type="float">
            <text:p>6.745767</text:p>
          </table:table-cell>
          <table:table-cell office:value-type="float" office:value="6.7449768467" calcext:value-type="float">
            <text:p>6.74497684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39698" calcext:value-type="float">
            <text:p>6.739698</text:p>
          </table:table-cell>
          <table:table-cell office:value-type="float" office:value="6.7448663533" calcext:value-type="float">
            <text:p>6.744866353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31471" calcext:value-type="float">
            <text:p>6.731471</text:p>
          </table:table-cell>
          <table:table-cell office:value-type="float" office:value="6.7447469267" calcext:value-type="float">
            <text:p>6.744746926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19289" calcext:value-type="float">
            <text:p>6.719289</text:p>
          </table:table-cell>
          <table:table-cell office:value-type="float" office:value="6.74461126" calcext:value-type="float">
            <text:p>6.7446112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695629" calcext:value-type="float">
            <text:p>6.695629</text:p>
          </table:table-cell>
          <table:table-cell office:value-type="float" office:value="6.7444153533" calcext:value-type="float">
            <text:p>6.744415353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590793" calcext:value-type="float">
            <text:p>6.590793</text:p>
          </table:table-cell>
          <table:table-cell office:value-type="float" office:value="6.74366008" calcext:value-type="float">
            <text:p>6.74366008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902621" calcext:value-type="float">
            <text:p>6.902621</text:p>
          </table:table-cell>
          <table:table-cell office:value-type="float" office:value="6.74545294" calcext:value-type="float">
            <text:p>6.74545294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95762" calcext:value-type="float">
            <text:p>6.795762</text:p>
          </table:table-cell>
          <table:table-cell office:value-type="float" office:value="6.7446466467" calcext:value-type="float">
            <text:p>6.744646646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75126" calcext:value-type="float">
            <text:p>6.775126</text:p>
          </table:table-cell>
          <table:table-cell office:value-type="float" office:value="6.74445174" calcext:value-type="float">
            <text:p>6.7444517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67301" calcext:value-type="float">
            <text:p>6.767301</text:p>
          </table:table-cell>
          <table:table-cell office:value-type="float" office:value="6.7443625133" calcext:value-type="float">
            <text:p>6.744362513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763999" calcext:value-type="float">
            <text:p>6.763999</text:p>
          </table:table-cell>
          <table:table-cell office:value-type="float" office:value="6.74431812" calcext:value-type="float">
            <text:p>6.74431812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762724" calcext:value-type="float">
            <text:p>6.762724</text:p>
          </table:table-cell>
          <table:table-cell office:value-type="float" office:value="6.7442987533" calcext:value-type="float">
            <text:p>6.744298753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762295" calcext:value-type="float">
            <text:p>6.762295</text:p>
          </table:table-cell>
          <table:table-cell office:value-type="float" office:value="6.74429426" calcext:value-type="float">
            <text:p>6.74429426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761994" calcext:value-type="float">
            <text:p>6.761994</text:p>
          </table:table-cell>
          <table:table-cell office:value-type="float" office:value="6.74429806" calcext:value-type="float">
            <text:p>6.74429806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761347" calcext:value-type="float">
            <text:p>6.761347</text:p>
          </table:table-cell>
          <table:table-cell office:value-type="float" office:value="6.7443055467" calcext:value-type="float">
            <text:p>6.7443055467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760057" calcext:value-type="float">
            <text:p>6.760057</text:p>
          </table:table-cell>
          <table:table-cell office:value-type="float" office:value="6.7443136" calcext:value-type="float">
            <text:p>6.7443136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757992" calcext:value-type="float">
            <text:p>6.757992</text:p>
          </table:table-cell>
          <table:table-cell office:value-type="float" office:value="6.7443203933" calcext:value-type="float">
            <text:p>6.744320393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75517" calcext:value-type="float">
            <text:p>6.75517</text:p>
          </table:table-cell>
          <table:table-cell office:value-type="float" office:value="6.74432526" calcext:value-type="float">
            <text:p>6.7443252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51751" calcext:value-type="float">
            <text:p>6.751751</text:p>
          </table:table-cell>
          <table:table-cell office:value-type="float" office:value="6.74432852" calcext:value-type="float">
            <text:p>6.74432852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48014" calcext:value-type="float">
            <text:p>6.748014</text:p>
          </table:table-cell>
          <table:table-cell office:value-type="float" office:value="6.7443312267" calcext:value-type="float">
            <text:p>6.744331226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44347" calcext:value-type="float">
            <text:p>6.744347</text:p>
          </table:table-cell>
          <table:table-cell office:value-type="float" office:value="6.74433496" calcext:value-type="float">
            <text:p>6.74433496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41258" calcext:value-type="float">
            <text:p>6.741258</text:p>
          </table:table-cell>
          <table:table-cell office:value-type="float" office:value="6.7443416467" calcext:value-type="float">
            <text:p>6.744341646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39556" calcext:value-type="float">
            <text:p>6.739556</text:p>
          </table:table-cell>
          <table:table-cell office:value-type="float" office:value="6.74435398" calcext:value-type="float">
            <text:p>6.74435398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741727" calcext:value-type="float">
            <text:p>6.741727</text:p>
          </table:table-cell>
          <table:table-cell office:value-type="float" office:value="6.7443807867" calcext:value-type="float">
            <text:p>6.744380786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832309" calcext:value-type="float">
            <text:p>6.832309</text:p>
          </table:table-cell>
          <table:table-cell office:value-type="float" office:value="6.7453927" calcext:value-type="float">
            <text:p>6.745392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717599" calcext:value-type="float">
            <text:p>6.717599</text:p>
          </table:table-cell>
          <table:table-cell office:value-type="float" office:value="6.7447021067" calcext:value-type="float">
            <text:p>6.744702106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724771" calcext:value-type="float">
            <text:p>6.724771</text:p>
          </table:table-cell>
          <table:table-cell office:value-type="float" office:value="6.7448014333" calcext:value-type="float">
            <text:p>6.7448014333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728347" calcext:value-type="float">
            <text:p>6.728347</text:p>
          </table:table-cell>
          <table:table-cell office:value-type="float" office:value="6.7448685333" calcext:value-type="float">
            <text:p>6.744868533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731537" calcext:value-type="float">
            <text:p>6.731537</text:p>
          </table:table-cell>
          <table:table-cell office:value-type="float" office:value="6.7449277333" calcext:value-type="float">
            <text:p>6.744927733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734646" calcext:value-type="float">
            <text:p>6.734646</text:p>
          </table:table-cell>
          <table:table-cell office:value-type="float" office:value="6.7449821867" calcext:value-type="float">
            <text:p>6.7449821867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737514" calcext:value-type="float">
            <text:p>6.737514</text:p>
          </table:table-cell>
          <table:table-cell office:value-type="float" office:value="6.7450315333" calcext:value-type="float">
            <text:p>6.745031533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39866" calcext:value-type="float">
            <text:p>6.739866</text:p>
          </table:table-cell>
          <table:table-cell office:value-type="float" office:value="6.7450746067" calcext:value-type="float">
            <text:p>6.74507460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41425" calcext:value-type="float">
            <text:p>6.741425</text:p>
          </table:table-cell>
          <table:table-cell office:value-type="float" office:value="6.7451102933" calcext:value-type="float">
            <text:p>6.745110293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41964" calcext:value-type="float">
            <text:p>6.741964</text:p>
          </table:table-cell>
          <table:table-cell office:value-type="float" office:value="6.7451379" calcext:value-type="float">
            <text:p>6.745137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41333" calcext:value-type="float">
            <text:p>6.741333</text:p>
          </table:table-cell>
          <table:table-cell office:value-type="float" office:value="6.7451572933" calcext:value-type="float">
            <text:p>6.7451572933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739473" calcext:value-type="float">
            <text:p>6.739473</text:p>
          </table:table-cell>
          <table:table-cell office:value-type="float" office:value="6.74516892" calcext:value-type="float">
            <text:p>6.74516892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736395" calcext:value-type="float">
            <text:p>6.736395</text:p>
          </table:table-cell>
          <table:table-cell office:value-type="float" office:value="6.7451735733" calcext:value-type="float">
            <text:p>6.745173573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732143" calcext:value-type="float">
            <text:p>6.732143</text:p>
          </table:table-cell>
          <table:table-cell office:value-type="float" office:value="6.7451720067" calcext:value-type="float">
            <text:p>6.74517200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26691" calcext:value-type="float">
            <text:p>6.726691</text:p>
          </table:table-cell>
          <table:table-cell office:value-type="float" office:value="6.7451641067" calcext:value-type="float">
            <text:p>6.7451641067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719724" calcext:value-type="float">
            <text:p>6.719724</text:p>
          </table:table-cell>
          <table:table-cell office:value-type="float" office:value="6.7451471133" calcext:value-type="float">
            <text:p>6.745147113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709993" calcext:value-type="float">
            <text:p>6.709993</text:p>
          </table:table-cell>
          <table:table-cell office:value-type="float" office:value="6.74511048" calcext:value-type="float">
            <text:p>6.7451104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926" calcext:value-type="float">
            <text:p>6.6926</text:p>
          </table:table-cell>
          <table:table-cell office:value-type="float" office:value="6.7450137067" calcext:value-type="float">
            <text:p>6.7450137067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35145" calcext:value-type="float">
            <text:p>6.635145</text:p>
          </table:table-cell>
          <table:table-cell office:value-type="float" office:value="6.74457464" calcext:value-type="float">
            <text:p>6.74457464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045508" calcext:value-type="float">
            <text:p>7.045508</text:p>
          </table:table-cell>
          <table:table-cell office:value-type="float" office:value="6.7468898" calcext:value-type="float">
            <text:p>6.746889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95674" calcext:value-type="float">
            <text:p>6.795674</text:p>
          </table:table-cell>
          <table:table-cell office:value-type="float" office:value="6.7452553733" calcext:value-type="float">
            <text:p>6.745255373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70481" calcext:value-type="float">
            <text:p>6.770481</text:p>
          </table:table-cell>
          <table:table-cell office:value-type="float" office:value="6.74512892" calcext:value-type="float">
            <text:p>6.74512892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62676" calcext:value-type="float">
            <text:p>6.762676</text:p>
          </table:table-cell>
          <table:table-cell office:value-type="float" office:value="6.74511828" calcext:value-type="float">
            <text:p>6.7451182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60192" calcext:value-type="float">
            <text:p>6.760192</text:p>
          </table:table-cell>
          <table:table-cell office:value-type="float" office:value="6.7451408733" calcext:value-type="float">
            <text:p>6.7451408733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59905" calcext:value-type="float">
            <text:p>6.759905</text:p>
          </table:table-cell>
          <table:table-cell office:value-type="float" office:value="6.7451751867" calcext:value-type="float">
            <text:p>6.74517518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60466" calcext:value-type="float">
            <text:p>6.760466</text:p>
          </table:table-cell>
          <table:table-cell office:value-type="float" office:value="6.7452121267" calcext:value-type="float">
            <text:p>6.745212126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61105" calcext:value-type="float">
            <text:p>6.761105</text:p>
          </table:table-cell>
          <table:table-cell office:value-type="float" office:value="6.7452469067" calcext:value-type="float">
            <text:p>6.7452469067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61331" calcext:value-type="float">
            <text:p>6.761331</text:p>
          </table:table-cell>
          <table:table-cell office:value-type="float" office:value="6.74527694" calcext:value-type="float">
            <text:p>6.74527694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760847" calcext:value-type="float">
            <text:p>6.760847</text:p>
          </table:table-cell>
          <table:table-cell office:value-type="float" office:value="6.7453012133" calcext:value-type="float">
            <text:p>6.74530121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59521" calcext:value-type="float">
            <text:p>6.759521</text:p>
          </table:table-cell>
          <table:table-cell office:value-type="float" office:value="6.74531998" calcext:value-type="float">
            <text:p>6.7453199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57372" calcext:value-type="float">
            <text:p>6.757372</text:p>
          </table:table-cell>
          <table:table-cell office:value-type="float" office:value="6.74533458" calcext:value-type="float">
            <text:p>6.7453345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54561" calcext:value-type="float">
            <text:p>6.754561</text:p>
          </table:table-cell>
          <table:table-cell office:value-type="float" office:value="6.7453472333" calcext:value-type="float">
            <text:p>6.7453472333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51373" calcext:value-type="float">
            <text:p>6.751373</text:p>
          </table:table-cell>
          <table:table-cell office:value-type="float" office:value="6.74536082" calcext:value-type="float">
            <text:p>6.74536082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748208" calcext:value-type="float">
            <text:p>6.748208</text:p>
          </table:table-cell>
          <table:table-cell office:value-type="float" office:value="6.7453787467" calcext:value-type="float">
            <text:p>6.745378746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745608" calcext:value-type="float">
            <text:p>6.745608</text:p>
          </table:table-cell>
          <table:table-cell office:value-type="float" office:value="6.7454050933" calcext:value-type="float">
            <text:p>6.7454050933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744429" calcext:value-type="float">
            <text:p>6.744429</text:p>
          </table:table-cell>
          <table:table-cell office:value-type="float" office:value="6.7454460933" calcext:value-type="float">
            <text:p>6.7454460933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747" calcext:value-type="float">
            <text:p>6.747</text:p>
          </table:table-cell>
          <table:table-cell office:value-type="float" office:value="6.7455200667" calcext:value-type="float">
            <text:p>6.745520066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778186" calcext:value-type="float">
            <text:p>6.778186</text:p>
          </table:table-cell>
          <table:table-cell office:value-type="float" office:value="6.7458910867" calcext:value-type="float">
            <text:p>6.7458910867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708759" calcext:value-type="float">
            <text:p>6.708759</text:p>
          </table:table-cell>
          <table:table-cell office:value-type="float" office:value="6.74549874" calcext:value-type="float">
            <text:p>6.74549874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247" calcext:value-type="float">
            <text:p>6.7247</text:p>
          </table:table-cell>
          <table:table-cell office:value-type="float" office:value="6.74565998" calcext:value-type="float">
            <text:p>6.7456599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30091" calcext:value-type="float">
            <text:p>6.730091</text:p>
          </table:table-cell>
          <table:table-cell office:value-type="float" office:value="6.7457485333" calcext:value-type="float">
            <text:p>6.745748533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34128" calcext:value-type="float">
            <text:p>6.734128</text:p>
          </table:table-cell>
          <table:table-cell office:value-type="float" office:value="6.7458264933" calcext:value-type="float">
            <text:p>6.7458264933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37777" calcext:value-type="float">
            <text:p>6.737777</text:p>
          </table:table-cell>
          <table:table-cell office:value-type="float" office:value="6.7459007533" calcext:value-type="float">
            <text:p>6.7459007533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41035" calcext:value-type="float">
            <text:p>6.741035</text:p>
          </table:table-cell>
          <table:table-cell office:value-type="float" office:value="6.7459722467" calcext:value-type="float">
            <text:p>6.745972246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43668" calcext:value-type="float">
            <text:p>6.743668</text:p>
          </table:table-cell>
          <table:table-cell office:value-type="float" office:value="6.7460409667" calcext:value-type="float">
            <text:p>6.7460409667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45403" calcext:value-type="float">
            <text:p>6.745403</text:p>
          </table:table-cell>
          <table:table-cell office:value-type="float" office:value="6.7461071533" calcext:value-type="float">
            <text:p>6.74610715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746008" calcext:value-type="float">
            <text:p>6.746008</text:p>
          </table:table-cell>
          <table:table-cell office:value-type="float" office:value="6.74617164" calcext:value-type="float">
            <text:p>6.74617164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745331" calcext:value-type="float">
            <text:p>6.745331</text:p>
          </table:table-cell>
          <table:table-cell office:value-type="float" office:value="6.7462358467" calcext:value-type="float">
            <text:p>6.746235846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743315" calcext:value-type="float">
            <text:p>6.743315</text:p>
          </table:table-cell>
          <table:table-cell office:value-type="float" office:value="6.7463015867" calcext:value-type="float">
            <text:p>6.74630158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73999" calcext:value-type="float">
            <text:p>6.73999</text:p>
          </table:table-cell>
          <table:table-cell office:value-type="float" office:value="6.7463707" calcext:value-type="float">
            <text:p>6.7463707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735431" calcext:value-type="float">
            <text:p>6.735431</text:p>
          </table:table-cell>
          <table:table-cell office:value-type="float" office:value="6.7464445267" calcext:value-type="float">
            <text:p>6.746444526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72968" calcext:value-type="float">
            <text:p>6.72968</text:p>
          </table:table-cell>
          <table:table-cell office:value-type="float" office:value="6.74652312" calcext:value-type="float">
            <text:p>6.7465231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722558" calcext:value-type="float">
            <text:p>6.722558</text:p>
          </table:table-cell>
          <table:table-cell office:value-type="float" office:value="6.7466037133" calcext:value-type="float">
            <text:p>6.746603713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713183" calcext:value-type="float">
            <text:p>6.713183</text:p>
          </table:table-cell>
          <table:table-cell office:value-type="float" office:value="6.7466768133" calcext:value-type="float">
            <text:p>6.746676813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69814" calcext:value-type="float">
            <text:p>6.69814</text:p>
          </table:table-cell>
          <table:table-cell office:value-type="float" office:value="6.74671074" calcext:value-type="float">
            <text:p>6.74671074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65896" calcext:value-type="float">
            <text:p>6.65896</text:p>
          </table:table-cell>
          <table:table-cell office:value-type="float" office:value="6.7465338333" calcext:value-type="float">
            <text:p>6.746533833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5896" calcext:value-type="float">
            <text:p>6.65896</text:p>
          </table:table-cell>
          <table:table-cell office:value-type="float" office:value="6.7512619267" calcext:value-type="float">
            <text:p>6.7512619267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808916" calcext:value-type="float">
            <text:p>6.808916</text:p>
          </table:table-cell>
          <table:table-cell office:value-type="float" office:value="6.7523614067" calcext:value-type="float">
            <text:p>6.752361406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77276" calcext:value-type="float">
            <text:p>6.77276</text:p>
          </table:table-cell>
          <table:table-cell office:value-type="float" office:value="6.7522546933" calcext:value-type="float">
            <text:p>6.752254693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762516" calcext:value-type="float">
            <text:p>6.762516</text:p>
          </table:table-cell>
          <table:table-cell office:value-type="float" office:value="6.7523199133" calcext:value-type="float">
            <text:p>6.752319913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759103" calcext:value-type="float">
            <text:p>6.759103</text:p>
          </table:table-cell>
          <table:table-cell office:value-type="float" office:value="6.7524226933" calcext:value-type="float">
            <text:p>6.752422693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758428" calcext:value-type="float">
            <text:p>6.758428</text:p>
          </table:table-cell>
          <table:table-cell office:value-type="float" office:value="6.7525330333" calcext:value-type="float">
            <text:p>6.752533033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758885" calcext:value-type="float">
            <text:p>6.758885</text:p>
          </table:table-cell>
          <table:table-cell office:value-type="float" office:value="6.7526392667" calcext:value-type="float">
            <text:p>6.7526392667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759599" calcext:value-type="float">
            <text:p>6.759599</text:p>
          </table:table-cell>
          <table:table-cell office:value-type="float" office:value="6.7527356867" calcext:value-type="float">
            <text:p>6.752735686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60021" calcext:value-type="float">
            <text:p>6.760021</text:p>
          </table:table-cell>
          <table:table-cell office:value-type="float" office:value="6.7528195267" calcext:value-type="float">
            <text:p>6.7528195267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59808" calcext:value-type="float">
            <text:p>6.759808</text:p>
          </table:table-cell>
          <table:table-cell office:value-type="float" office:value="6.75288992" calcext:value-type="float">
            <text:p>6.7528899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5879" calcext:value-type="float">
            <text:p>6.75879</text:p>
          </table:table-cell>
          <table:table-cell office:value-type="float" office:value="6.75294742" calcext:value-type="float">
            <text:p>6.7529474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56946" calcext:value-type="float">
            <text:p>6.756946</text:p>
          </table:table-cell>
          <table:table-cell office:value-type="float" office:value="6.7529937133" calcext:value-type="float">
            <text:p>6.752993713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544" calcext:value-type="float">
            <text:p>6.7544</text:p>
          </table:table-cell>
          <table:table-cell office:value-type="float" office:value="6.7530314133" calcext:value-type="float">
            <text:p>6.753031413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51397" calcext:value-type="float">
            <text:p>6.751397</text:p>
          </table:table-cell>
          <table:table-cell office:value-type="float" office:value="6.7530638133" calcext:value-type="float">
            <text:p>6.7530638133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48293" calcext:value-type="float">
            <text:p>6.748293</text:p>
          </table:table-cell>
          <table:table-cell office:value-type="float" office:value="6.7530948133" calcext:value-type="float">
            <text:p>6.75309481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45561" calcext:value-type="float">
            <text:p>6.745561</text:p>
          </table:table-cell>
          <table:table-cell office:value-type="float" office:value="6.7531290733" calcext:value-type="float">
            <text:p>6.7531290733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43897" calcext:value-type="float">
            <text:p>6.743897</text:p>
          </table:table-cell>
          <table:table-cell office:value-type="float" office:value="6.7531732333" calcext:value-type="float">
            <text:p>6.7531732333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44848" calcext:value-type="float">
            <text:p>6.744848</text:p>
          </table:table-cell>
          <table:table-cell office:value-type="float" office:value="6.7532432267" calcext:value-type="float">
            <text:p>6.753243226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58105" calcext:value-type="float">
            <text:p>6.758105</text:p>
          </table:table-cell>
          <table:table-cell office:value-type="float" office:value="6.7534677667" calcext:value-type="float">
            <text:p>6.753467766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697555" calcext:value-type="float">
            <text:p>6.697555</text:p>
          </table:table-cell>
          <table:table-cell office:value-type="float" office:value="6.7531495" calcext:value-type="float">
            <text:p>6.753149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24332" calcext:value-type="float">
            <text:p>6.724332</text:p>
          </table:table-cell>
          <table:table-cell office:value-type="float" office:value="6.75336728" calcext:value-type="float">
            <text:p>6.75336728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30405" calcext:value-type="float">
            <text:p>6.730405</text:p>
          </table:table-cell>
          <table:table-cell office:value-type="float" office:value="6.7534425267" calcext:value-type="float">
            <text:p>6.753442526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34838" calcext:value-type="float">
            <text:p>6.734838</text:p>
          </table:table-cell>
          <table:table-cell office:value-type="float" office:value="6.7535015267" calcext:value-type="float">
            <text:p>6.753501526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739095" calcext:value-type="float">
            <text:p>6.739095</text:p>
          </table:table-cell>
          <table:table-cell office:value-type="float" office:value="6.7535519867" calcext:value-type="float">
            <text:p>6.753551986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743298" calcext:value-type="float">
            <text:p>6.743298</text:p>
          </table:table-cell>
          <table:table-cell office:value-type="float" office:value="6.75359258" calcext:value-type="float">
            <text:p>6.75359258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747256" calcext:value-type="float">
            <text:p>6.747256</text:p>
          </table:table-cell>
          <table:table-cell office:value-type="float" office:value="6.75362008" calcext:value-type="float">
            <text:p>6.7536200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750691" calcext:value-type="float">
            <text:p>6.750691</text:p>
          </table:table-cell>
          <table:table-cell office:value-type="float" office:value="6.7536310467" calcext:value-type="float">
            <text:p>6.7536310467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753318" calcext:value-type="float">
            <text:p>6.753318</text:p>
          </table:table-cell>
          <table:table-cell office:value-type="float" office:value="6.75362254" calcext:value-type="float">
            <text:p>6.75362254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5489" calcext:value-type="float">
            <text:p>6.75489</text:p>
          </table:table-cell>
          <table:table-cell office:value-type="float" office:value="6.7535925533" calcext:value-type="float">
            <text:p>6.7535925533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755217" calcext:value-type="float">
            <text:p>6.755217</text:p>
          </table:table-cell>
          <table:table-cell office:value-type="float" office:value="6.7535402733" calcext:value-type="float">
            <text:p>6.753540273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754166" calcext:value-type="float">
            <text:p>6.754166</text:p>
          </table:table-cell>
          <table:table-cell office:value-type="float" office:value="6.75346618" calcext:value-type="float">
            <text:p>6.7534661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5164" calcext:value-type="float">
            <text:p>6.75164</text:p>
          </table:table-cell>
          <table:table-cell office:value-type="float" office:value="6.7533719067" calcext:value-type="float">
            <text:p>6.7533719067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47511" calcext:value-type="float">
            <text:p>6.747511</text:p>
          </table:table-cell>
          <table:table-cell office:value-type="float" office:value="6.75325982" calcext:value-type="float">
            <text:p>6.75325982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41463" calcext:value-type="float">
            <text:p>6.741463</text:p>
          </table:table-cell>
          <table:table-cell office:value-type="float" office:value="6.7531318933" calcext:value-type="float">
            <text:p>6.753131893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32564" calcext:value-type="float">
            <text:p>6.732564</text:p>
          </table:table-cell>
          <table:table-cell office:value-type="float" office:value="6.7529868133" calcext:value-type="float">
            <text:p>6.7529868133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17741" calcext:value-type="float">
            <text:p>6.717741</text:p>
          </table:table-cell>
          <table:table-cell office:value-type="float" office:value="6.7528092933" calcext:value-type="float">
            <text:p>6.7528092933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82901" calcext:value-type="float">
            <text:p>6.682901</text:p>
          </table:table-cell>
          <table:table-cell office:value-type="float" office:value="6.75250138" calcext:value-type="float">
            <text:p>6.7525013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352251" calcext:value-type="float">
            <text:p>6.352251</text:p>
          </table:table-cell>
          <table:table-cell office:value-type="float" office:value="6.7465653" calcext:value-type="float">
            <text:p>6.746565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86502" calcext:value-type="float">
            <text:p>6.86502</text:p>
          </table:table-cell>
          <table:table-cell office:value-type="float" office:value="6.7496836867" calcext:value-type="float">
            <text:p>6.749683686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800955" calcext:value-type="float">
            <text:p>6.800955</text:p>
          </table:table-cell>
          <table:table-cell office:value-type="float" office:value="6.7491157867" calcext:value-type="float">
            <text:p>6.749115786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78323" calcext:value-type="float">
            <text:p>6.78323</text:p>
          </table:table-cell>
          <table:table-cell office:value-type="float" office:value="6.74890274" calcext:value-type="float">
            <text:p>6.74890274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775486" calcext:value-type="float">
            <text:p>6.775486</text:p>
          </table:table-cell>
          <table:table-cell office:value-type="float" office:value="6.7487840867" calcext:value-type="float">
            <text:p>6.7487840867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771618" calcext:value-type="float">
            <text:p>6.771618</text:p>
          </table:table-cell>
          <table:table-cell office:value-type="float" office:value="6.7487124067" calcext:value-type="float">
            <text:p>6.7487124067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769557" calcext:value-type="float">
            <text:p>6.769557</text:p>
          </table:table-cell>
          <table:table-cell office:value-type="float" office:value="6.7486698" calcext:value-type="float">
            <text:p>6.748669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68287" calcext:value-type="float">
            <text:p>6.768287</text:p>
          </table:table-cell>
          <table:table-cell office:value-type="float" office:value="6.7486461267" calcext:value-type="float">
            <text:p>6.748646126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67188" calcext:value-type="float">
            <text:p>6.767188</text:p>
          </table:table-cell>
          <table:table-cell office:value-type="float" office:value="6.7486341867" calcext:value-type="float">
            <text:p>6.748634186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65856" calcext:value-type="float">
            <text:p>6.765856</text:p>
          </table:table-cell>
          <table:table-cell office:value-type="float" office:value="6.7486284467" calcext:value-type="float">
            <text:p>6.7486284467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64046" calcext:value-type="float">
            <text:p>6.764046</text:p>
          </table:table-cell>
          <table:table-cell office:value-type="float" office:value="6.7486247133" calcext:value-type="float">
            <text:p>6.748624713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761661" calcext:value-type="float">
            <text:p>6.761661</text:p>
          </table:table-cell>
          <table:table-cell office:value-type="float" office:value="6.7486201133" calcext:value-type="float">
            <text:p>6.7486201133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758741" calcext:value-type="float">
            <text:p>6.758741</text:p>
          </table:table-cell>
          <table:table-cell office:value-type="float" office:value="6.74861306" calcext:value-type="float">
            <text:p>6.74861306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755457" calcext:value-type="float">
            <text:p>6.755457</text:p>
          </table:table-cell>
          <table:table-cell office:value-type="float" office:value="6.7486031733" calcext:value-type="float">
            <text:p>6.748603173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752105" calcext:value-type="float">
            <text:p>6.752105</text:p>
          </table:table-cell>
          <table:table-cell office:value-type="float" office:value="6.7485911067" calcext:value-type="float">
            <text:p>6.748591106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749108" calcext:value-type="float">
            <text:p>6.749108</text:p>
          </table:table-cell>
          <table:table-cell office:value-type="float" office:value="6.7485783267" calcext:value-type="float">
            <text:p>6.748578326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74711" calcext:value-type="float">
            <text:p>6.74711</text:p>
          </table:table-cell>
          <table:table-cell office:value-type="float" office:value="6.748567" calcext:value-type="float">
            <text:p>6.748567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74748" calcext:value-type="float">
            <text:p>6.74748</text:p>
          </table:table-cell>
          <table:table-cell office:value-type="float" office:value="6.7485611067" calcext:value-type="float">
            <text:p>6.748561106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56877" calcext:value-type="float">
            <text:p>6.756877</text:p>
          </table:table-cell>
          <table:table-cell office:value-type="float" office:value="6.7485848467" calcext:value-type="float">
            <text:p>6.748584846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64937" calcext:value-type="float">
            <text:p>6.64937</text:p>
          </table:table-cell>
          <table:table-cell office:value-type="float" office:value="6.7483159533" calcext:value-type="float">
            <text:p>6.7483159533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21312" calcext:value-type="float">
            <text:p>6.721312</text:p>
          </table:table-cell>
          <table:table-cell office:value-type="float" office:value="6.74887702" calcext:value-type="float">
            <text:p>6.74887702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28706" calcext:value-type="float">
            <text:p>6.728706</text:p>
          </table:table-cell>
          <table:table-cell office:value-type="float" office:value="6.7489826867" calcext:value-type="float">
            <text:p>6.748982686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32926" calcext:value-type="float">
            <text:p>6.732926</text:p>
          </table:table-cell>
          <table:table-cell office:value-type="float" office:value="6.7490589267" calcext:value-type="float">
            <text:p>6.749058926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36541" calcext:value-type="float">
            <text:p>6.736541</text:p>
          </table:table-cell>
          <table:table-cell office:value-type="float" office:value="6.74912718" calcext:value-type="float">
            <text:p>6.74912718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739867" calcext:value-type="float">
            <text:p>6.739867</text:p>
          </table:table-cell>
          <table:table-cell office:value-type="float" office:value="6.7491910533" calcext:value-type="float">
            <text:p>6.7491910533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42771" calcext:value-type="float">
            <text:p>6.742771</text:p>
          </table:table-cell>
          <table:table-cell office:value-type="float" office:value="6.74925018" calcext:value-type="float">
            <text:p>6.7492501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45004" calcext:value-type="float">
            <text:p>6.745004</text:p>
          </table:table-cell>
          <table:table-cell office:value-type="float" office:value="6.7493030467" calcext:value-type="float">
            <text:p>6.749303046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46313" calcext:value-type="float">
            <text:p>6.746313</text:p>
          </table:table-cell>
          <table:table-cell office:value-type="float" office:value="6.74934804" calcext:value-type="float">
            <text:p>6.74934804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46504" calcext:value-type="float">
            <text:p>6.746504</text:p>
          </table:table-cell>
          <table:table-cell office:value-type="float" office:value="6.74938398" calcext:value-type="float">
            <text:p>6.7493839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45462" calcext:value-type="float">
            <text:p>6.745462</text:p>
          </table:table-cell>
          <table:table-cell office:value-type="float" office:value="6.74941034" calcext:value-type="float">
            <text:p>6.74941034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43165" calcext:value-type="float">
            <text:p>6.743165</text:p>
          </table:table-cell>
          <table:table-cell office:value-type="float" office:value="6.7494273133" calcext:value-type="float">
            <text:p>6.749427313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39661" calcext:value-type="float">
            <text:p>6.739661</text:p>
          </table:table-cell>
          <table:table-cell office:value-type="float" office:value="6.7494355867" calcext:value-type="float">
            <text:p>6.749435586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35015" calcext:value-type="float">
            <text:p>6.735015</text:p>
          </table:table-cell>
          <table:table-cell office:value-type="float" office:value="6.74943584" calcext:value-type="float">
            <text:p>6.74943584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729193" calcext:value-type="float">
            <text:p>6.729193</text:p>
          </table:table-cell>
          <table:table-cell office:value-type="float" office:value="6.7494277067" calcext:value-type="float">
            <text:p>6.7494277067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721784" calcext:value-type="float">
            <text:p>6.721784</text:p>
          </table:table-cell>
          <table:table-cell office:value-type="float" office:value="6.7494072933" calcext:value-type="float">
            <text:p>6.7494072933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711121" calcext:value-type="float">
            <text:p>6.711121</text:p>
          </table:table-cell>
          <table:table-cell office:value-type="float" office:value="6.7493591667" calcext:value-type="float">
            <text:p>6.749359166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89903" calcext:value-type="float">
            <text:p>6.689903</text:p>
          </table:table-cell>
          <table:table-cell office:value-type="float" office:value="6.7492135667" calcext:value-type="float">
            <text:p>6.749213566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582338" calcext:value-type="float">
            <text:p>6.582338</text:p>
          </table:table-cell>
          <table:table-cell office:value-type="float" office:value="6.7479527" calcext:value-type="float">
            <text:p>6.7479527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859722" calcext:value-type="float">
            <text:p>6.859722</text:p>
          </table:table-cell>
          <table:table-cell office:value-type="float" office:value="6.7496782" calcext:value-type="float">
            <text:p>6.7496782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81677" calcext:value-type="float">
            <text:p>6.781677</text:p>
          </table:table-cell>
          <table:table-cell office:value-type="float" office:value="6.7491791933" calcext:value-type="float">
            <text:p>6.7491791933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66526" calcext:value-type="float">
            <text:p>6.766526</text:p>
          </table:table-cell>
          <table:table-cell office:value-type="float" office:value="6.7491126867" calcext:value-type="float">
            <text:p>6.7491126867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61742" calcext:value-type="float">
            <text:p>6.761742</text:p>
          </table:table-cell>
          <table:table-cell office:value-type="float" office:value="6.7491172133" calcext:value-type="float">
            <text:p>6.749117213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60642" calcext:value-type="float">
            <text:p>6.760642</text:p>
          </table:table-cell>
          <table:table-cell office:value-type="float" office:value="6.7491451733" calcext:value-type="float">
            <text:p>6.749145173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61094" calcext:value-type="float">
            <text:p>6.761094</text:p>
          </table:table-cell>
          <table:table-cell office:value-type="float" office:value="6.74918114" calcext:value-type="float">
            <text:p>6.74918114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6205" calcext:value-type="float">
            <text:p>6.76205</text:p>
          </table:table-cell>
          <table:table-cell office:value-type="float" office:value="6.7492176733" calcext:value-type="float">
            <text:p>6.749217673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62865" calcext:value-type="float">
            <text:p>6.762865</text:p>
          </table:table-cell>
          <table:table-cell office:value-type="float" office:value="6.7492505" calcext:value-type="float">
            <text:p>6.749250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763117" calcext:value-type="float">
            <text:p>6.763117</text:p>
          </table:table-cell>
          <table:table-cell office:value-type="float" office:value="6.7492772" calcext:value-type="float">
            <text:p>6.749277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762555" calcext:value-type="float">
            <text:p>6.762555</text:p>
          </table:table-cell>
          <table:table-cell office:value-type="float" office:value="6.74929674" calcext:value-type="float">
            <text:p>6.74929674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761076" calcext:value-type="float">
            <text:p>6.761076</text:p>
          </table:table-cell>
          <table:table-cell office:value-type="float" office:value="6.74930926" calcext:value-type="float">
            <text:p>6.74930926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758722" calcext:value-type="float">
            <text:p>6.758722</text:p>
          </table:table-cell>
          <table:table-cell office:value-type="float" office:value="6.74931592" calcext:value-type="float">
            <text:p>6.74931592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755659" calcext:value-type="float">
            <text:p>6.755659</text:p>
          </table:table-cell>
          <table:table-cell office:value-type="float" office:value="6.7493187067" calcext:value-type="float">
            <text:p>6.749318706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752157" calcext:value-type="float">
            <text:p>6.752157</text:p>
          </table:table-cell>
          <table:table-cell office:value-type="float" office:value="6.7493202467" calcext:value-type="float">
            <text:p>6.7493202467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748574" calcext:value-type="float">
            <text:p>6.748574</text:p>
          </table:table-cell>
          <table:table-cell office:value-type="float" office:value="6.7493236733" calcext:value-type="float">
            <text:p>6.7493236733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4535" calcext:value-type="float">
            <text:p>6.74535</text:p>
          </table:table-cell>
          <table:table-cell office:value-type="float" office:value="6.74933268" calcext:value-type="float">
            <text:p>6.7493326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43108" calcext:value-type="float">
            <text:p>6.743108</text:p>
          </table:table-cell>
          <table:table-cell office:value-type="float" office:value="6.74935274" calcext:value-type="float">
            <text:p>6.74935274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43577" calcext:value-type="float">
            <text:p>6.743577</text:p>
          </table:table-cell>
          <table:table-cell office:value-type="float" office:value="6.7494020867" calcext:value-type="float">
            <text:p>6.749402086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893514" calcext:value-type="float">
            <text:p>6.893514</text:p>
          </table:table-cell>
          <table:table-cell office:value-type="float" office:value="6.7490231333" calcext:value-type="float">
            <text:p>6.749023133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2872" calcext:value-type="float">
            <text:p>6.72872</text:p>
          </table:table-cell>
          <table:table-cell office:value-type="float" office:value="6.74796668" calcext:value-type="float">
            <text:p>6.7479666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732498" calcext:value-type="float">
            <text:p>6.732498</text:p>
          </table:table-cell>
          <table:table-cell office:value-type="float" office:value="6.7480333067" calcext:value-type="float">
            <text:p>6.748033306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734836" calcext:value-type="float">
            <text:p>6.734836</text:p>
          </table:table-cell>
          <table:table-cell office:value-type="float" office:value="6.7480921867" calcext:value-type="float">
            <text:p>6.7480921867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37227" calcext:value-type="float">
            <text:p>6.737227</text:p>
          </table:table-cell>
          <table:table-cell office:value-type="float" office:value="6.74815334" calcext:value-type="float">
            <text:p>6.74815334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739705" calcext:value-type="float">
            <text:p>6.739705</text:p>
          </table:table-cell>
          <table:table-cell office:value-type="float" office:value="6.7482168467" calcext:value-type="float">
            <text:p>6.7482168467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742048" calcext:value-type="float">
            <text:p>6.742048</text:p>
          </table:table-cell>
          <table:table-cell office:value-type="float" office:value="6.7482811467" calcext:value-type="float">
            <text:p>6.748281146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743975" calcext:value-type="float">
            <text:p>6.743975</text:p>
          </table:table-cell>
          <table:table-cell office:value-type="float" office:value="6.7483444333" calcext:value-type="float">
            <text:p>6.7483444333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745219" calcext:value-type="float">
            <text:p>6.745219</text:p>
          </table:table-cell>
          <table:table-cell office:value-type="float" office:value="6.7484052267" calcext:value-type="float">
            <text:p>6.748405226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45566" calcext:value-type="float">
            <text:p>6.745566</text:p>
          </table:table-cell>
          <table:table-cell office:value-type="float" office:value="6.74846268" calcext:value-type="float">
            <text:p>6.7484626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44873" calcext:value-type="float">
            <text:p>6.744873</text:p>
          </table:table-cell>
          <table:table-cell office:value-type="float" office:value="6.7485167533" calcext:value-type="float">
            <text:p>6.7485167533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43077" calcext:value-type="float">
            <text:p>6.743077</text:p>
          </table:table-cell>
          <table:table-cell office:value-type="float" office:value="6.74856826" calcext:value-type="float">
            <text:p>6.74856826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40171" calcext:value-type="float">
            <text:p>6.740171</text:p>
          </table:table-cell>
          <table:table-cell office:value-type="float" office:value="6.7486187" calcext:value-type="float">
            <text:p>6.7486187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73616" calcext:value-type="float">
            <text:p>6.73616</text:p>
          </table:table-cell>
          <table:table-cell office:value-type="float" office:value="6.7486698667" calcext:value-type="float">
            <text:p>6.7486698667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730958" calcext:value-type="float">
            <text:p>6.730958</text:p>
          </table:table-cell>
          <table:table-cell office:value-type="float" office:value="6.7487230067" calcext:value-type="float">
            <text:p>6.7487230067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724142" calcext:value-type="float">
            <text:p>6.724142</text:p>
          </table:table-cell>
          <table:table-cell office:value-type="float" office:value="6.74877702" calcext:value-type="float">
            <text:p>6.74877702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14229" calcext:value-type="float">
            <text:p>6.714229</text:p>
          </table:table-cell>
          <table:table-cell office:value-type="float" office:value="6.7488229867" calcext:value-type="float">
            <text:p>6.7488229867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695477" calcext:value-type="float">
            <text:p>6.695477</text:p>
          </table:table-cell>
          <table:table-cell office:value-type="float" office:value="6.7488181" calcext:value-type="float">
            <text:p>6.748818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62674" calcext:value-type="float">
            <text:p>6.62674</text:p>
          </table:table-cell>
          <table:table-cell office:value-type="float" office:value="6.74834404" calcext:value-type="float">
            <text:p>6.74834404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982419" calcext:value-type="float">
            <text:p>6.982419</text:p>
          </table:table-cell>
          <table:table-cell office:value-type="float" office:value="6.7500726733" calcext:value-type="float">
            <text:p>6.750072673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00344" calcext:value-type="float">
            <text:p>6.800344</text:p>
          </table:table-cell>
          <table:table-cell office:value-type="float" office:value="6.7488848533" calcext:value-type="float">
            <text:p>6.748884853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76706" calcext:value-type="float">
            <text:p>6.776706</text:p>
          </table:table-cell>
          <table:table-cell office:value-type="float" office:value="6.7488127067" calcext:value-type="float">
            <text:p>6.748812706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768885" calcext:value-type="float">
            <text:p>6.768885</text:p>
          </table:table-cell>
          <table:table-cell office:value-type="float" office:value="6.7488660733" calcext:value-type="float">
            <text:p>6.748866073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766065" calcext:value-type="float">
            <text:p>6.766065</text:p>
          </table:table-cell>
          <table:table-cell office:value-type="float" office:value="6.7489606333" calcext:value-type="float">
            <text:p>6.748960633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765339" calcext:value-type="float">
            <text:p>6.765339</text:p>
          </table:table-cell>
          <table:table-cell office:value-type="float" office:value="6.7490704467" calcext:value-type="float">
            <text:p>6.7490704467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765446" calcext:value-type="float">
            <text:p>6.765446</text:p>
          </table:table-cell>
          <table:table-cell office:value-type="float" office:value="6.7491826533" calcext:value-type="float">
            <text:p>6.7491826533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765683" calcext:value-type="float">
            <text:p>6.765683</text:p>
          </table:table-cell>
          <table:table-cell office:value-type="float" office:value="6.7492892267" calcext:value-type="float">
            <text:p>6.7492892267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6561" calcext:value-type="float">
            <text:p>6.76561</text:p>
          </table:table-cell>
          <table:table-cell office:value-type="float" office:value="6.7493847533" calcext:value-type="float">
            <text:p>6.749384753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64972" calcext:value-type="float">
            <text:p>6.764972</text:p>
          </table:table-cell>
          <table:table-cell office:value-type="float" office:value="6.7494657667" calcext:value-type="float">
            <text:p>6.7494657667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63662" calcext:value-type="float">
            <text:p>6.763662</text:p>
          </table:table-cell>
          <table:table-cell office:value-type="float" office:value="6.74953044" calcext:value-type="float">
            <text:p>6.74953044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61711" calcext:value-type="float">
            <text:p>6.761711</text:p>
          </table:table-cell>
          <table:table-cell office:value-type="float" office:value="6.7495784333" calcext:value-type="float">
            <text:p>6.749578433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5927" calcext:value-type="float">
            <text:p>6.75927</text:p>
          </table:table-cell>
          <table:table-cell office:value-type="float" office:value="6.7496107133" calcext:value-type="float">
            <text:p>6.749610713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56599" calcext:value-type="float">
            <text:p>6.756599</text:p>
          </table:table-cell>
          <table:table-cell office:value-type="float" office:value="6.74962944" calcext:value-type="float">
            <text:p>6.74962944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54062" calcext:value-type="float">
            <text:p>6.754062</text:p>
          </table:table-cell>
          <table:table-cell office:value-type="float" office:value="6.7496378133" calcext:value-type="float">
            <text:p>6.7496378133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5216" calcext:value-type="float">
            <text:p>6.75216</text:p>
          </table:table-cell>
          <table:table-cell office:value-type="float" office:value="6.7496402667" calcext:value-type="float">
            <text:p>6.7496402667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51758" calcext:value-type="float">
            <text:p>6.751758</text:p>
          </table:table-cell>
          <table:table-cell office:value-type="float" office:value="6.7496439933" calcext:value-type="float">
            <text:p>6.7496439933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755525" calcext:value-type="float">
            <text:p>6.755525</text:p>
          </table:table-cell>
          <table:table-cell office:value-type="float" office:value="6.7496714" calcext:value-type="float">
            <text:p>6.7496714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802653" calcext:value-type="float">
            <text:p>6.802653</text:p>
          </table:table-cell>
          <table:table-cell office:value-type="float" office:value="6.7516931867" calcext:value-type="float">
            <text:p>6.7516931867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719334" calcext:value-type="float">
            <text:p>6.719334</text:p>
          </table:table-cell>
          <table:table-cell office:value-type="float" office:value="6.7512004933" calcext:value-type="float">
            <text:p>6.751200493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732945" calcext:value-type="float">
            <text:p>6.732945</text:p>
          </table:table-cell>
          <table:table-cell office:value-type="float" office:value="6.75131234" calcext:value-type="float">
            <text:p>6.7513123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737983" calcext:value-type="float">
            <text:p>6.737983</text:p>
          </table:table-cell>
          <table:table-cell office:value-type="float" office:value="6.7513588533" calcext:value-type="float">
            <text:p>6.7513588533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741785" calcext:value-type="float">
            <text:p>6.741785</text:p>
          </table:table-cell>
          <table:table-cell office:value-type="float" office:value="6.7513943267" calcext:value-type="float">
            <text:p>6.7513943267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745267" calcext:value-type="float">
            <text:p>6.745267</text:p>
          </table:table-cell>
          <table:table-cell office:value-type="float" office:value="6.7514262" calcext:value-type="float">
            <text:p>6.7514262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48501" calcext:value-type="float">
            <text:p>6.748501</text:p>
          </table:table-cell>
          <table:table-cell office:value-type="float" office:value="6.7514546933" calcext:value-type="float">
            <text:p>6.7514546933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51343" calcext:value-type="float">
            <text:p>6.751343</text:p>
          </table:table-cell>
          <table:table-cell office:value-type="float" office:value="6.75147768" calcext:value-type="float">
            <text:p>6.75147768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53596" calcext:value-type="float">
            <text:p>6.753596</text:p>
          </table:table-cell>
          <table:table-cell office:value-type="float" office:value="6.7514921267" calcext:value-type="float">
            <text:p>6.7514921267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55076" calcext:value-type="float">
            <text:p>6.755076</text:p>
          </table:table-cell>
          <table:table-cell office:value-type="float" office:value="6.7514948067" calcext:value-type="float">
            <text:p>6.7514948067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755639" calcext:value-type="float">
            <text:p>6.755639</text:p>
          </table:table-cell>
          <table:table-cell office:value-type="float" office:value="6.75148278" calcext:value-type="float">
            <text:p>6.75148278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755192" calcext:value-type="float">
            <text:p>6.755192</text:p>
          </table:table-cell>
          <table:table-cell office:value-type="float" office:value="6.7514537333" calcext:value-type="float">
            <text:p>6.7514537333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53682" calcext:value-type="float">
            <text:p>6.753682</text:p>
          </table:table-cell>
          <table:table-cell office:value-type="float" office:value="6.7514061333" calcext:value-type="float">
            <text:p>6.7514061333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51064" calcext:value-type="float">
            <text:p>6.751064</text:p>
          </table:table-cell>
          <table:table-cell office:value-type="float" office:value="6.7513391333" calcext:value-type="float">
            <text:p>6.7513391333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74722" calcext:value-type="float">
            <text:p>6.74722</text:p>
          </table:table-cell>
          <table:table-cell office:value-type="float" office:value="6.7512520267" calcext:value-type="float">
            <text:p>6.751252026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741769" calcext:value-type="float">
            <text:p>6.741769</text:p>
          </table:table-cell>
          <table:table-cell office:value-type="float" office:value="6.7511426067" calcext:value-type="float">
            <text:p>6.7511426067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733523" calcext:value-type="float">
            <text:p>6.733523</text:p>
          </table:table-cell>
          <table:table-cell office:value-type="float" office:value="6.7510021067" calcext:value-type="float">
            <text:p>6.7510021067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718272" calcext:value-type="float">
            <text:p>6.718272</text:p>
          </table:table-cell>
          <table:table-cell office:value-type="float" office:value="6.7507928933" calcext:value-type="float">
            <text:p>6.7507928933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671604" calcext:value-type="float">
            <text:p>6.671604</text:p>
          </table:table-cell>
          <table:table-cell office:value-type="float" office:value="6.7502319" calcext:value-type="float">
            <text:p>6.7502319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368174" calcext:value-type="float">
            <text:p>7.368174</text:p>
          </table:table-cell>
          <table:table-cell office:value-type="float" office:value="6.7521354467" calcext:value-type="float">
            <text:p>6.7521354467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823882" calcext:value-type="float">
            <text:p>6.823882</text:p>
          </table:table-cell>
          <table:table-cell office:value-type="float" office:value="6.7483448933" calcext:value-type="float">
            <text:p>6.7483448933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92909" calcext:value-type="float">
            <text:p>6.792909</text:p>
          </table:table-cell>
          <table:table-cell office:value-type="float" office:value="6.7480395267" calcext:value-type="float">
            <text:p>6.748039526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82543" calcext:value-type="float">
            <text:p>6.782543</text:p>
          </table:table-cell>
          <table:table-cell office:value-type="float" office:value="6.7478941533" calcext:value-type="float">
            <text:p>6.747894153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777933" calcext:value-type="float">
            <text:p>6.777933</text:p>
          </table:table-cell>
          <table:table-cell office:value-type="float" office:value="6.7478027467" calcext:value-type="float">
            <text:p>6.747802746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775654" calcext:value-type="float">
            <text:p>6.775654</text:p>
          </table:table-cell>
          <table:table-cell office:value-type="float" office:value="6.7477401867" calcext:value-type="float">
            <text:p>6.7477401867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74363" calcext:value-type="float">
            <text:p>6.774363</text:p>
          </table:table-cell>
          <table:table-cell office:value-type="float" office:value="6.7476961333" calcext:value-type="float">
            <text:p>6.747696133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73348" calcext:value-type="float">
            <text:p>6.773348</text:p>
          </table:table-cell>
          <table:table-cell office:value-type="float" office:value="6.7476646133" calcext:value-type="float">
            <text:p>6.7476646133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72175" calcext:value-type="float">
            <text:p>6.772175</text:p>
          </table:table-cell>
          <table:table-cell office:value-type="float" office:value="6.7476415067" calcext:value-type="float">
            <text:p>6.747641506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7058" calcext:value-type="float">
            <text:p>6.77058</text:p>
          </table:table-cell>
          <table:table-cell office:value-type="float" office:value="6.74762392" calcext:value-type="float">
            <text:p>6.74762392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68433" calcext:value-type="float">
            <text:p>6.768433</text:p>
          </table:table-cell>
          <table:table-cell office:value-type="float" office:value="6.7476100467" calcext:value-type="float">
            <text:p>6.7476100467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65734" calcext:value-type="float">
            <text:p>6.765734</text:p>
          </table:table-cell>
          <table:table-cell office:value-type="float" office:value="6.7475991733" calcext:value-type="float">
            <text:p>6.7475991733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62601" calcext:value-type="float">
            <text:p>6.762601</text:p>
          </table:table-cell>
          <table:table-cell office:value-type="float" office:value="6.7475916067" calcext:value-type="float">
            <text:p>6.7475916067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75926" calcext:value-type="float">
            <text:p>6.75926</text:p>
          </table:table-cell>
          <table:table-cell office:value-type="float" office:value="6.74758858" calcext:value-type="float">
            <text:p>6.74758858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756047" calcext:value-type="float">
            <text:p>6.756047</text:p>
          </table:table-cell>
          <table:table-cell office:value-type="float" office:value="6.7475921667" calcext:value-type="float">
            <text:p>6.7475921667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753432" calcext:value-type="float">
            <text:p>6.753432</text:p>
          </table:table-cell>
          <table:table-cell office:value-type="float" office:value="6.74760544" calcext:value-type="float">
            <text:p>6.74760544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752185" calcext:value-type="float">
            <text:p>6.752185</text:p>
          </table:table-cell>
          <table:table-cell office:value-type="float" office:value="6.7476339067" calcext:value-type="float">
            <text:p>6.7476339067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754396" calcext:value-type="float">
            <text:p>6.754396</text:p>
          </table:table-cell>
          <table:table-cell office:value-type="float" office:value="6.74769568" calcext:value-type="float">
            <text:p>6.74769568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778529" calcext:value-type="float">
            <text:p>6.778529</text:p>
          </table:table-cell>
          <table:table-cell office:value-type="float" office:value="6.7480927133" calcext:value-type="float">
            <text:p>6.7480927133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10365" calcext:value-type="float">
            <text:p>6.710365</text:p>
          </table:table-cell>
          <table:table-cell office:value-type="float" office:value="6.7477545067" calcext:value-type="float">
            <text:p>6.7477545067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30222" calcext:value-type="float">
            <text:p>6.730222</text:p>
          </table:table-cell>
          <table:table-cell office:value-type="float" office:value="6.7479499333" calcext:value-type="float">
            <text:p>6.7479499333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35619" calcext:value-type="float">
            <text:p>6.735619</text:p>
          </table:table-cell>
          <table:table-cell office:value-type="float" office:value="6.7480422067" calcext:value-type="float">
            <text:p>6.7480422067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39255" calcext:value-type="float">
            <text:p>6.739255</text:p>
          </table:table-cell>
          <table:table-cell office:value-type="float" office:value="6.74811966" calcext:value-type="float">
            <text:p>6.74811966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42407" calcext:value-type="float">
            <text:p>6.742407</text:p>
          </table:table-cell>
          <table:table-cell office:value-type="float" office:value="6.7481911333" calcext:value-type="float">
            <text:p>6.7481911333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45184" calcext:value-type="float">
            <text:p>6.745184</text:p>
          </table:table-cell>
          <table:table-cell office:value-type="float" office:value="6.74825706" calcext:value-type="float">
            <text:p>6.74825706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47423" calcext:value-type="float">
            <text:p>6.747423</text:p>
          </table:table-cell>
          <table:table-cell office:value-type="float" office:value="6.7483159667" calcext:value-type="float">
            <text:p>6.7483159667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748901" calcext:value-type="float">
            <text:p>6.748901</text:p>
          </table:table-cell>
          <table:table-cell office:value-type="float" office:value="6.748366" calcext:value-type="float">
            <text:p>6.748366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749415" calcext:value-type="float">
            <text:p>6.749415</text:p>
          </table:table-cell>
          <table:table-cell office:value-type="float" office:value="6.7484055" calcext:value-type="float">
            <text:p>6.7484055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74882" calcext:value-type="float">
            <text:p>6.74882</text:p>
          </table:table-cell>
          <table:table-cell office:value-type="float" office:value="6.74843328" calcext:value-type="float">
            <text:p>6.74843328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747048" calcext:value-type="float">
            <text:p>6.747048</text:p>
          </table:table-cell>
          <table:table-cell office:value-type="float" office:value="6.7484487467" calcext:value-type="float">
            <text:p>6.7484487467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744103" calcext:value-type="float">
            <text:p>6.744103</text:p>
          </table:table-cell>
          <table:table-cell office:value-type="float" office:value="6.7484518533" calcext:value-type="float">
            <text:p>6.7484518533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740025" calcext:value-type="float">
            <text:p>6.740025</text:p>
          </table:table-cell>
          <table:table-cell office:value-type="float" office:value="6.7484428933" calcext:value-type="float">
            <text:p>6.7484428933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734827" calcext:value-type="float">
            <text:p>6.734827</text:p>
          </table:table-cell>
          <table:table-cell office:value-type="float" office:value="6.7484219467" calcext:value-type="float">
            <text:p>6.7484219467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28322" calcext:value-type="float">
            <text:p>6.728322</text:p>
          </table:table-cell>
          <table:table-cell office:value-type="float" office:value="6.7483874467" calcext:value-type="float">
            <text:p>6.7483874467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19701" calcext:value-type="float">
            <text:p>6.719701</text:p>
          </table:table-cell>
          <table:table-cell office:value-type="float" office:value="6.7483322067" calcext:value-type="float">
            <text:p>6.7483322067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05936" calcext:value-type="float">
            <text:p>6.705936</text:p>
          </table:table-cell>
          <table:table-cell office:value-type="float" office:value="6.7482274" calcext:value-type="float">
            <text:p>6.7482274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71554" calcext:value-type="float">
            <text:p>6.671554</text:p>
          </table:table-cell>
          <table:table-cell office:value-type="float" office:value="6.7478991067" calcext:value-type="float">
            <text:p>6.7478991067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.792489" calcext:value-type="float">
            <text:p>5.792489</text:p>
          </table:table-cell>
          <table:table-cell office:value-type="float" office:value="6.7515156667" calcext:value-type="float">
            <text:p>6.7515156667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820009" calcext:value-type="float">
            <text:p>6.820009</text:p>
          </table:table-cell>
          <table:table-cell office:value-type="float" office:value="6.7582572" calcext:value-type="float">
            <text:p>6.7582572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779835" calcext:value-type="float">
            <text:p>6.779835</text:p>
          </table:table-cell>
          <table:table-cell office:value-type="float" office:value="6.7579666133" calcext:value-type="float">
            <text:p>6.757966613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68998" calcext:value-type="float">
            <text:p>6.768998</text:p>
          </table:table-cell>
          <table:table-cell office:value-type="float" office:value="6.7578897933" calcext:value-type="float">
            <text:p>6.757889793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65432" calcext:value-type="float">
            <text:p>6.765432</text:p>
          </table:table-cell>
          <table:table-cell office:value-type="float" office:value="6.7578687267" calcext:value-type="float">
            <text:p>6.7578687267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764734" calcext:value-type="float">
            <text:p>6.764734</text:p>
          </table:table-cell>
          <table:table-cell office:value-type="float" office:value="6.75787048" calcext:value-type="float">
            <text:p>6.75787048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65227" calcext:value-type="float">
            <text:p>6.765227</text:p>
          </table:table-cell>
          <table:table-cell office:value-type="float" office:value="6.75788222" calcext:value-type="float">
            <text:p>6.75788222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66006" calcext:value-type="float">
            <text:p>6.766006</text:p>
          </table:table-cell>
          <table:table-cell office:value-type="float" office:value="6.7578970867" calcext:value-type="float">
            <text:p>6.7578970867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66496" calcext:value-type="float">
            <text:p>6.766496</text:p>
          </table:table-cell>
          <table:table-cell office:value-type="float" office:value="6.7579109133" calcext:value-type="float">
            <text:p>6.7579109133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66327" calcext:value-type="float">
            <text:p>6.766327</text:p>
          </table:table-cell>
          <table:table-cell office:value-type="float" office:value="6.7579213133" calcext:value-type="float">
            <text:p>6.757921313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65296" calcext:value-type="float">
            <text:p>6.765296</text:p>
          </table:table-cell>
          <table:table-cell office:value-type="float" office:value="6.7579273467" calcext:value-type="float">
            <text:p>6.7579273467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63356" calcext:value-type="float">
            <text:p>6.763356</text:p>
          </table:table-cell>
          <table:table-cell office:value-type="float" office:value="6.75792936" calcext:value-type="float">
            <text:p>6.75792936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60603" calcext:value-type="float">
            <text:p>6.760603</text:p>
          </table:table-cell>
          <table:table-cell office:value-type="float" office:value="6.7579287867" calcext:value-type="float">
            <text:p>6.757928786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757258" calcext:value-type="float">
            <text:p>6.757258</text:p>
          </table:table-cell>
          <table:table-cell office:value-type="float" office:value="6.7579279667" calcext:value-type="float">
            <text:p>6.7579279667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53647" calcext:value-type="float">
            <text:p>6.753647</text:p>
          </table:table-cell>
          <table:table-cell office:value-type="float" office:value="6.7579299667" calcext:value-type="float">
            <text:p>6.757929966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50188" calcext:value-type="float">
            <text:p>6.750188</text:p>
          </table:table-cell>
          <table:table-cell office:value-type="float" office:value="6.7579386067" calcext:value-type="float">
            <text:p>6.7579386067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47409" calcext:value-type="float">
            <text:p>6.747409</text:p>
          </table:table-cell>
          <table:table-cell office:value-type="float" office:value="6.7579592533" calcext:value-type="float">
            <text:p>6.7579592533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46226" calcext:value-type="float">
            <text:p>6.746226</text:p>
          </table:table-cell>
          <table:table-cell office:value-type="float" office:value="6.75800414" calcext:value-type="float">
            <text:p>6.75800414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51041" calcext:value-type="float">
            <text:p>6.751041</text:p>
          </table:table-cell>
          <table:table-cell office:value-type="float" office:value="6.75816886" calcext:value-type="float">
            <text:p>6.75816886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16543" calcext:value-type="float">
            <text:p>6.716543</text:p>
          </table:table-cell>
          <table:table-cell office:value-type="float" office:value="6.7579916867" calcext:value-type="float">
            <text:p>6.7579916867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3353" calcext:value-type="float">
            <text:p>6.73353</text:p>
          </table:table-cell>
          <table:table-cell office:value-type="float" office:value="6.75813046" calcext:value-type="float">
            <text:p>6.75813046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37162" calcext:value-type="float">
            <text:p>6.737162</text:p>
          </table:table-cell>
          <table:table-cell office:value-type="float" office:value="6.75818274" calcext:value-type="float">
            <text:p>6.75818274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40142" calcext:value-type="float">
            <text:p>6.740142</text:p>
          </table:table-cell>
          <table:table-cell office:value-type="float" office:value="6.7582315933" calcext:value-type="float">
            <text:p>6.7582315933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743164" calcext:value-type="float">
            <text:p>6.743164</text:p>
          </table:table-cell>
          <table:table-cell office:value-type="float" office:value="6.7582803733" calcext:value-type="float">
            <text:p>6.758280373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746122" calcext:value-type="float">
            <text:p>6.746122</text:p>
          </table:table-cell>
          <table:table-cell office:value-type="float" office:value="6.7583276067" calcext:value-type="float">
            <text:p>6.758327606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748736" calcext:value-type="float">
            <text:p>6.748736</text:p>
          </table:table-cell>
          <table:table-cell office:value-type="float" office:value="6.7583710867" calcext:value-type="float">
            <text:p>6.758371086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750701" calcext:value-type="float">
            <text:p>6.750701</text:p>
          </table:table-cell>
          <table:table-cell office:value-type="float" office:value="6.7584088533" calcext:value-type="float">
            <text:p>6.758408853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751753" calcext:value-type="float">
            <text:p>6.751753</text:p>
          </table:table-cell>
          <table:table-cell office:value-type="float" office:value="6.75843956" calcext:value-type="float">
            <text:p>6.75843956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51704" calcext:value-type="float">
            <text:p>6.751704</text:p>
          </table:table-cell>
          <table:table-cell office:value-type="float" office:value="6.7584626667" calcext:value-type="float">
            <text:p>6.758462666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50458" calcext:value-type="float">
            <text:p>6.750458</text:p>
          </table:table-cell>
          <table:table-cell office:value-type="float" office:value="6.7584784533" calcext:value-type="float">
            <text:p>6.7584784533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48008" calcext:value-type="float">
            <text:p>6.748008</text:p>
          </table:table-cell>
          <table:table-cell office:value-type="float" office:value="6.7584878667" calcext:value-type="float">
            <text:p>6.758487866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44406" calcext:value-type="float">
            <text:p>6.744406</text:p>
          </table:table-cell>
          <table:table-cell office:value-type="float" office:value="6.7584921267" calcext:value-type="float">
            <text:p>6.758492126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39699" calcext:value-type="float">
            <text:p>6.739699</text:p>
          </table:table-cell>
          <table:table-cell office:value-type="float" office:value="6.75849198" calcext:value-type="float">
            <text:p>6.75849198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33795" calcext:value-type="float">
            <text:p>6.733795</text:p>
          </table:table-cell>
          <table:table-cell office:value-type="float" office:value="6.75848616" calcext:value-type="float">
            <text:p>6.75848616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26131" calcext:value-type="float">
            <text:p>6.726131</text:p>
          </table:table-cell>
          <table:table-cell office:value-type="float" office:value="6.7584674667" calcext:value-type="float">
            <text:p>6.7584674667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14565" calcext:value-type="float">
            <text:p>6.714565</text:p>
          </table:table-cell>
          <table:table-cell office:value-type="float" office:value="6.7584088867" calcext:value-type="float">
            <text:p>6.7584088867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89281" calcext:value-type="float">
            <text:p>6.689281</text:p>
          </table:table-cell>
          <table:table-cell office:value-type="float" office:value="6.75817618" calcext:value-type="float">
            <text:p>6.75817618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500773" calcext:value-type="float">
            <text:p>6.500773</text:p>
          </table:table-cell>
          <table:table-cell office:value-type="float" office:value="6.7448489733" calcext:value-type="float">
            <text:p>6.7448489733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41163" calcext:value-type="float">
            <text:p>6.841163</text:p>
          </table:table-cell>
          <table:table-cell office:value-type="float" office:value="6.74712694" calcext:value-type="float">
            <text:p>6.74712694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784871" calcext:value-type="float">
            <text:p>6.784871</text:p>
          </table:table-cell>
          <table:table-cell office:value-type="float" office:value="6.7468689933" calcext:value-type="float">
            <text:p>6.7468689933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771701" calcext:value-type="float">
            <text:p>6.771701</text:p>
          </table:table-cell>
          <table:table-cell office:value-type="float" office:value="6.74691448" calcext:value-type="float">
            <text:p>6.74691448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767205" calcext:value-type="float">
            <text:p>6.767205</text:p>
          </table:table-cell>
          <table:table-cell office:value-type="float" office:value="6.7470238333" calcext:value-type="float">
            <text:p>6.747023833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65936" calcext:value-type="float">
            <text:p>6.765936</text:p>
          </table:table-cell>
          <table:table-cell office:value-type="float" office:value="6.74715688" calcext:value-type="float">
            <text:p>6.74715688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66037" calcext:value-type="float">
            <text:p>6.766037</text:p>
          </table:table-cell>
          <table:table-cell office:value-type="float" office:value="6.7472983667" calcext:value-type="float">
            <text:p>6.747298366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66574" calcext:value-type="float">
            <text:p>6.766574</text:p>
          </table:table-cell>
          <table:table-cell office:value-type="float" office:value="6.74743958" calcext:value-type="float">
            <text:p>6.74743958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66974" calcext:value-type="float">
            <text:p>6.766974</text:p>
          </table:table-cell>
          <table:table-cell office:value-type="float" office:value="6.7475746733" calcext:value-type="float">
            <text:p>6.747574673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6687" calcext:value-type="float">
            <text:p>6.76687</text:p>
          </table:table-cell>
          <table:table-cell office:value-type="float" office:value="6.7476998" calcext:value-type="float">
            <text:p>6.7476998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66048" calcext:value-type="float">
            <text:p>6.766048</text:p>
          </table:table-cell>
          <table:table-cell office:value-type="float" office:value="6.74781292" calcext:value-type="float">
            <text:p>6.74781292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764433" calcext:value-type="float">
            <text:p>6.764433</text:p>
          </table:table-cell>
          <table:table-cell office:value-type="float" office:value="6.7479138267" calcext:value-type="float">
            <text:p>6.7479138267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762075" calcext:value-type="float">
            <text:p>6.762075</text:p>
          </table:table-cell>
          <table:table-cell office:value-type="float" office:value="6.7480041267" calcext:value-type="float">
            <text:p>6.7480041267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75914" calcext:value-type="float">
            <text:p>6.75914</text:p>
          </table:table-cell>
          <table:table-cell office:value-type="float" office:value="6.7480872333" calcext:value-type="float">
            <text:p>6.748087233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5589" calcext:value-type="float">
            <text:p>6.75589</text:p>
          </table:table-cell>
          <table:table-cell office:value-type="float" office:value="6.7481684467" calcext:value-type="float">
            <text:p>6.7481684467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752671" calcext:value-type="float">
            <text:p>6.752671</text:p>
          </table:table-cell>
          <table:table-cell office:value-type="float" office:value="6.7482555733" calcext:value-type="float">
            <text:p>6.7482555733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749925" calcext:value-type="float">
            <text:p>6.749925</text:p>
          </table:table-cell>
          <table:table-cell office:value-type="float" office:value="6.74836152" calcext:value-type="float">
            <text:p>6.74836152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748359" calcext:value-type="float">
            <text:p>6.748359</text:p>
          </table:table-cell>
          <table:table-cell office:value-type="float" office:value="6.74851694" calcext:value-type="float">
            <text:p>6.74851694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75051" calcext:value-type="float">
            <text:p>6.75051</text:p>
          </table:table-cell>
          <table:table-cell office:value-type="float" office:value="6.74889972" calcext:value-type="float">
            <text:p>6.74889972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686734" calcext:value-type="float">
            <text:p>6.686734</text:p>
          </table:table-cell>
          <table:table-cell office:value-type="float" office:value="6.7484054733" calcext:value-type="float">
            <text:p>6.7484054733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35046" calcext:value-type="float">
            <text:p>6.735046</text:p>
          </table:table-cell>
          <table:table-cell office:value-type="float" office:value="6.7486803133" calcext:value-type="float">
            <text:p>6.7486803133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38714" calcext:value-type="float">
            <text:p>6.738714</text:p>
          </table:table-cell>
          <table:table-cell office:value-type="float" office:value="6.7486986667" calcext:value-type="float">
            <text:p>6.7486986667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74133" calcext:value-type="float">
            <text:p>6.74133</text:p>
          </table:table-cell>
          <table:table-cell office:value-type="float" office:value="6.7487273067" calcext:value-type="float">
            <text:p>6.7487273067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744009" calcext:value-type="float">
            <text:p>6.744009</text:p>
          </table:table-cell>
          <table:table-cell office:value-type="float" office:value="6.74876442" calcext:value-type="float">
            <text:p>6.74876442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46753" calcext:value-type="float">
            <text:p>6.746753</text:p>
          </table:table-cell>
          <table:table-cell office:value-type="float" office:value="6.7488048933" calcext:value-type="float">
            <text:p>6.7488048933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4935" calcext:value-type="float">
            <text:p>6.74935</text:p>
          </table:table-cell>
          <table:table-cell office:value-type="float" office:value="6.7488437933" calcext:value-type="float">
            <text:p>6.748843793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51541" calcext:value-type="float">
            <text:p>6.751541</text:p>
          </table:table-cell>
          <table:table-cell office:value-type="float" office:value="6.7488767" calcext:value-type="float">
            <text:p>6.7488767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53094" calcext:value-type="float">
            <text:p>6.753094</text:p>
          </table:table-cell>
          <table:table-cell office:value-type="float" office:value="6.7488999133" calcext:value-type="float">
            <text:p>6.7488999133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753837" calcext:value-type="float">
            <text:p>6.753837</text:p>
          </table:table-cell>
          <table:table-cell office:value-type="float" office:value="6.7489105267" calcext:value-type="float">
            <text:p>6.748910526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753677" calcext:value-type="float">
            <text:p>6.753677</text:p>
          </table:table-cell>
          <table:table-cell office:value-type="float" office:value="6.7489065" calcext:value-type="float">
            <text:p>6.748906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52599" calcext:value-type="float">
            <text:p>6.752599</text:p>
          </table:table-cell>
          <table:table-cell office:value-type="float" office:value="6.7488865533" calcext:value-type="float">
            <text:p>6.7488865533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50643" calcext:value-type="float">
            <text:p>6.750643</text:p>
          </table:table-cell>
          <table:table-cell office:value-type="float" office:value="6.7488499133" calcext:value-type="float">
            <text:p>6.7488499133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747846" calcext:value-type="float">
            <text:p>6.747846</text:p>
          </table:table-cell>
          <table:table-cell office:value-type="float" office:value="6.74879578" calcext:value-type="float">
            <text:p>6.74879578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744131" calcext:value-type="float">
            <text:p>6.744131</text:p>
          </table:table-cell>
          <table:table-cell office:value-type="float" office:value="6.74872222" calcext:value-type="float">
            <text:p>6.74872222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73906" calcext:value-type="float">
            <text:p>6.73906</text:p>
          </table:table-cell>
          <table:table-cell office:value-type="float" office:value="6.7486234667" calcext:value-type="float">
            <text:p>6.7486234667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731037" calcext:value-type="float">
            <text:p>6.731037</text:p>
          </table:table-cell>
          <table:table-cell office:value-type="float" office:value="6.7484804733" calcext:value-type="float">
            <text:p>6.7484804733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.713496" calcext:value-type="float">
            <text:p>6.713496</text:p>
          </table:table-cell>
          <table:table-cell office:value-type="float" office:value="6.7482075267" calcext:value-type="float">
            <text:p>6.7482075267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624368" calcext:value-type="float">
            <text:p>6.624368</text:p>
          </table:table-cell>
          <table:table-cell office:value-type="float" office:value="6.74600222" calcext:value-type="float">
            <text:p>6.74600222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886035" calcext:value-type="float">
            <text:p>6.886035</text:p>
          </table:table-cell>
          <table:table-cell office:value-type="float" office:value="6.7473857067" calcext:value-type="float">
            <text:p>6.7473857067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804246" calcext:value-type="float">
            <text:p>6.804246</text:p>
          </table:table-cell>
          <table:table-cell office:value-type="float" office:value="6.74672438" calcext:value-type="float">
            <text:p>6.74672438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89522" calcext:value-type="float">
            <text:p>6.789522</text:p>
          </table:table-cell>
          <table:table-cell office:value-type="float" office:value="6.7465326" calcext:value-type="float">
            <text:p>6.7465326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84711" calcext:value-type="float">
            <text:p>6.784711</text:p>
          </table:table-cell>
          <table:table-cell office:value-type="float" office:value="6.74641328" calcext:value-type="float">
            <text:p>6.74641328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83069" calcext:value-type="float">
            <text:p>6.783069</text:p>
          </table:table-cell>
          <table:table-cell office:value-type="float" office:value="6.7463192667" calcext:value-type="float">
            <text:p>6.746319266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82537" calcext:value-type="float">
            <text:p>6.782537</text:p>
          </table:table-cell>
          <table:table-cell office:value-type="float" office:value="6.7462372267" calcext:value-type="float">
            <text:p>6.7462372267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78217" calcext:value-type="float">
            <text:p>6.78217</text:p>
          </table:table-cell>
          <table:table-cell office:value-type="float" office:value="6.74616186" calcext:value-type="float">
            <text:p>6.74616186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781432" calcext:value-type="float">
            <text:p>6.781432</text:p>
          </table:table-cell>
          <table:table-cell office:value-type="float" office:value="6.74609066" calcext:value-type="float">
            <text:p>6.74609066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780012" calcext:value-type="float">
            <text:p>6.780012</text:p>
          </table:table-cell>
          <table:table-cell office:value-type="float" office:value="6.74602252" calcext:value-type="float">
            <text:p>6.74602252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777762" calcext:value-type="float">
            <text:p>6.777762</text:p>
          </table:table-cell>
          <table:table-cell office:value-type="float" office:value="6.7459572667" calcext:value-type="float">
            <text:p>6.7459572667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774673" calcext:value-type="float">
            <text:p>6.774673</text:p>
          </table:table-cell>
          <table:table-cell office:value-type="float" office:value="6.7458955067" calcext:value-type="float">
            <text:p>6.7458955067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770861" calcext:value-type="float">
            <text:p>6.770861</text:p>
          </table:table-cell>
          <table:table-cell office:value-type="float" office:value="6.74583852" calcext:value-type="float">
            <text:p>6.74583852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766553" calcext:value-type="float">
            <text:p>6.766553</text:p>
          </table:table-cell>
          <table:table-cell office:value-type="float" office:value="6.7457882267" calcext:value-type="float">
            <text:p>6.7457882267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62079" calcext:value-type="float">
            <text:p>6.762079</text:p>
          </table:table-cell>
          <table:table-cell office:value-type="float" office:value="6.7457470867" calcext:value-type="float">
            <text:p>6.7457470867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57855" calcext:value-type="float">
            <text:p>6.757855</text:p>
          </table:table-cell>
          <table:table-cell office:value-type="float" office:value="6.7457181133" calcext:value-type="float">
            <text:p>6.7457181133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5443" calcext:value-type="float">
            <text:p>6.75443</text:p>
          </table:table-cell>
          <table:table-cell office:value-type="float" office:value="6.7457054533" calcext:value-type="float">
            <text:p>6.745705453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52719" calcext:value-type="float">
            <text:p>6.752719</text:p>
          </table:table-cell>
          <table:table-cell office:value-type="float" office:value="6.7457175467" calcext:value-type="float">
            <text:p>6.7457175467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55869" calcext:value-type="float">
            <text:p>6.755869</text:p>
          </table:table-cell>
          <table:table-cell office:value-type="float" office:value="6.7457965333" calcext:value-type="float">
            <text:p>6.7457965333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058793" calcext:value-type="float">
            <text:p>7.058793</text:p>
          </table:table-cell>
          <table:table-cell office:value-type="float" office:value="6.74536462" calcext:value-type="float">
            <text:p>6.74536462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28749" calcext:value-type="float">
            <text:p>6.728749</text:p>
          </table:table-cell>
          <table:table-cell office:value-type="float" office:value="6.7432121733" calcext:value-type="float">
            <text:p>6.7432121733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736111" calcext:value-type="float">
            <text:p>6.736111</text:p>
          </table:table-cell>
          <table:table-cell office:value-type="float" office:value="6.7432995733" calcext:value-type="float">
            <text:p>6.7432995733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739922" calcext:value-type="float">
            <text:p>6.739922</text:p>
          </table:table-cell>
          <table:table-cell office:value-type="float" office:value="6.74336232" calcext:value-type="float">
            <text:p>6.74336232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743304" calcext:value-type="float">
            <text:p>6.743304</text:p>
          </table:table-cell>
          <table:table-cell office:value-type="float" office:value="6.74342108" calcext:value-type="float">
            <text:p>6.74342108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46566" calcext:value-type="float">
            <text:p>6.746566</text:p>
          </table:table-cell>
          <table:table-cell office:value-type="float" office:value="6.7434768867" calcext:value-type="float">
            <text:p>6.7434768867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749541" calcext:value-type="float">
            <text:p>6.749541</text:p>
          </table:table-cell>
          <table:table-cell office:value-type="float" office:value="6.74352766" calcext:value-type="float">
            <text:p>6.74352766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751949" calcext:value-type="float">
            <text:p>6.751949</text:p>
          </table:table-cell>
          <table:table-cell office:value-type="float" office:value="6.74357086" calcext:value-type="float">
            <text:p>6.74357086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75351" calcext:value-type="float">
            <text:p>6.75351</text:p>
          </table:table-cell>
          <table:table-cell office:value-type="float" office:value="6.7436043333" calcext:value-type="float">
            <text:p>6.7436043333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53998" calcext:value-type="float">
            <text:p>6.753998</text:p>
          </table:table-cell>
          <table:table-cell office:value-type="float" office:value="6.7436266533" calcext:value-type="float">
            <text:p>6.743626653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53272" calcext:value-type="float">
            <text:p>6.753272</text:p>
          </table:table-cell>
          <table:table-cell office:value-type="float" office:value="6.74363726" calcext:value-type="float">
            <text:p>6.74363726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51282" calcext:value-type="float">
            <text:p>6.751282</text:p>
          </table:table-cell>
          <table:table-cell office:value-type="float" office:value="6.7436363667" calcext:value-type="float">
            <text:p>6.7436363667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748052" calcext:value-type="float">
            <text:p>6.748052</text:p>
          </table:table-cell>
          <table:table-cell office:value-type="float" office:value="6.74362464" calcext:value-type="float">
            <text:p>6.74362464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743632" calcext:value-type="float">
            <text:p>6.743632</text:p>
          </table:table-cell>
          <table:table-cell office:value-type="float" office:value="6.74360256" calcext:value-type="float">
            <text:p>6.74360256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737998" calcext:value-type="float">
            <text:p>6.737998</text:p>
          </table:table-cell>
          <table:table-cell office:value-type="float" office:value="6.7435692333" calcext:value-type="float">
            <text:p>6.7435692333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730807" calcext:value-type="float">
            <text:p>6.730807</text:p>
          </table:table-cell>
          <table:table-cell office:value-type="float" office:value="6.74351954" calcext:value-type="float">
            <text:p>6.74351954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720694" calcext:value-type="float">
            <text:p>6.720694</text:p>
          </table:table-cell>
          <table:table-cell office:value-type="float" office:value="6.7434354067" calcext:value-type="float">
            <text:p>6.7434354067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702141" calcext:value-type="float">
            <text:p>6.702141</text:p>
          </table:table-cell>
          <table:table-cell office:value-type="float" office:value="6.74324212" calcext:value-type="float">
            <text:p>6.74324212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634123" calcext:value-type="float">
            <text:p>6.634123</text:p>
          </table:table-cell>
          <table:table-cell office:value-type="float" office:value="6.74210264" calcext:value-type="float">
            <text:p>6.74210264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957136" calcext:value-type="float">
            <text:p>6.957136</text:p>
          </table:table-cell>
          <table:table-cell office:value-type="float" office:value="6.74371782" calcext:value-type="float">
            <text:p>6.74371782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99591" calcext:value-type="float">
            <text:p>6.799591</text:p>
          </table:table-cell>
          <table:table-cell office:value-type="float" office:value="6.7426657733" calcext:value-type="float">
            <text:p>6.7426657733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778077" calcext:value-type="float">
            <text:p>6.778077</text:p>
          </table:table-cell>
          <table:table-cell office:value-type="float" office:value="6.7425494667" calcext:value-type="float">
            <text:p>6.7425494667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771103" calcext:value-type="float">
            <text:p>6.771103</text:p>
          </table:table-cell>
          <table:table-cell office:value-type="float" office:value="6.7425343133" calcext:value-type="float">
            <text:p>6.7425343133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768832" calcext:value-type="float">
            <text:p>6.768832</text:p>
          </table:table-cell>
          <table:table-cell office:value-type="float" office:value="6.7425495533" calcext:value-type="float">
            <text:p>6.7425495533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768549" calcext:value-type="float">
            <text:p>6.768549</text:p>
          </table:table-cell>
          <table:table-cell office:value-type="float" office:value="6.74257524" calcext:value-type="float">
            <text:p>6.74257524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69046" calcext:value-type="float">
            <text:p>6.769046</text:p>
          </table:table-cell>
          <table:table-cell office:value-type="float" office:value="6.74260254" calcext:value-type="float">
            <text:p>6.74260254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69635" calcext:value-type="float">
            <text:p>6.769635</text:p>
          </table:table-cell>
          <table:table-cell office:value-type="float" office:value="6.7426265667" calcext:value-type="float">
            <text:p>6.7426265667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69882" calcext:value-type="float">
            <text:p>6.769882</text:p>
          </table:table-cell>
          <table:table-cell office:value-type="float" office:value="6.74264446" calcext:value-type="float">
            <text:p>6.74264446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69537" calcext:value-type="float">
            <text:p>6.769537</text:p>
          </table:table-cell>
          <table:table-cell office:value-type="float" office:value="6.7426548067" calcext:value-type="float">
            <text:p>6.7426548067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68499" calcext:value-type="float">
            <text:p>6.768499</text:p>
          </table:table-cell>
          <table:table-cell office:value-type="float" office:value="6.7426573867" calcext:value-type="float">
            <text:p>6.7426573867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66802" calcext:value-type="float">
            <text:p>6.766802</text:p>
          </table:table-cell>
          <table:table-cell office:value-type="float" office:value="6.7426530333" calcext:value-type="float">
            <text:p>6.7426530333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64599" calcext:value-type="float">
            <text:p>6.764599</text:p>
          </table:table-cell>
          <table:table-cell office:value-type="float" office:value="6.74264356" calcext:value-type="float">
            <text:p>6.74264356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62147" calcext:value-type="float">
            <text:p>6.762147</text:p>
          </table:table-cell>
          <table:table-cell office:value-type="float" office:value="6.74263172" calcext:value-type="float">
            <text:p>6.74263172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59798" calcext:value-type="float">
            <text:p>6.759798</text:p>
          </table:table-cell>
          <table:table-cell office:value-type="float" office:value="6.74262134" calcext:value-type="float">
            <text:p>6.74262134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58038" calcext:value-type="float">
            <text:p>6.758038</text:p>
          </table:table-cell>
          <table:table-cell office:value-type="float" office:value="6.7426180933" calcext:value-type="float">
            <text:p>6.7426180933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757702" calcext:value-type="float">
            <text:p>6.757702</text:p>
          </table:table-cell>
          <table:table-cell office:value-type="float" office:value="6.74263314" calcext:value-type="float">
            <text:p>6.74263314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761451" calcext:value-type="float">
            <text:p>6.761451</text:p>
          </table:table-cell>
          <table:table-cell office:value-type="float" office:value="6.74270998" calcext:value-type="float">
            <text:p>6.74270998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13951" calcext:value-type="float">
            <text:p>6.813951</text:p>
          </table:table-cell>
          <table:table-cell office:value-type="float" office:value="6.7406253867" calcext:value-type="float">
            <text:p>6.740625386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727798" calcext:value-type="float">
            <text:p>6.727798</text:p>
          </table:table-cell>
          <table:table-cell office:value-type="float" office:value="6.7400690933" calcext:value-type="float">
            <text:p>6.7400690933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739679" calcext:value-type="float">
            <text:p>6.739679</text:p>
          </table:table-cell>
          <table:table-cell office:value-type="float" office:value="6.7401527667" calcext:value-type="float">
            <text:p>6.740152766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744063" calcext:value-type="float">
            <text:p>6.744063</text:p>
          </table:table-cell>
          <table:table-cell office:value-type="float" office:value="6.7401897067" calcext:value-type="float">
            <text:p>6.7401897067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747237" calcext:value-type="float">
            <text:p>6.747237</text:p>
          </table:table-cell>
          <table:table-cell office:value-type="float" office:value="6.7402229267" calcext:value-type="float">
            <text:p>6.7402229267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49976" calcext:value-type="float">
            <text:p>6.749976</text:p>
          </table:table-cell>
          <table:table-cell office:value-type="float" office:value="6.7402572733" calcext:value-type="float">
            <text:p>6.7402572733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52296" calcext:value-type="float">
            <text:p>6.752296</text:p>
          </table:table-cell>
          <table:table-cell office:value-type="float" office:value="6.7402921667" calcext:value-type="float">
            <text:p>6.7402921667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5402" calcext:value-type="float">
            <text:p>6.75402</text:p>
          </table:table-cell>
          <table:table-cell office:value-type="float" office:value="6.74032564" calcext:value-type="float">
            <text:p>6.74032564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54928" calcext:value-type="float">
            <text:p>6.754928</text:p>
          </table:table-cell>
          <table:table-cell office:value-type="float" office:value="6.7403555" calcext:value-type="float">
            <text:p>6.7403555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754826" calcext:value-type="float">
            <text:p>6.754826</text:p>
          </table:table-cell>
          <table:table-cell office:value-type="float" office:value="6.7403799467" calcext:value-type="float">
            <text:p>6.7403799467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753582" calcext:value-type="float">
            <text:p>6.753582</text:p>
          </table:table-cell>
          <table:table-cell office:value-type="float" office:value="6.7403978667" calcext:value-type="float">
            <text:p>6.7403978667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75114" calcext:value-type="float">
            <text:p>6.75114</text:p>
          </table:table-cell>
          <table:table-cell office:value-type="float" office:value="6.7404089333" calcext:value-type="float">
            <text:p>6.7404089333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47514" calcext:value-type="float">
            <text:p>6.747514</text:p>
          </table:table-cell>
          <table:table-cell office:value-type="float" office:value="6.7404134333" calcext:value-type="float">
            <text:p>6.7404134333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742759" calcext:value-type="float">
            <text:p>6.742759</text:p>
          </table:table-cell>
          <table:table-cell office:value-type="float" office:value="6.7404117467" calcext:value-type="float">
            <text:p>6.7404117467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736883" calcext:value-type="float">
            <text:p>6.736883</text:p>
          </table:table-cell>
          <table:table-cell office:value-type="float" office:value="6.7404031533" calcext:value-type="float">
            <text:p>6.7404031533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29652" calcext:value-type="float">
            <text:p>6.729652</text:p>
          </table:table-cell>
          <table:table-cell office:value-type="float" office:value="6.7403831467" calcext:value-type="float">
            <text:p>6.7403831467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720036" calcext:value-type="float">
            <text:p>6.720036</text:p>
          </table:table-cell>
          <table:table-cell office:value-type="float" office:value="6.7403356" calcext:value-type="float">
            <text:p>6.7403356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0398" calcext:value-type="float">
            <text:p>6.70398</text:p>
          </table:table-cell>
          <table:table-cell office:value-type="float" office:value="6.7401980133" calcext:value-type="float">
            <text:p>6.7401980133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656692" calcext:value-type="float">
            <text:p>6.656692</text:p>
          </table:table-cell>
          <table:table-cell office:value-type="float" office:value="6.7394733067" calcext:value-type="float">
            <text:p>6.7394733067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214038" calcext:value-type="float">
            <text:p>7.214038</text:p>
          </table:table-cell>
          <table:table-cell office:value-type="float" office:value="6.7413909" calcext:value-type="float">
            <text:p>6.7413909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803719" calcext:value-type="float">
            <text:p>6.803719</text:p>
          </table:table-cell>
          <table:table-cell office:value-type="float" office:value="6.73874714" calcext:value-type="float">
            <text:p>6.73874714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76421" calcext:value-type="float">
            <text:p>6.776421</text:p>
          </table:table-cell>
          <table:table-cell office:value-type="float" office:value="6.7386964333" calcext:value-type="float">
            <text:p>6.7386964333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768312" calcext:value-type="float">
            <text:p>6.768312</text:p>
          </table:table-cell>
          <table:table-cell office:value-type="float" office:value="6.7387819867" calcext:value-type="float">
            <text:p>6.7387819867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765838" calcext:value-type="float">
            <text:p>6.765838</text:p>
          </table:table-cell>
          <table:table-cell office:value-type="float" office:value="6.7389080867" calcext:value-type="float">
            <text:p>6.7389080867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765695" calcext:value-type="float">
            <text:p>6.765695</text:p>
          </table:table-cell>
          <table:table-cell office:value-type="float" office:value="6.73905036" calcext:value-type="float">
            <text:p>6.73905036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766495" calcext:value-type="float">
            <text:p>6.766495</text:p>
          </table:table-cell>
          <table:table-cell office:value-type="float" office:value="6.7391978267" calcext:value-type="float">
            <text:p>6.7391978267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767457" calcext:value-type="float">
            <text:p>6.767457</text:p>
          </table:table-cell>
          <table:table-cell office:value-type="float" office:value="6.7393438" calcext:value-type="float">
            <text:p>6.7393438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6808" calcext:value-type="float">
            <text:p>6.76808</text:p>
          </table:table-cell>
          <table:table-cell office:value-type="float" office:value="6.7394837733" calcext:value-type="float">
            <text:p>6.7394837733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68056" calcext:value-type="float">
            <text:p>6.768056</text:p>
          </table:table-cell>
          <table:table-cell office:value-type="float" office:value="6.7396149133" calcext:value-type="float">
            <text:p>6.7396149133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67232" calcext:value-type="float">
            <text:p>6.767232</text:p>
          </table:table-cell>
          <table:table-cell office:value-type="float" office:value="6.73973594" calcext:value-type="float">
            <text:p>6.73973594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65598" calcext:value-type="float">
            <text:p>6.765598</text:p>
          </table:table-cell>
          <table:table-cell office:value-type="float" office:value="6.7398471467" calcext:value-type="float">
            <text:p>6.7398471467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6327" calcext:value-type="float">
            <text:p>6.76327</text:p>
          </table:table-cell>
          <table:table-cell office:value-type="float" office:value="6.7399503933" calcext:value-type="float">
            <text:p>6.7399503933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76048" calcext:value-type="float">
            <text:p>6.76048</text:p>
          </table:table-cell>
          <table:table-cell office:value-type="float" office:value="6.7400492133" calcext:value-type="float">
            <text:p>6.7400492133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757558" calcext:value-type="float">
            <text:p>6.757558</text:p>
          </table:table-cell>
          <table:table-cell office:value-type="float" office:value="6.7401491133" calcext:value-type="float">
            <text:p>6.7401491133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754943" calcext:value-type="float">
            <text:p>6.754943</text:p>
          </table:table-cell>
          <table:table-cell office:value-type="float" office:value="6.7402588867" calcext:value-type="float">
            <text:p>6.740258886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753285" calcext:value-type="float">
            <text:p>6.753285</text:p>
          </table:table-cell>
          <table:table-cell office:value-type="float" office:value="6.7403961267" calcext:value-type="float">
            <text:p>6.7403961267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6.754142" calcext:value-type="float">
            <text:p>6.754142</text:p>
          </table:table-cell>
          <table:table-cell office:value-type="float" office:value="6.7406217133" calcext:value-type="float">
            <text:p>6.740621713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70934" calcext:value-type="float">
            <text:p>6.770934</text:p>
          </table:table-cell>
          <table:table-cell office:value-type="float" office:value="6.7437482267" calcext:value-type="float">
            <text:p>6.7437482267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24465" calcext:value-type="float">
            <text:p>6.724465</text:p>
          </table:table-cell>
          <table:table-cell office:value-type="float" office:value="6.74341462" calcext:value-type="float">
            <text:p>6.74341462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37359" calcext:value-type="float">
            <text:p>6.737359</text:p>
          </table:table-cell>
          <table:table-cell office:value-type="float" office:value="6.7435085267" calcext:value-type="float">
            <text:p>6.7435085267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41372" calcext:value-type="float">
            <text:p>6.741372</text:p>
          </table:table-cell>
          <table:table-cell office:value-type="float" office:value="6.7435596067" calcext:value-type="float">
            <text:p>6.7435596067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4449" calcext:value-type="float">
            <text:p>6.74449</text:p>
          </table:table-cell>
          <table:table-cell office:value-type="float" office:value="6.7436118667" calcext:value-type="float">
            <text:p>6.7436118667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47459" calcext:value-type="float">
            <text:p>6.747459</text:p>
          </table:table-cell>
          <table:table-cell office:value-type="float" office:value="6.7436656267" calcext:value-type="float">
            <text:p>6.7436656267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50249" calcext:value-type="float">
            <text:p>6.750249</text:p>
          </table:table-cell>
          <table:table-cell office:value-type="float" office:value="6.74371784" calcext:value-type="float">
            <text:p>6.74371784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52644" calcext:value-type="float">
            <text:p>6.752644</text:p>
          </table:table-cell>
          <table:table-cell office:value-type="float" office:value="6.7437651067" calcext:value-type="float">
            <text:p>6.7437651067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754401" calcext:value-type="float">
            <text:p>6.754401</text:p>
          </table:table-cell>
          <table:table-cell office:value-type="float" office:value="6.7438043667" calcext:value-type="float">
            <text:p>6.7438043667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755307" calcext:value-type="float">
            <text:p>6.755307</text:p>
          </table:table-cell>
          <table:table-cell office:value-type="float" office:value="6.7438331267" calcext:value-type="float">
            <text:p>6.7438331267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755219" calcext:value-type="float">
            <text:p>6.755219</text:p>
          </table:table-cell>
          <table:table-cell office:value-type="float" office:value="6.7438496133" calcext:value-type="float">
            <text:p>6.7438496133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754072" calcext:value-type="float">
            <text:p>6.754072</text:p>
          </table:table-cell>
          <table:table-cell office:value-type="float" office:value="6.7438527333" calcext:value-type="float">
            <text:p>6.7438527333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75187" calcext:value-type="float">
            <text:p>6.75187</text:p>
          </table:table-cell>
          <table:table-cell office:value-type="float" office:value="6.74384192" calcext:value-type="float">
            <text:p>6.74384192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748647" calcext:value-type="float">
            <text:p>6.748647</text:p>
          </table:table-cell>
          <table:table-cell office:value-type="float" office:value="6.7438167533" calcext:value-type="float">
            <text:p>6.7438167533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744384" calcext:value-type="float">
            <text:p>6.744384</text:p>
          </table:table-cell>
          <table:table-cell office:value-type="float" office:value="6.7437761533" calcext:value-type="float">
            <text:p>6.7437761533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38826" calcext:value-type="float">
            <text:p>6.738826</text:p>
          </table:table-cell>
          <table:table-cell office:value-type="float" office:value="6.7437165867" calcext:value-type="float">
            <text:p>6.7437165867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30991" calcext:value-type="float">
            <text:p>6.730991</text:p>
          </table:table-cell>
          <table:table-cell office:value-type="float" office:value="6.7436267533" calcext:value-type="float">
            <text:p>6.7436267533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17344" calcext:value-type="float">
            <text:p>6.717344</text:p>
          </table:table-cell>
          <table:table-cell office:value-type="float" office:value="6.7434646733" calcext:value-type="float">
            <text:p>6.7434646733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679659" calcext:value-type="float">
            <text:p>6.679659</text:p>
          </table:table-cell>
          <table:table-cell office:value-type="float" office:value="6.7429410933" calcext:value-type="float">
            <text:p>6.7429410933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6902" calcext:value-type="float">
            <text:p>4.6902</text:p>
          </table:table-cell>
          <table:table-cell office:value-type="float" office:value="6.74492408" calcext:value-type="float">
            <text:p>6.74492408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842468" calcext:value-type="float">
            <text:p>6.842468</text:p>
          </table:table-cell>
          <table:table-cell office:value-type="float" office:value="6.7590359333" calcext:value-type="float">
            <text:p>6.7590359333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802471" calcext:value-type="float">
            <text:p>6.802471</text:p>
          </table:table-cell>
          <table:table-cell office:value-type="float" office:value="6.7586488067" calcext:value-type="float">
            <text:p>6.7586488067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791694" calcext:value-type="float">
            <text:p>6.791694</text:p>
          </table:table-cell>
          <table:table-cell office:value-type="float" office:value="6.75847914" calcext:value-type="float">
            <text:p>6.75847914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788104" calcext:value-type="float">
            <text:p>6.788104</text:p>
          </table:table-cell>
          <table:table-cell office:value-type="float" office:value="6.75836482" calcext:value-type="float">
            <text:p>6.75836482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787162" calcext:value-type="float">
            <text:p>6.787162</text:p>
          </table:table-cell>
          <table:table-cell office:value-type="float" office:value="6.75827192" calcext:value-type="float">
            <text:p>6.75827192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787159" calcext:value-type="float">
            <text:p>6.787159</text:p>
          </table:table-cell>
          <table:table-cell office:value-type="float" office:value="6.7581885067" calcext:value-type="float">
            <text:p>6.7581885067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87219" calcext:value-type="float">
            <text:p>6.787219</text:p>
          </table:table-cell>
          <table:table-cell office:value-type="float" office:value="6.7581092667" calcext:value-type="float">
            <text:p>6.7581092667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86838" calcext:value-type="float">
            <text:p>6.786838</text:p>
          </table:table-cell>
          <table:table-cell office:value-type="float" office:value="6.75803166" calcext:value-type="float">
            <text:p>6.75803166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85743" calcext:value-type="float">
            <text:p>6.785743</text:p>
          </table:table-cell>
          <table:table-cell office:value-type="float" office:value="6.7579546267" calcext:value-type="float">
            <text:p>6.7579546267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83838" calcext:value-type="float">
            <text:p>6.783838</text:p>
          </table:table-cell>
          <table:table-cell office:value-type="float" office:value="6.7578780733" calcext:value-type="float">
            <text:p>6.7578780733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81184" calcext:value-type="float">
            <text:p>6.781184</text:p>
          </table:table-cell>
          <table:table-cell office:value-type="float" office:value="6.7578026933" calcext:value-type="float">
            <text:p>6.7578026933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777978" calcext:value-type="float">
            <text:p>6.777978</text:p>
          </table:table-cell>
          <table:table-cell office:value-type="float" office:value="6.7577298333" calcext:value-type="float">
            <text:p>6.757729833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774541" calcext:value-type="float">
            <text:p>6.774541</text:p>
          </table:table-cell>
          <table:table-cell office:value-type="float" office:value="6.75766148" calcext:value-type="float">
            <text:p>6.75766148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771322" calcext:value-type="float">
            <text:p>6.771322</text:p>
          </table:table-cell>
          <table:table-cell office:value-type="float" office:value="6.7576003933" calcext:value-type="float">
            <text:p>6.757600393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768959" calcext:value-type="float">
            <text:p>6.768959</text:p>
          </table:table-cell>
          <table:table-cell office:value-type="float" office:value="6.75755072" calcext:value-type="float">
            <text:p>6.75755072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768563" calcext:value-type="float">
            <text:p>6.768563</text:p>
          </table:table-cell>
          <table:table-cell office:value-type="float" office:value="6.7575207733" calcext:value-type="float">
            <text:p>6.7575207733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773238" calcext:value-type="float">
            <text:p>6.773238</text:p>
          </table:table-cell>
          <table:table-cell office:value-type="float" office:value="6.7575402933" calcext:value-type="float">
            <text:p>6.757540293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05776" calcext:value-type="float">
            <text:p>6.805776</text:p>
          </table:table-cell>
          <table:table-cell office:value-type="float" office:value="6.7581162467" calcext:value-type="float">
            <text:p>6.7581162467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676373" calcext:value-type="float">
            <text:p>6.676373</text:p>
          </table:table-cell>
          <table:table-cell office:value-type="float" office:value="6.75751822" calcext:value-type="float">
            <text:p>6.75751822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2796" calcext:value-type="float">
            <text:p>6.72796</text:p>
          </table:table-cell>
          <table:table-cell office:value-type="float" office:value="6.7579110267" calcext:value-type="float">
            <text:p>6.757911026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37799" calcext:value-type="float">
            <text:p>6.737799</text:p>
          </table:table-cell>
          <table:table-cell office:value-type="float" office:value="6.7580035067" calcext:value-type="float">
            <text:p>6.7580035067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4301" calcext:value-type="float">
            <text:p>6.74301</text:p>
          </table:table-cell>
          <table:table-cell office:value-type="float" office:value="6.7580594333" calcext:value-type="float">
            <text:p>6.7580594333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46897" calcext:value-type="float">
            <text:p>6.746897</text:p>
          </table:table-cell>
          <table:table-cell office:value-type="float" office:value="6.7581046867" calcext:value-type="float">
            <text:p>6.7581046867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75008" calcext:value-type="float">
            <text:p>6.75008</text:p>
          </table:table-cell>
          <table:table-cell office:value-type="float" office:value="6.7581444533" calcext:value-type="float">
            <text:p>6.7581444533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752588" calcext:value-type="float">
            <text:p>6.752588</text:p>
          </table:table-cell>
          <table:table-cell office:value-type="float" office:value="6.75817904" calcext:value-type="float">
            <text:p>6.75817904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.754286" calcext:value-type="float">
            <text:p>6.754286</text:p>
          </table:table-cell>
          <table:table-cell office:value-type="float" office:value="6.7582073067" calcext:value-type="float">
            <text:p>6.7582073067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6.755023" calcext:value-type="float">
            <text:p>6.755023</text:p>
          </table:table-cell>
          <table:table-cell office:value-type="float" office:value="6.7582278667" calcext:value-type="float">
            <text:p>6.7582278667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754686" calcext:value-type="float">
            <text:p>6.754686</text:p>
          </table:table-cell>
          <table:table-cell office:value-type="float" office:value="6.7582395733" calcext:value-type="float">
            <text:p>6.758239573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53233" calcext:value-type="float">
            <text:p>6.753233</text:p>
          </table:table-cell>
          <table:table-cell office:value-type="float" office:value="6.7582416933" calcext:value-type="float">
            <text:p>6.7582416933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50685" calcext:value-type="float">
            <text:p>6.750685</text:p>
          </table:table-cell>
          <table:table-cell office:value-type="float" office:value="6.75823382" calcext:value-type="float">
            <text:p>6.75823382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47103" calcext:value-type="float">
            <text:p>6.747103</text:p>
          </table:table-cell>
          <table:table-cell office:value-type="float" office:value="6.7582154733" calcext:value-type="float">
            <text:p>6.7582154733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42523" calcext:value-type="float">
            <text:p>6.742523</text:p>
          </table:table-cell>
          <table:table-cell office:value-type="float" office:value="6.7582900537" calcext:value-type="float">
            <text:p>6.7582900537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36812" calcext:value-type="float">
            <text:p>6.736812</text:p>
          </table:table-cell>
          <table:table-cell office:value-type="float" office:value="6.7583965878" calcext:value-type="float">
            <text:p>6.7583965878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729318" calcext:value-type="float">
            <text:p>6.729318</text:p>
          </table:table-cell>
          <table:table-cell office:value-type="float" office:value="6.7585434218" calcext:value-type="float">
            <text:p>6.7585434218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717611" calcext:value-type="float">
            <text:p>6.717611</text:p>
          </table:table-cell>
          <table:table-cell office:value-type="float" office:value="6.7587435959" calcext:value-type="float">
            <text:p>6.7587435959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690095" calcext:value-type="float">
            <text:p>6.690095</text:p>
          </table:table-cell>
          <table:table-cell office:value-type="float" office:value="6.759027269" calcext:value-type="float">
            <text:p>6.759027269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3827" calcext:value-type="float">
            <text:p>6.3827</text:p>
          </table:table-cell>
          <table:table-cell office:value-type="float" office:value="6.7595059653" calcext:value-type="float">
            <text:p>6.7595059653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31891" calcext:value-type="float">
            <text:p>6.831891</text:p>
          </table:table-cell>
          <table:table-cell office:value-type="float" office:value="6.762140972" calcext:value-type="float">
            <text:p>6.762140972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786836" calcext:value-type="float">
            <text:p>6.786836</text:p>
          </table:table-cell>
          <table:table-cell office:value-type="float" office:value="6.7616497746" calcext:value-type="float">
            <text:p>6.7616497746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775479" calcext:value-type="float">
            <text:p>6.775479</text:p>
          </table:table-cell>
          <table:table-cell office:value-type="float" office:value="6.7614711489" calcext:value-type="float">
            <text:p>6.7614711489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771624" calcext:value-type="float">
            <text:p>6.771624</text:p>
          </table:table-cell>
          <table:table-cell office:value-type="float" office:value="6.7613710929" calcext:value-type="float">
            <text:p>6.7613710929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70609" calcext:value-type="float">
            <text:p>6.770609</text:p>
          </table:table-cell>
          <table:table-cell office:value-type="float" office:value="6.7612973309" calcext:value-type="float">
            <text:p>6.7612973309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70763" calcext:value-type="float">
            <text:p>6.770763</text:p>
          </table:table-cell>
          <table:table-cell office:value-type="float" office:value="6.7612298551" calcext:value-type="float">
            <text:p>6.761229855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71232" calcext:value-type="float">
            <text:p>6.771232</text:p>
          </table:table-cell>
          <table:table-cell office:value-type="float" office:value="6.7611602701" calcext:value-type="float">
            <text:p>6.761160270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7149" calcext:value-type="float">
            <text:p>6.77149</text:p>
          </table:table-cell>
          <table:table-cell office:value-type="float" office:value="6.7610862132" calcext:value-type="float">
            <text:p>6.7610862132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771211" calcext:value-type="float">
            <text:p>6.771211</text:p>
          </table:table-cell>
          <table:table-cell office:value-type="float" office:value="6.7610091481" calcext:value-type="float">
            <text:p>6.7610091481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770224" calcext:value-type="float">
            <text:p>6.770224</text:p>
          </table:table-cell>
          <table:table-cell office:value-type="float" office:value="6.7609330149" calcext:value-type="float">
            <text:p>6.7609330149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68498" calcext:value-type="float">
            <text:p>6.768498</text:p>
          </table:table-cell>
          <table:table-cell office:value-type="float" office:value="6.7608631579" calcext:value-type="float">
            <text:p>6.7608631579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766125" calcext:value-type="float">
            <text:p>6.766125</text:p>
          </table:table-cell>
          <table:table-cell office:value-type="float" office:value="6.7608053182" calcext:value-type="float">
            <text:p>6.7608053182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763317" calcext:value-type="float">
            <text:p>6.763317</text:p>
          </table:table-cell>
          <table:table-cell office:value-type="float" office:value="6.7607647099" calcext:value-type="float">
            <text:p>6.7607647099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760382" calcext:value-type="float">
            <text:p>6.760382</text:p>
          </table:table-cell>
          <table:table-cell office:value-type="float" office:value="6.7607450769" calcext:value-type="float">
            <text:p>6.7607450769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757733" calcext:value-type="float">
            <text:p>6.757733</text:p>
          </table:table-cell>
          <table:table-cell office:value-type="float" office:value="6.7607478915" calcext:value-type="float">
            <text:p>6.7607478915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755956" calcext:value-type="float">
            <text:p>6.755956</text:p>
          </table:table-cell>
          <table:table-cell office:value-type="float" office:value="6.7607714453" calcext:value-type="float">
            <text:p>6.7607714453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56244" calcext:value-type="float">
            <text:p>6.756244</text:p>
          </table:table-cell>
          <table:table-cell office:value-type="float" office:value="6.7608093622" calcext:value-type="float">
            <text:p>6.7608093622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64567" calcext:value-type="float">
            <text:p>6.764567</text:p>
          </table:table-cell>
          <table:table-cell office:value-type="float" office:value="6.7608455952" calcext:value-type="float">
            <text:p>6.7608455952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691082" calcext:value-type="float">
            <text:p>6.691082</text:p>
          </table:table-cell>
          <table:table-cell office:value-type="float" office:value="6.760815824" calcext:value-type="float">
            <text:p>6.760815824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735926" calcext:value-type="float">
            <text:p>6.735926</text:p>
          </table:table-cell>
          <table:table-cell office:value-type="float" office:value="6.7613781935" calcext:value-type="float">
            <text:p>6.7613781935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741859" calcext:value-type="float">
            <text:p>6.741859</text:p>
          </table:table-cell>
          <table:table-cell office:value-type="float" office:value="6.761585122" calcext:value-type="float">
            <text:p>6.761585122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745523" calcext:value-type="float">
            <text:p>6.745523</text:p>
          </table:table-cell>
          <table:table-cell office:value-type="float" office:value="6.7617468115" calcext:value-type="float">
            <text:p>6.7617468115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748736" calcext:value-type="float">
            <text:p>6.748736</text:p>
          </table:table-cell>
          <table:table-cell office:value-type="float" office:value="6.7618808926" calcext:value-type="float">
            <text:p>6.7618808926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751675" calcext:value-type="float">
            <text:p>6.751675</text:p>
          </table:table-cell>
          <table:table-cell office:value-type="float" office:value="6.7619904333" calcext:value-type="float">
            <text:p>6.7619904333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754182" calcext:value-type="float">
            <text:p>6.754182</text:p>
          </table:table-cell>
          <table:table-cell office:value-type="float" office:value="6.7620771176" calcext:value-type="float">
            <text:p>6.7620771176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56021" calcext:value-type="float">
            <text:p>6.756021</text:p>
          </table:table-cell>
          <table:table-cell office:value-type="float" office:value="6.7621440254" calcext:value-type="float">
            <text:p>6.7621440254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5697" calcext:value-type="float">
            <text:p>6.75697</text:p>
          </table:table-cell>
          <table:table-cell office:value-type="float" office:value="6.762196359" calcext:value-type="float">
            <text:p>6.762196359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56858" calcext:value-type="float">
            <text:p>6.756858</text:p>
          </table:table-cell>
          <table:table-cell office:value-type="float" office:value="6.7622414138" calcext:value-type="float">
            <text:p>6.7622414138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55589" calcext:value-type="float">
            <text:p>6.755589</text:p>
          </table:table-cell>
          <table:table-cell office:value-type="float" office:value="6.7622882261" calcext:value-type="float">
            <text:p>6.7622882261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53138" calcext:value-type="float">
            <text:p>6.753138</text:p>
          </table:table-cell>
          <table:table-cell office:value-type="float" office:value="6.7623469912" calcext:value-type="float">
            <text:p>6.7623469912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749523" calcext:value-type="float">
            <text:p>6.749523</text:p>
          </table:table-cell>
          <table:table-cell office:value-type="float" office:value="6.7624284867" calcext:value-type="float">
            <text:p>6.7624284867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74474" calcext:value-type="float">
            <text:p>6.74474</text:p>
          </table:table-cell>
          <table:table-cell office:value-type="float" office:value="6.7625437143" calcext:value-type="float">
            <text:p>6.7625437143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738633" calcext:value-type="float">
            <text:p>6.738633</text:p>
          </table:table-cell>
          <table:table-cell office:value-type="float" office:value="6.7627041081" calcext:value-type="float">
            <text:p>6.7627041081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730544" calcext:value-type="float">
            <text:p>6.730544</text:p>
          </table:table-cell>
          <table:table-cell office:value-type="float" office:value="6.7629229364" calcext:value-type="float">
            <text:p>6.7629229364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718187" calcext:value-type="float">
            <text:p>6.718187</text:p>
          </table:table-cell>
          <table:table-cell office:value-type="float" office:value="6.7632199908" calcext:value-type="float">
            <text:p>6.7632199908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691701" calcext:value-type="float">
            <text:p>6.691701</text:p>
          </table:table-cell>
          <table:table-cell office:value-type="float" office:value="6.763636963" calcext:value-type="float">
            <text:p>6.763636963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531219" calcext:value-type="float">
            <text:p>6.531219</text:p>
          </table:table-cell>
          <table:table-cell office:value-type="float" office:value="6.7643092617" calcext:value-type="float">
            <text:p>6.7643092617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8764" calcext:value-type="float">
            <text:p>6.8764</text:p>
          </table:table-cell>
          <table:table-cell office:value-type="float" office:value="6.7665082264" calcext:value-type="float">
            <text:p>6.7665082264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99329" calcext:value-type="float">
            <text:p>6.799329</text:p>
          </table:table-cell>
          <table:table-cell office:value-type="float" office:value="6.7654616381" calcext:value-type="float">
            <text:p>6.7654616381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82145" calcext:value-type="float">
            <text:p>6.782145</text:p>
          </table:table-cell>
          <table:table-cell office:value-type="float" office:value="6.7651359904" calcext:value-type="float">
            <text:p>6.7651359904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75804" calcext:value-type="float">
            <text:p>6.775804</text:p>
          </table:table-cell>
          <table:table-cell office:value-type="float" office:value="6.7649708544" calcext:value-type="float">
            <text:p>6.7649708544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773389" calcext:value-type="float">
            <text:p>6.773389</text:p>
          </table:table-cell>
          <table:table-cell office:value-type="float" office:value="6.7648646471" calcext:value-type="float">
            <text:p>6.7648646471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772685" calcext:value-type="float">
            <text:p>6.772685</text:p>
          </table:table-cell>
          <table:table-cell office:value-type="float" office:value="6.7647802475" calcext:value-type="float">
            <text:p>6.764780247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772644" calcext:value-type="float">
            <text:p>6.772644</text:p>
          </table:table-cell>
          <table:table-cell office:value-type="float" office:value="6.7647012" calcext:value-type="float">
            <text:p>6.7647012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77265" calcext:value-type="float">
            <text:p>6.77265</text:p>
          </table:table-cell>
          <table:table-cell office:value-type="float" office:value="6.7646209697" calcext:value-type="float">
            <text:p>6.7646209697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772319" calcext:value-type="float">
            <text:p>6.772319</text:p>
          </table:table-cell>
          <table:table-cell office:value-type="float" office:value="6.7645390408" calcext:value-type="float">
            <text:p>6.7645390408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771434" calcext:value-type="float">
            <text:p>6.771434</text:p>
          </table:table-cell>
          <table:table-cell office:value-type="float" office:value="6.7644588351" calcext:value-type="float">
            <text:p>6.7644588351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769924" calcext:value-type="float">
            <text:p>6.769924</text:p>
          </table:table-cell>
          <table:table-cell office:value-type="float" office:value="6.7643861771" calcext:value-type="float">
            <text:p>6.7643861771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767846" calcext:value-type="float">
            <text:p>6.767846</text:p>
          </table:table-cell>
          <table:table-cell office:value-type="float" office:value="6.7643278842" calcext:value-type="float">
            <text:p>6.7643278842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765381" calcext:value-type="float">
            <text:p>6.765381</text:p>
          </table:table-cell>
          <table:table-cell office:value-type="float" office:value="6.7642904574" calcext:value-type="float">
            <text:p>6.7642904574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62823" calcext:value-type="float">
            <text:p>6.762823</text:p>
          </table:table-cell>
          <table:table-cell office:value-type="float" office:value="6.7642787312" calcext:value-type="float">
            <text:p>6.7642787312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6059" calcext:value-type="float">
            <text:p>6.76059</text:p>
          </table:table-cell>
          <table:table-cell office:value-type="float" office:value="6.7642945543" calcext:value-type="float">
            <text:p>6.7642945543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59311" calcext:value-type="float">
            <text:p>6.759311</text:p>
          </table:table-cell>
          <table:table-cell office:value-type="float" office:value="6.7643352637" calcext:value-type="float">
            <text:p>6.764335263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60295" calcext:value-type="float">
            <text:p>6.760295</text:p>
          </table:table-cell>
          <table:table-cell office:value-type="float" office:value="6.7643910889" calcext:value-type="float">
            <text:p>6.7643910889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69228" calcext:value-type="float">
            <text:p>6.769228</text:p>
          </table:table-cell>
          <table:table-cell office:value-type="float" office:value="6.7644371124" calcext:value-type="float">
            <text:p>6.7644371124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448762" calcext:value-type="float">
            <text:p>6.448762</text:p>
          </table:table-cell>
          <table:table-cell office:value-type="float" office:value="6.7643826705" calcext:value-type="float">
            <text:p>6.7643826705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730507" calcext:value-type="float">
            <text:p>6.730507</text:p>
          </table:table-cell>
          <table:table-cell office:value-type="float" office:value="6.7680104943" calcext:value-type="float">
            <text:p>6.7680104943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740349" calcext:value-type="float">
            <text:p>6.740349</text:p>
          </table:table-cell>
          <table:table-cell office:value-type="float" office:value="6.7684465814" calcext:value-type="float">
            <text:p>6.7684465814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74522" calcext:value-type="float">
            <text:p>6.74522</text:p>
          </table:table-cell>
          <table:table-cell office:value-type="float" office:value="6.7687771412" calcext:value-type="float">
            <text:p>6.7687771412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49046" calcext:value-type="float">
            <text:p>6.749046</text:p>
          </table:table-cell>
          <table:table-cell office:value-type="float" office:value="6.7690575833" calcext:value-type="float">
            <text:p>6.769057583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752389" calcext:value-type="float">
            <text:p>6.752389</text:p>
          </table:table-cell>
          <table:table-cell office:value-type="float" office:value="6.7692986867" calcext:value-type="float">
            <text:p>6.7692986867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75521" calcext:value-type="float">
            <text:p>6.75521</text:p>
          </table:table-cell>
          <table:table-cell office:value-type="float" office:value="6.7695049024" calcext:value-type="float">
            <text:p>6.7695049024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757317" calcext:value-type="float">
            <text:p>6.757317</text:p>
          </table:table-cell>
          <table:table-cell office:value-type="float" office:value="6.7696813827" calcext:value-type="float">
            <text:p>6.7696813827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58499" calcext:value-type="float">
            <text:p>6.758499</text:p>
          </table:table-cell>
          <table:table-cell office:value-type="float" office:value="6.7698359375" calcext:value-type="float">
            <text:p>6.7698359375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58595" calcext:value-type="float">
            <text:p>6.758595</text:p>
          </table:table-cell>
          <table:table-cell office:value-type="float" office:value="6.769979443" calcext:value-type="float">
            <text:p>6.76997944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757514" calcext:value-type="float">
            <text:p>6.757514</text:p>
          </table:table-cell>
          <table:table-cell office:value-type="float" office:value="6.7701253974" calcext:value-type="float">
            <text:p>6.7701253974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755242" calcext:value-type="float">
            <text:p>6.755242</text:p>
          </table:table-cell>
          <table:table-cell office:value-type="float" office:value="6.7702891818" calcext:value-type="float">
            <text:p>6.7702891818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751815" calcext:value-type="float">
            <text:p>6.751815</text:p>
          </table:table-cell>
          <table:table-cell office:value-type="float" office:value="6.7704871711" calcext:value-type="float">
            <text:p>6.770487171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747261" calcext:value-type="float">
            <text:p>6.747261</text:p>
          </table:table-cell>
          <table:table-cell office:value-type="float" office:value="6.7707361333" calcext:value-type="float">
            <text:p>6.77073613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74147" calcext:value-type="float">
            <text:p>6.74147</text:p>
          </table:table-cell>
          <table:table-cell office:value-type="float" office:value="6.7710533649" calcext:value-type="float">
            <text:p>6.7710533649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733882" calcext:value-type="float">
            <text:p>6.733882</text:p>
          </table:table-cell>
          <table:table-cell office:value-type="float" office:value="6.7714586164" calcext:value-type="float">
            <text:p>6.7714586164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2252" calcext:value-type="float">
            <text:p>6.72252</text:p>
          </table:table-cell>
          <table:table-cell office:value-type="float" office:value="6.7719805139" calcext:value-type="float">
            <text:p>6.7719805139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699398" calcext:value-type="float">
            <text:p>6.699398</text:p>
          </table:table-cell>
          <table:table-cell office:value-type="float" office:value="6.7726771408" calcext:value-type="float">
            <text:p>6.7726771408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595274" calcext:value-type="float">
            <text:p>6.595274</text:p>
          </table:table-cell>
          <table:table-cell office:value-type="float" office:value="6.7737239857" calcext:value-type="float">
            <text:p>6.7737239857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944331" calcext:value-type="float">
            <text:p>6.944331</text:p>
          </table:table-cell>
          <table:table-cell office:value-type="float" office:value="6.7763102174" calcext:value-type="float">
            <text:p>6.7763102174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817474" calcext:value-type="float">
            <text:p>6.817474</text:p>
          </table:table-cell>
          <table:table-cell office:value-type="float" office:value="6.7738393235" calcext:value-type="float">
            <text:p>6.7738393235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96113" calcext:value-type="float">
            <text:p>6.796113</text:p>
          </table:table-cell>
          <table:table-cell office:value-type="float" office:value="6.7731880597" calcext:value-type="float">
            <text:p>6.7731880597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89254" calcext:value-type="float">
            <text:p>6.789254</text:p>
          </table:table-cell>
          <table:table-cell office:value-type="float" office:value="6.7728407121" calcext:value-type="float">
            <text:p>6.7728407121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787227" calcext:value-type="float">
            <text:p>6.787227</text:p>
          </table:table-cell>
          <table:table-cell office:value-type="float" office:value="6.7725882" calcext:value-type="float">
            <text:p>6.7725882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787179" calcext:value-type="float">
            <text:p>6.787179</text:p>
          </table:table-cell>
          <table:table-cell office:value-type="float" office:value="6.7723594688" calcext:value-type="float">
            <text:p>6.7723594688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787815" calcext:value-type="float">
            <text:p>6.787815</text:p>
          </table:table-cell>
          <table:table-cell office:value-type="float" office:value="6.7721242381" calcext:value-type="float">
            <text:p>6.772124238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6.788391" calcext:value-type="float">
            <text:p>6.788391</text:p>
          </table:table-cell>
          <table:table-cell office:value-type="float" office:value="6.7718711613" calcext:value-type="float">
            <text:p>6.7718711613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788453" calcext:value-type="float">
            <text:p>6.788453</text:p>
          </table:table-cell>
          <table:table-cell office:value-type="float" office:value="6.7716003443" calcext:value-type="float">
            <text:p>6.7716003443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87751" calcext:value-type="float">
            <text:p>6.787751</text:p>
          </table:table-cell>
          <table:table-cell office:value-type="float" office:value="6.7713194667" calcext:value-type="float">
            <text:p>6.7713194667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8621" calcext:value-type="float">
            <text:p>6.78621</text:p>
          </table:table-cell>
          <table:table-cell office:value-type="float" office:value="6.7710409661" calcext:value-type="float">
            <text:p>6.7710409661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83913" calcext:value-type="float">
            <text:p>6.783913</text:p>
          </table:table-cell>
          <table:table-cell office:value-type="float" office:value="6.770779431" calcext:value-type="float">
            <text:p>6.770779431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81085" calcext:value-type="float">
            <text:p>6.781085</text:p>
          </table:table-cell>
          <table:table-cell office:value-type="float" office:value="6.7705490175" calcext:value-type="float">
            <text:p>6.7705490175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78093" calcext:value-type="float">
            <text:p>6.778093</text:p>
          </table:table-cell>
          <table:table-cell office:value-type="float" office:value="6.770360875" calcext:value-type="float">
            <text:p>6.770360875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775465" calcext:value-type="float">
            <text:p>6.775465</text:p>
          </table:table-cell>
          <table:table-cell office:value-type="float" office:value="6.7702202909" calcext:value-type="float">
            <text:p>6.7702202909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774024" calcext:value-type="float">
            <text:p>6.774024</text:p>
          </table:table-cell>
          <table:table-cell office:value-type="float" office:value="6.7701231667" calcext:value-type="float">
            <text:p>6.7701231667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775529" calcext:value-type="float">
            <text:p>6.775529</text:p>
          </table:table-cell>
          <table:table-cell office:value-type="float" office:value="6.770049566" calcext:value-type="float">
            <text:p>6.770049566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787123" calcext:value-type="float">
            <text:p>6.787123</text:p>
          </table:table-cell>
          <table:table-cell office:value-type="float" office:value="6.7699441923" calcext:value-type="float">
            <text:p>6.7699441923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223119" calcext:value-type="float">
            <text:p>7.223119</text:p>
          </table:table-cell>
          <table:table-cell office:value-type="float" office:value="6.7696073529" calcext:value-type="float">
            <text:p>6.7696073529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720893" calcext:value-type="float">
            <text:p>6.720893</text:p>
          </table:table-cell>
          <table:table-cell office:value-type="float" office:value="6.76053712" calcext:value-type="float">
            <text:p>6.76053712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738551" calcext:value-type="float">
            <text:p>6.738551</text:p>
          </table:table-cell>
          <table:table-cell office:value-type="float" office:value="6.7613461837" calcext:value-type="float">
            <text:p>6.7613461837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745021" calcext:value-type="float">
            <text:p>6.745021</text:p>
          </table:table-cell>
          <table:table-cell office:value-type="float" office:value="6.7618210833" calcext:value-type="float">
            <text:p>6.7618210833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49211" calcext:value-type="float">
            <text:p>6.749211</text:p>
          </table:table-cell>
          <table:table-cell office:value-type="float" office:value="6.7621785319" calcext:value-type="float">
            <text:p>6.7621785319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52554" calcext:value-type="float">
            <text:p>6.752554</text:p>
          </table:table-cell>
          <table:table-cell office:value-type="float" office:value="6.7624604348" calcext:value-type="float">
            <text:p>6.7624604348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55291" calcext:value-type="float">
            <text:p>6.755291</text:p>
          </table:table-cell>
          <table:table-cell office:value-type="float" office:value="6.7626805778" calcext:value-type="float">
            <text:p>6.7626805778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57339" calcext:value-type="float">
            <text:p>6.757339</text:p>
          </table:table-cell>
          <table:table-cell office:value-type="float" office:value="6.7628485227" calcext:value-type="float">
            <text:p>6.7628485227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58533" calcext:value-type="float">
            <text:p>6.758533</text:p>
          </table:table-cell>
          <table:table-cell office:value-type="float" office:value="6.7629766512" calcext:value-type="float">
            <text:p>6.7629766512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58715" calcext:value-type="float">
            <text:p>6.758715</text:p>
          </table:table-cell>
          <table:table-cell office:value-type="float" office:value="6.7630824524" calcext:value-type="float">
            <text:p>6.7630824524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5778" calcext:value-type="float">
            <text:p>6.75778</text:p>
          </table:table-cell>
          <table:table-cell office:value-type="float" office:value="6.7631889756" calcext:value-type="float">
            <text:p>6.7631889756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55687" calcext:value-type="float">
            <text:p>6.755687</text:p>
          </table:table-cell>
          <table:table-cell office:value-type="float" office:value="6.7633242" calcext:value-type="float">
            <text:p>6.7633242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75245" calcext:value-type="float">
            <text:p>6.75245</text:p>
          </table:table-cell>
          <table:table-cell office:value-type="float" office:value="6.7635200256" calcext:value-type="float">
            <text:p>6.7635200256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748095" calcext:value-type="float">
            <text:p>6.748095</text:p>
          </table:table-cell>
          <table:table-cell office:value-type="float" office:value="6.7638113421" calcext:value-type="float">
            <text:p>6.7638113421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742557" calcext:value-type="float">
            <text:p>6.742557</text:p>
          </table:table-cell>
          <table:table-cell office:value-type="float" office:value="6.7642361081" calcext:value-type="float">
            <text:p>6.7642361081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35449" calcext:value-type="float">
            <text:p>6.735449</text:p>
          </table:table-cell>
          <table:table-cell office:value-type="float" office:value="6.7648383056" calcext:value-type="float">
            <text:p>6.7648383056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25351" calcext:value-type="float">
            <text:p>6.725351</text:p>
          </table:table-cell>
          <table:table-cell office:value-type="float" office:value="6.765678" calcext:value-type="float">
            <text:p>6.765678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06679" calcext:value-type="float">
            <text:p>6.706679</text:p>
          </table:table-cell>
          <table:table-cell office:value-type="float" office:value="6.7668640882" calcext:value-type="float">
            <text:p>6.7668640882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638807" calcext:value-type="float">
            <text:p>6.638807</text:p>
          </table:table-cell>
          <table:table-cell office:value-type="float" office:value="6.7686878788" calcext:value-type="float">
            <text:p>6.7686878788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977107" calcext:value-type="float">
            <text:p>6.977107</text:p>
          </table:table-cell>
          <table:table-cell office:value-type="float" office:value="6.7727466563" calcext:value-type="float">
            <text:p>6.7727466563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806978" calcext:value-type="float">
            <text:p>6.806978</text:p>
          </table:table-cell>
          <table:table-cell office:value-type="float" office:value="6.7661543871" calcext:value-type="float">
            <text:p>6.7661543871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84399" calcext:value-type="float">
            <text:p>6.784399</text:p>
          </table:table-cell>
          <table:table-cell office:value-type="float" office:value="6.7647936" calcext:value-type="float">
            <text:p>6.7647936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777021" calcext:value-type="float">
            <text:p>6.777021</text:p>
          </table:table-cell>
          <table:table-cell office:value-type="float" office:value="6.7641175517" calcext:value-type="float">
            <text:p>6.7641175517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774546" calcext:value-type="float">
            <text:p>6.774546</text:p>
          </table:table-cell>
          <table:table-cell office:value-type="float" office:value="6.7636567143" calcext:value-type="float">
            <text:p>6.7636567143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774169" calcext:value-type="float">
            <text:p>6.774169</text:p>
          </table:table-cell>
          <table:table-cell office:value-type="float" office:value="6.7632534074" calcext:value-type="float">
            <text:p>6.7632534074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77465" calcext:value-type="float">
            <text:p>6.77465</text:p>
          </table:table-cell>
          <table:table-cell office:value-type="float" office:value="6.7628335769" calcext:value-type="float">
            <text:p>6.7628335769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775273" calcext:value-type="float">
            <text:p>6.775273</text:p>
          </table:table-cell>
          <table:table-cell office:value-type="float" office:value="6.76236092" calcext:value-type="float">
            <text:p>6.76236092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75578" calcext:value-type="float">
            <text:p>6.775578</text:p>
          </table:table-cell>
          <table:table-cell office:value-type="float" office:value="6.7618229167" calcext:value-type="float">
            <text:p>6.76182291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75283" calcext:value-type="float">
            <text:p>6.775283</text:p>
          </table:table-cell>
          <table:table-cell office:value-type="float" office:value="6.7612248696" calcext:value-type="float">
            <text:p>6.7612248696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7426" calcext:value-type="float">
            <text:p>6.77426</text:p>
          </table:table-cell>
          <table:table-cell office:value-type="float" office:value="6.7605858636" calcext:value-type="float">
            <text:p>6.7605858636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772531" calcext:value-type="float">
            <text:p>6.772531</text:p>
          </table:table-cell>
          <table:table-cell office:value-type="float" office:value="6.7599347143" calcext:value-type="float">
            <text:p>6.7599347143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770255" calcext:value-type="float">
            <text:p>6.770255</text:p>
          </table:table-cell>
          <table:table-cell office:value-type="float" office:value="6.7593049" calcext:value-type="float">
            <text:p>6.7593049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767725" calcext:value-type="float">
            <text:p>6.767725</text:p>
          </table:table-cell>
          <table:table-cell office:value-type="float" office:value="6.7587285789" calcext:value-type="float">
            <text:p>6.7587285789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765378" calcext:value-type="float">
            <text:p>6.765378</text:p>
          </table:table-cell>
          <table:table-cell office:value-type="float" office:value="6.7582287778" calcext:value-type="float">
            <text:p>6.7582287778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63871" calcext:value-type="float">
            <text:p>6.763871</text:p>
          </table:table-cell>
          <table:table-cell office:value-type="float" office:value="6.7578082353" calcext:value-type="float">
            <text:p>6.7578082353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764467" calcext:value-type="float">
            <text:p>6.764467</text:p>
          </table:table-cell>
          <table:table-cell office:value-type="float" office:value="6.7574293125" calcext:value-type="float">
            <text:p>6.75742931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771491" calcext:value-type="float">
            <text:p>6.771491</text:p>
          </table:table-cell>
          <table:table-cell office:value-type="float" office:value="6.7569601333" calcext:value-type="float">
            <text:p>6.7569601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859631" calcext:value-type="float">
            <text:p>6.859631</text:p>
          </table:table-cell>
          <table:table-cell office:value-type="float" office:value="6.7559222143" calcext:value-type="float">
            <text:p>6.7559222143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16072" calcext:value-type="float">
            <text:p>6.716072</text:p>
          </table:table-cell>
          <table:table-cell office:value-type="float" office:value="6.7479446154" calcext:value-type="float">
            <text:p>6.7479446154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35294" calcext:value-type="float">
            <text:p>6.735294</text:p>
          </table:table-cell>
          <table:table-cell office:value-type="float" office:value="6.7506006667" calcext:value-type="float">
            <text:p>6.7506006667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741832" calcext:value-type="float">
            <text:p>6.741832</text:p>
          </table:table-cell>
          <table:table-cell office:value-type="float" office:value="6.7519921818" calcext:value-type="float">
            <text:p>6.7519921818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46188" calcext:value-type="float">
            <text:p>6.746188</text:p>
          </table:table-cell>
          <table:table-cell office:value-type="float" office:value="6.7530082" calcext:value-type="float">
            <text:p>6.7530082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749798" calcext:value-type="float">
            <text:p>6.749798</text:p>
          </table:table-cell>
          <table:table-cell office:value-type="float" office:value="6.753766" calcext:value-type="float">
            <text:p>6.753766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752862" calcext:value-type="float">
            <text:p>6.752862</text:p>
          </table:table-cell>
          <table:table-cell office:value-type="float" office:value="6.754262" calcext:value-type="float">
            <text:p>6.754262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755268" calcext:value-type="float">
            <text:p>6.755268</text:p>
          </table:table-cell>
          <table:table-cell office:value-type="float" office:value="6.754462" calcext:value-type="float">
            <text:p>6.754462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756828" calcext:value-type="float">
            <text:p>6.756828</text:p>
          </table:table-cell>
          <table:table-cell office:value-type="float" office:value="6.7543276667" calcext:value-type="float">
            <text:p>6.754327666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75737" calcext:value-type="float">
            <text:p>6.75737</text:p>
          </table:table-cell>
          <table:table-cell office:value-type="float" office:value="6.7538276" calcext:value-type="float">
            <text:p>6.7538276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756779" calcext:value-type="float">
            <text:p>6.756779</text:p>
          </table:table-cell>
          <table:table-cell office:value-type="float" office:value="6.752942" calcext:value-type="float">
            <text:p>6.752942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755004" calcext:value-type="float">
            <text:p>6.755004</text:p>
          </table:table-cell>
          <table:table-cell office:value-type="float" office:value="6.751663" calcext:value-type="float">
            <text:p>6.75166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752052" calcext:value-type="float">
            <text:p>6.752052</text:p>
          </table:table-cell>
          <table:table-cell office:value-type="float" office:value="6.7499925" calcext:value-type="float">
            <text:p>6.7499925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747933" calcext:value-type="float">
            <text:p>6.7479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41:13.707176530</dc:date>
    <meta:document-statistic meta:table-count="1" meta:cell-count="3101" meta:object-count="0"/>
    <meta:generator>LibreOffice/4.2.7.2$Linux_X86_64 LibreOffice_project/420m0$Build-2</meta:generator>
  </office:meta>
</office:document-meta>
</file>